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8000002C4000003C5CFA3EA6EA8230774.wmf" manifest:media-type="image/x-wmf"/>
  <manifest:file-entry manifest:full-path="Pictures/200000C800004CDA00002E13DC155620A51C4942.wmf" manifest:media-type="image/x-wmf"/>
  <manifest:file-entry manifest:full-path="Pictures/200000080000067900000676A52F8B6195BFDD53.wmf" manifest:media-type="image/x-wmf"/>
  <manifest:file-entry manifest:full-path="Pictures/2000000900000A3F00000807DB2B39A115CA67EF.wmf" manifest:media-type="image/x-wmf"/>
  <manifest:file-entry manifest:full-path="Pictures/200000080000452D0000341E5AB6A0C62DC7E496.wmf" manifest:media-type="image/x-wmf"/>
  <manifest:file-entry manifest:full-path="Pictures/2000030F0000F95C000099A5AAE24A6E43C92AF0.wmf" manifest:media-type="image/x-wmf"/>
  <manifest:file-entry manifest:full-path="Pictures/20000008000009E60000072C45785EACBAB4038A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c0c0c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2" style:family="graphic" style:parent-style-name="standard">
      <style:graphic-properties draw:stroke="none" draw:fill="none" draw:textarea-vertical-align="middle" fo:min-height="1.233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1.622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3.45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000000" draw:shadow="hidden"/>
    </style:style>
    <style:style style:name="gr6" style:family="graphic" style:parent-style-name="standard">
      <style:graphic-properties draw:stroke="solid" svg:stroke-width="0.018cm" svg:stroke-color="#ffffff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solid" draw:shadow="hidden" style:mirror="none"/>
    </style:style>
    <style:style style:name="gr9" style:family="graphic" style:parent-style-name="standard">
      <style:graphic-properties draw:stroke="none" draw:fill="none" draw:textarea-vertical-align="middle" fo:min-height="1.97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dash" draw:stroke-dash="Dash_5f_0" svg:stroke-width="0.026cm" svg:stroke-color="#bfbfbf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draw:fill="none" draw:textarea-vertical-align="middle" fo:min-height="2.35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73ae42" draw:shadow="hidden"/>
    </style:style>
    <style:style style:name="gr13" style:family="graphic" style:parent-style-name="standard">
      <style:graphic-properties draw:stroke="solid" svg:stroke-width="0.026cm" svg:stroke-color="#73ae42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none" draw:fill="none" draw:textarea-vertical-align="middle" fo:min-height="2.711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79cm" svg:stroke-color="#ffc000" svg:stroke-opacity="100%" draw:stroke-linejoin="round" svg:stroke-linecap="round" draw:fill="none" fo:padding-top="0.164cm" fo:padding-bottom="0.164cm" fo:padding-left="0.289cm" fo:padding-right="0.289cm" draw:shadow="hidden"/>
    </style:style>
    <style:style style:name="gr16" style:family="graphic" style:parent-style-name="standard">
      <style:graphic-properties draw:stroke="solid" svg:stroke-width="0.026cm" svg:stroke-color="#ffc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7" style:family="graphic" style:parent-style-name="standard">
      <style:graphic-properties draw:stroke="dash" draw:stroke-dash="Dash_5f_0" svg:stroke-width="0.079cm" svg:stroke-color="#7030a0" svg:stroke-opacity="100%" draw:stroke-linejoin="round" svg:stroke-linecap="round" draw:fill="none" fo:padding-top="0.164cm" fo:padding-bottom="0.164cm" fo:padding-left="0.289cm" fo:padding-right="0.289cm" draw:shadow="hidden"/>
    </style:style>
    <style:style style:name="gr18" style:family="graphic" style:parent-style-name="standard">
      <style:graphic-properties draw:stroke="none" draw:fill="solid" draw:fill-color="#ffff00" draw:shadow="hidden"/>
    </style:style>
    <style:style style:name="gr19" style:family="graphic" style:parent-style-name="standard">
      <style:graphic-properties draw:stroke="none" draw:fill="none" draw:textarea-vertical-align="middle" fo:min-height="1.068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solid" draw:fill-color="#aad288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none" draw:fill="none" draw:textarea-vertical-align="middle" fo:min-height="0.852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bottom" fo:min-height="3.409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6" style:family="graphic" style:parent-style-name="standard">
      <style:graphic-properties draw:stroke="solid" svg:stroke-width="0.079cm" svg:stroke-color="#ff0000" svg:stroke-opacity="100%" draw:stroke-linejoin="round" svg:stroke-linecap="round" draw:fill="none" fo:padding-top="0.164cm" fo:padding-bottom="0.164cm" fo:padding-left="0.289cm" fo:padding-right="0.289cm" draw:shadow="hidden"/>
    </style:style>
    <style:style style:name="gr27" style:family="graphic" style:parent-style-name="standard">
      <style:graphic-properties draw:stroke="solid" svg:stroke-width="0.079cm" svg:stroke-color="#000000" svg:stroke-opacity="100%" draw:stroke-linejoin="round" svg:stroke-linecap="round" draw:fill="none" fo:padding-top="0.164cm" fo:padding-bottom="0.164cm" fo:padding-left="0.289cm" fo:padding-right="0.289cm" draw:shadow="hidden"/>
    </style:style>
    <style:style style:name="gr28" style:family="graphic" style:parent-style-name="standard">
      <style:graphic-properties draw:stroke="solid" svg:stroke-width="0.026cm" svg:stroke-color="#0070c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9" style:family="graphic" style:parent-style-name="standard">
      <style:graphic-properties draw:stroke="none" draw:fill="none" draw:textarea-vertical-align="middle" fo:min-height="2.038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1" style:family="graphic" style:parent-style-name="standard">
      <style:graphic-properties draw:stroke="none" draw:fill="none" draw:textarea-vertical-align="middle" fo:min-height="1.104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35cm" svg:stroke-color="#849e33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3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solid" svg:stroke-width="0.053cm" svg:stroke-color="#849e33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35" style:family="graphic" style:parent-style-name="standard">
      <style:graphic-properties draw:stroke="none" draw:fill="none" draw:textarea-vertical-align="middle" fo:min-height="0.824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1.084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0.475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none" draw:textarea-vertical-align="middle" fo:min-height="1.043cm" fo:min-width="2.54cm" fo:padding-top="0.141cm" fo:padding-bottom="0.141cm" fo:padding-left="0.141cm" fo:padding-right="0.141cm"/>
    </style:style>
    <style:style style:name="gr39" style:family="graphic" style:parent-style-name="standard">
      <style:graphic-properties draw:stroke="solid" svg:stroke-width="0.159cm" svg:stroke-color="#000000" svg:stroke-opacity="100%" draw:stroke-linejoin="round" svg:stroke-linecap="round" draw:fill="none" fo:padding-top="0.204cm" fo:padding-bottom="0.204cm" fo:padding-left="0.329cm" fo:padding-right="0.329cm" draw:shadow="hidden"/>
    </style:style>
    <style:style style:name="gr40" style:family="graphic" style:parent-style-name="standard">
      <style:graphic-properties draw:stroke="none" draw:fill="none" draw:textarea-vertical-align="middle" fo:min-height="3.365cm" fo:min-width="2.54cm" fo:padding-top="0.141cm" fo:padding-bottom="0.141cm" fo:padding-left="0.141cm" fo:padding-right="0.141cm"/>
    </style:style>
    <style:style style:name="gr41" style:family="graphic" style:parent-style-name="standard">
      <style:graphic-properties draw:stroke="solid" svg:stroke-width="0.053cm" svg:stroke-color="#f43c61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42" style:family="graphic" style:parent-style-name="standard">
      <style:graphic-properties draw:stroke="none" draw:fill="none" draw:textarea-vertical-align="middle" fo:min-height="4.189cm" fo:min-width="2.54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none" draw:textarea-vertical-align="middle" fo:min-height="2.506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stroke="solid" svg:stroke-width="0.044cm" svg:stroke-color="#4a80b1" svg:stroke-opacity="100%" draw:stroke-linejoin="round" svg:stroke-linecap="round" draw:fill="none" fo:padding-top="0.147cm" fo:padding-bottom="0.147cm" fo:padding-left="0.272cm" fo:padding-right="0.272cm" draw:shadow="hidden"/>
    </style:style>
    <style:style style:name="gr45" style:family="graphic" style:parent-style-name="standard">
      <style:graphic-properties draw:stroke="solid" svg:stroke-width="0.044cm" svg:stroke-color="#000000" svg:stroke-opacity="100%" draw:stroke-linejoin="round" svg:stroke-linecap="round" draw:fill="none" fo:padding-top="0.147cm" fo:padding-bottom="0.147cm" fo:padding-left="0.272cm" fo:padding-right="0.272cm" draw:shadow="hidden"/>
    </style:style>
    <style:style style:name="gr46" style:family="graphic" style:parent-style-name="standard">
      <style:graphic-properties draw:stroke="solid" svg:stroke-width="0.025cm" svg:stroke-color="#ffffff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47" style:family="graphic" style:parent-style-name="standard">
      <style:graphic-properties draw:stroke="none" draw:fill="none" draw:textarea-vertical-align="middle" fo:min-height="1.092cm" fo:min-width="2.54cm" fo:padding-top="0.141cm" fo:padding-bottom="0.141cm" fo:padding-left="0.141cm" fo:padding-right="0.141cm"/>
    </style:style>
    <style:style style:name="gr48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49" style:family="graphic" style:parent-style-name="standard">
      <style:graphic-properties draw:stroke="none" draw:fill="none" draw:textarea-vertical-align="middle" fo:min-height="1.687cm" fo:min-width="2.54cm" fo:padding-top="0.141cm" fo:padding-bottom="0.141cm" fo:padding-left="0.141cm" fo:padding-right="0.141cm"/>
    </style:style>
    <style:style style:name="gr50" style:family="graphic" style:parent-style-name="standard">
      <style:graphic-properties draw:stroke="none" draw:fill="none" draw:textarea-vertical-align="middle" fo:min-height="3.472cm" fo:min-width="2.54cm" fo:padding-top="0.141cm" fo:padding-bottom="0.141cm" fo:padding-left="0.141cm" fo:padding-right="0.141cm"/>
    </style:style>
    <style:style style:name="gr51" style:family="graphic" style:parent-style-name="standard">
      <style:graphic-properties draw:stroke="none" draw:fill="none" draw:textarea-vertical-align="middle" fo:min-height="2.418cm" fo:min-width="2.54cm" fo:padding-top="0cm" fo:padding-bottom="0cm" fo:padding-left="0cm" fo:padding-right="0cm"/>
    </style:style>
    <style:style style:name="gr52" style:family="graphic" style:parent-style-name="standard">
      <style:graphic-properties draw:stroke="solid" svg:stroke-width="0.053cm" svg:stroke-color="#f43c61" draw:marker-start="Marker_5f_0" draw:marker-start-width="0.388cm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stroke="none" draw:fill="none" draw:textarea-vertical-align="middle" fo:min-height="2.669cm" fo:min-width="2.54cm" fo:padding-top="0.141cm" fo:padding-bottom="0.141cm" fo:padding-left="0.141cm" fo:padding-right="0.141cm"/>
    </style:style>
    <style:style style:name="gr54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55" style:family="graphic" style:parent-style-name="standard">
      <style:graphic-properties draw:stroke="none" draw:fill="none" draw:textarea-vertical-align="top" fo:min-height="1.092cm" fo:min-width="2.54cm" fo:padding-top="0.141cm" fo:padding-bottom="0.141cm" fo:padding-left="0.141cm" fo:padding-right="0.141cm"/>
    </style:style>
    <style:style style:name="gr56" style:family="graphic" style:parent-style-name="standard">
      <style:graphic-properties draw:stroke="none" draw:fill="none" draw:textarea-vertical-align="middle" fo:min-height="4.061cm" fo:min-width="2.54cm" fo:padding-top="0.141cm" fo:padding-bottom="0.141cm" fo:padding-left="0.141cm" fo:padding-right="0.141cm"/>
    </style:style>
    <style:style style:name="gr57" style:family="graphic" style:parent-style-name="standard">
      <style:graphic-properties draw:stroke="none" draw:fill="none" draw:textarea-vertical-align="top" fo:min-height="1.687cm" fo:min-width="2.54cm" fo:padding-top="0.141cm" fo:padding-bottom="0.141cm" fo:padding-left="0.141cm" fo:padding-right="0.141cm"/>
    </style:style>
    <style:style style:name="gr58" style:family="graphic" style:parent-style-name="standard">
      <style:graphic-properties draw:stroke="none" draw:fill="none" draw:textarea-vertical-align="top" fo:min-height="2.282cm" fo:min-width="2.54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none" draw:textarea-vertical-align="middle" fo:min-height="1.277cm" fo:min-width="2.54cm" fo:padding-top="0.141cm" fo:padding-bottom="0.141cm" fo:padding-left="0.141cm" fo:padding-right="0.141cm"/>
    </style:style>
    <style:style style:name="gr60" style:family="graphic" style:parent-style-name="standard">
      <style:graphic-properties draw:stroke="none" draw:fill="none" draw:textarea-vertical-align="middle" fo:min-height="1.973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73ae42"/>
    </style:style>
    <style:style style:name="P7" style:family="paragraph">
      <loext:graphic-properties draw:fill="solid" draw:fill-color="#ffff00"/>
    </style:style>
    <style:style style:name="P8" style:family="paragraph">
      <loext:graphic-properties draw:fill="solid" draw:fill-color="#aad288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style:font-name="Calibri1" fo:font-size="30pt" fo:font-weight="bold" style:font-name-asian="Calibri1" style:font-size-asian="30pt" style:font-weight-asian="bold" style:font-name-complex="Calibri1" style:font-size-complex="30pt" style:font-weight-complex="bold"/>
    </style:style>
    <style:style style:name="T2" style:family="text">
      <style:text-properties fo:color="#c00000" style:font-name="Calibri1" fo:font-size="18pt" style:font-name-asian="Calibri1" style:font-size-asian="18pt" style:font-name-complex="Calibri1" style:font-size-complex="18pt"/>
    </style:style>
    <style:style style:name="T3" style:family="text">
      <style:text-properties fo:color="#000000" style:font-name="Calibri1" fo:font-size="10pt" style:text-underline-style="solid" style:text-underline-width="auto" style:text-underline-color="font-color" fo:font-weight="bold" style:font-name-asian="Calibri1" style:font-size-asian="10pt" style:font-weight-asian="bold" style:font-name-complex="Calibri1" style:font-size-complex="10pt" style:font-weight-complex="bold"/>
    </style:style>
    <style:style style:name="T4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T5" style:family="text">
      <style:text-properties fo:color="#000000" style:font-name="Calibri1" fo:font-size="48pt" fo:font-weight="bold" style:font-name-asian="Calibri1" style:font-size-asian="48pt" style:font-weight-asian="bold" style:font-name-complex="Calibri1" style:font-size-complex="48pt" style:font-weight-complex="bold"/>
    </style:style>
    <style:style style:name="T6" style:family="text">
      <style:text-properties fo:color="#7f7f7f" style:font-name="Calibri1" fo:font-size="18pt" fo:font-style="italic" style:font-name-asian="Calibri1" style:font-size-asian="18pt" style:font-style-asian="italic" style:font-name-complex="Calibri1" style:font-size-complex="18pt" style:font-style-complex="italic"/>
    </style:style>
    <style:style style:name="T7" style:family="text">
      <style:text-properties fo:color="#0070c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8" style:family="text">
      <style:text-properties fo:color="#0070c0" style:font-name="Arial1" fo:font-size="10pt" style:font-name-asian="Arial1" style:font-size-asian="10pt" style:font-name-complex="Arial1" style:font-size-complex="10pt"/>
    </style:style>
    <style:style style:name="T9" style:family="text">
      <style:text-properties fo:color="#e65802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0" style:family="text">
      <style:text-properties fo:color="#5b9bd5" style:font-name="Calibri1" fo:font-size="48pt" fo:font-weight="bold" style:font-name-asian="Calibri1" style:font-size-asian="48pt" style:font-weight-asian="bold" style:font-name-complex="Calibri1" style:font-size-complex="48pt" style:font-weight-complex="bold"/>
    </style:style>
    <style:style style:name="T11" style:family="text">
      <style:text-properties fo:color="#000000" style:font-name="Arial1" fo:font-size="18pt" style:font-name-asian="Arial1" style:font-size-asian="18pt" style:font-name-complex="Arial1" style:font-size-complex="18pt"/>
    </style:style>
    <style:style style:name="T1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13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4" style:family="text">
      <style:text-properties fo:color="#ffffff" style:font-name="Arial1" fo:font-size="24pt" style:font-name-asian="Arial1" style:font-size-asian="24pt" style:font-name-complex="Arial1" style:font-size-complex="24pt"/>
    </style:style>
    <style:style style:name="T15" style:family="text"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6" style:family="text">
      <style:text-properties fo:color="#4271c6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7" style:family="text">
      <style:text-properties fo:color="#e65802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T18" style:family="text">
      <style:text-properties fo:color="#ff0000" style:font-name="Calibri1" fo:font-size="30pt" fo:font-weight="bold" style:font-name-asian="Calibri1" style:font-size-asian="30pt" style:font-weight-asian="bold" style:font-name-complex="Calibri1" style:font-size-complex="30pt" style:font-weight-complex="bold"/>
    </style:style>
    <style:style style:name="T19" style:family="text">
      <style:text-properties fo:color="#266093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20" style:family="text">
      <style:text-properties fo:color="#e65802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1" style:family="text">
      <style:text-properties fo:color="#1e4a73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22" style:family="text">
      <style:text-properties fo:color="#1e4a73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3" style:family="text">
      <style:text-properties fo:color="#4a4711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1. Architecture" draw:style-name="dp1" draw:master-page-name="PM0">
        <draw:polyline draw:style-name="gr1" draw:text-style-name="P1" draw:layer="layout" svg:width="34.641cm" svg:height="19.16cm" svg:x="22.521cm" svg:y="0.883cm" svg:viewBox="0 0 34642 19161" draw:points="34642,19161 34642,0 0,0">
          <text:p/>
        </draw:polyline>
        <draw:polyline draw:style-name="gr1" draw:text-style-name="P1" draw:layer="layout" svg:width="35.383cm" svg:height="19.765cm" svg:x="22.15cm" svg:y="0.58cm" svg:viewBox="0 0 35384 19766" draw:points="35384,19766 35384,0 0,0">
          <text:p/>
        </draw:polyline>
        <draw:line draw:style-name="gr1" draw:text-style-name="P1" draw:layer="layout" svg:x1="23.24cm" svg:y1="20.062cm" svg:x2="23.24cm" svg:y2="20.364cm">
          <text:p/>
        </draw:line>
        <draw:line draw:style-name="gr1" draw:text-style-name="P1" draw:layer="layout" svg:x1="24.477cm" svg:y1="20.062cm" svg:x2="24.477cm" svg:y2="20.364cm">
          <text:p/>
        </draw:line>
        <draw:line draw:style-name="gr1" draw:text-style-name="P1" draw:layer="layout" svg:x1="25.715cm" svg:y1="20.062cm" svg:x2="25.715cm" svg:y2="20.364cm">
          <text:p/>
        </draw:line>
        <draw:line draw:style-name="gr1" draw:text-style-name="P1" draw:layer="layout" svg:x1="26.952cm" svg:y1="20.062cm" svg:x2="26.952cm" svg:y2="20.364cm">
          <text:p/>
        </draw:line>
        <draw:line draw:style-name="gr1" draw:text-style-name="P1" draw:layer="layout" svg:x1="28.189cm" svg:y1="20.062cm" svg:x2="28.189cm" svg:y2="20.364cm">
          <text:p/>
        </draw:line>
        <draw:line draw:style-name="gr1" draw:text-style-name="P1" draw:layer="layout" svg:x1="29.426cm" svg:y1="20.062cm" svg:x2="29.426cm" svg:y2="20.364cm">
          <text:p/>
        </draw:line>
        <draw:line draw:style-name="gr1" draw:text-style-name="P1" draw:layer="layout" svg:x1="30.664cm" svg:y1="20.062cm" svg:x2="30.664cm" svg:y2="20.364cm">
          <text:p/>
        </draw:line>
        <draw:line draw:style-name="gr1" draw:text-style-name="P1" draw:layer="layout" svg:x1="31.901cm" svg:y1="20.062cm" svg:x2="31.901cm" svg:y2="20.364cm">
          <text:p/>
        </draw:line>
        <draw:line draw:style-name="gr1" draw:text-style-name="P1" draw:layer="layout" svg:x1="33.138cm" svg:y1="20.062cm" svg:x2="33.138cm" svg:y2="20.364cm">
          <text:p/>
        </draw:line>
        <draw:line draw:style-name="gr1" draw:text-style-name="P1" draw:layer="layout" svg:x1="34.375cm" svg:y1="20.062cm" svg:x2="34.375cm" svg:y2="20.364cm">
          <text:p/>
        </draw:line>
        <draw:line draw:style-name="gr1" draw:text-style-name="P1" draw:layer="layout" svg:x1="35.612cm" svg:y1="20.062cm" svg:x2="35.612cm" svg:y2="20.364cm">
          <text:p/>
        </draw:line>
        <draw:line draw:style-name="gr1" draw:text-style-name="P1" draw:layer="layout" svg:x1="36.85cm" svg:y1="20.062cm" svg:x2="36.85cm" svg:y2="20.364cm">
          <text:p/>
        </draw:line>
        <draw:line draw:style-name="gr1" draw:text-style-name="P1" draw:layer="layout" svg:x1="38.087cm" svg:y1="20.062cm" svg:x2="38.087cm" svg:y2="20.324cm">
          <text:p/>
        </draw:line>
        <draw:line draw:style-name="gr1" draw:text-style-name="P1" draw:layer="layout" svg:x1="39.324cm" svg:y1="20.062cm" svg:x2="39.324cm" svg:y2="20.364cm">
          <text:p/>
        </draw:line>
        <draw:line draw:style-name="gr1" draw:text-style-name="P1" draw:layer="layout" svg:x1="40.437cm" svg:y1="20.062cm" svg:x2="40.437cm" svg:y2="20.364cm">
          <text:p/>
        </draw:line>
        <draw:line draw:style-name="gr1" draw:text-style-name="P1" draw:layer="layout" svg:x1="41.675cm" svg:y1="20.062cm" svg:x2="41.675cm" svg:y2="20.364cm">
          <text:p/>
        </draw:line>
        <draw:line draw:style-name="gr1" draw:text-style-name="P1" draw:layer="layout" svg:x1="42.912cm" svg:y1="20.062cm" svg:x2="42.912cm" svg:y2="20.364cm">
          <text:p/>
        </draw:line>
        <draw:line draw:style-name="gr1" draw:text-style-name="P1" draw:layer="layout" svg:x1="44.149cm" svg:y1="20.062cm" svg:x2="44.149cm" svg:y2="20.364cm">
          <text:p/>
        </draw:line>
        <draw:line draw:style-name="gr1" draw:text-style-name="P1" draw:layer="layout" svg:x1="45.386cm" svg:y1="20.062cm" svg:x2="45.386cm" svg:y2="20.364cm">
          <text:p/>
        </draw:line>
        <draw:line draw:style-name="gr1" draw:text-style-name="P1" draw:layer="layout" svg:x1="46.623cm" svg:y1="20.062cm" svg:x2="46.623cm" svg:y2="20.364cm">
          <text:p/>
        </draw:line>
        <draw:line draw:style-name="gr1" draw:text-style-name="P1" draw:layer="layout" svg:x1="47.86cm" svg:y1="20.062cm" svg:x2="47.86cm" svg:y2="20.364cm">
          <text:p/>
        </draw:line>
        <draw:line draw:style-name="gr1" draw:text-style-name="P1" draw:layer="layout" svg:x1="49.098cm" svg:y1="20.062cm" svg:x2="49.098cm" svg:y2="20.364cm">
          <text:p/>
        </draw:line>
        <draw:line draw:style-name="gr1" draw:text-style-name="P1" draw:layer="layout" svg:x1="50.335cm" svg:y1="20.062cm" svg:x2="50.335cm" svg:y2="20.364cm">
          <text:p/>
        </draw:line>
        <draw:line draw:style-name="gr1" draw:text-style-name="P1" draw:layer="layout" svg:x1="51.572cm" svg:y1="20.062cm" svg:x2="51.572cm" svg:y2="20.364cm">
          <text:p/>
        </draw:line>
        <draw:line draw:style-name="gr1" draw:text-style-name="P1" draw:layer="layout" svg:x1="52.809cm" svg:y1="20.062cm" svg:x2="52.809cm" svg:y2="20.364cm">
          <text:p/>
        </draw:line>
        <draw:line draw:style-name="gr1" draw:text-style-name="P1" draw:layer="layout" svg:x1="54.046cm" svg:y1="20.062cm" svg:x2="54.046cm" svg:y2="20.364cm">
          <text:p/>
        </draw:line>
        <draw:line draw:style-name="gr1" draw:text-style-name="P1" draw:layer="layout" svg:x1="55.284cm" svg:y1="20.062cm" svg:x2="55.284cm" svg:y2="20.324cm">
          <text:p/>
        </draw:line>
        <draw:line draw:style-name="gr1" draw:text-style-name="P1" draw:layer="layout" svg:x1="56.521cm" svg:y1="20.062cm" svg:x2="56.521cm" svg:y2="20.364cm">
          <text:p/>
        </draw:line>
        <draw:line draw:style-name="gr1" draw:text-style-name="P1" draw:layer="layout" svg:x1="23.202cm" svg:y1="0.58cm" svg:x2="23.202cm" svg:y2="0.882cm">
          <text:p/>
        </draw:line>
        <draw:line draw:style-name="gr1" draw:text-style-name="P1" draw:layer="layout" svg:x1="24.439cm" svg:y1="0.58cm" svg:x2="24.439cm" svg:y2="0.882cm">
          <text:p/>
        </draw:line>
        <draw:line draw:style-name="gr1" draw:text-style-name="P1" draw:layer="layout" svg:x1="25.676cm" svg:y1="0.58cm" svg:x2="25.676cm" svg:y2="0.882cm">
          <text:p/>
        </draw:line>
        <draw:line draw:style-name="gr1" draw:text-style-name="P1" draw:layer="layout" svg:x1="26.913cm" svg:y1="0.58cm" svg:x2="26.913cm" svg:y2="0.882cm">
          <text:p/>
        </draw:line>
        <draw:line draw:style-name="gr1" draw:text-style-name="P1" draw:layer="layout" svg:x1="28.15cm" svg:y1="0.58cm" svg:x2="28.15cm" svg:y2="0.882cm">
          <text:p/>
        </draw:line>
        <draw:line draw:style-name="gr1" draw:text-style-name="P1" draw:layer="layout" svg:x1="29.388cm" svg:y1="0.58cm" svg:x2="29.388cm" svg:y2="0.882cm">
          <text:p/>
        </draw:line>
        <draw:line draw:style-name="gr1" draw:text-style-name="P1" draw:layer="layout" svg:x1="30.625cm" svg:y1="0.58cm" svg:x2="30.625cm" svg:y2="0.882cm">
          <text:p/>
        </draw:line>
        <draw:line draw:style-name="gr1" draw:text-style-name="P1" draw:layer="layout" svg:x1="31.862cm" svg:y1="0.58cm" svg:x2="31.862cm" svg:y2="0.882cm">
          <text:p/>
        </draw:line>
        <draw:line draw:style-name="gr1" draw:text-style-name="P1" draw:layer="layout" svg:x1="33.099cm" svg:y1="0.58cm" svg:x2="33.099cm" svg:y2="0.882cm">
          <text:p/>
        </draw:line>
        <draw:line draw:style-name="gr1" draw:text-style-name="P1" draw:layer="layout" svg:x1="34.336cm" svg:y1="0.58cm" svg:x2="34.336cm" svg:y2="0.882cm">
          <text:p/>
        </draw:line>
        <draw:line draw:style-name="gr1" draw:text-style-name="P1" draw:layer="layout" svg:x1="35.573cm" svg:y1="0.58cm" svg:x2="35.573cm" svg:y2="0.882cm">
          <text:p/>
        </draw:line>
        <draw:line draw:style-name="gr1" draw:text-style-name="P1" draw:layer="layout" svg:x1="36.811cm" svg:y1="0.58cm" svg:x2="36.811cm" svg:y2="0.882cm">
          <text:p/>
        </draw:line>
        <draw:line draw:style-name="gr1" draw:text-style-name="P1" draw:layer="layout" svg:x1="38.048cm" svg:y1="0.58cm" svg:x2="38.048cm" svg:y2="0.842cm">
          <text:p/>
        </draw:line>
        <draw:line draw:style-name="gr1" draw:text-style-name="P1" draw:layer="layout" svg:x1="39.285cm" svg:y1="0.58cm" svg:x2="39.285cm" svg:y2="0.882cm">
          <text:p/>
        </draw:line>
        <draw:line draw:style-name="gr1" draw:text-style-name="P1" draw:layer="layout" svg:x1="40.398cm" svg:y1="0.58cm" svg:x2="40.398cm" svg:y2="0.882cm">
          <text:p/>
        </draw:line>
        <draw:line draw:style-name="gr1" draw:text-style-name="P1" draw:layer="layout" svg:x1="41.637cm" svg:y1="0.58cm" svg:x2="41.588cm" svg:y2="0.838cm">
          <text:p/>
        </draw:line>
        <draw:line draw:style-name="gr1" draw:text-style-name="P1" draw:layer="layout" svg:x1="42.873cm" svg:y1="0.58cm" svg:x2="42.873cm" svg:y2="0.882cm">
          <text:p/>
        </draw:line>
        <draw:line draw:style-name="gr1" draw:text-style-name="P1" draw:layer="layout" svg:x1="44.11cm" svg:y1="0.58cm" svg:x2="44.11cm" svg:y2="0.882cm">
          <text:p/>
        </draw:line>
        <draw:line draw:style-name="gr1" draw:text-style-name="P1" draw:layer="layout" svg:x1="45.347cm" svg:y1="0.58cm" svg:x2="45.347cm" svg:y2="0.882cm">
          <text:p/>
        </draw:line>
        <draw:line draw:style-name="gr1" draw:text-style-name="P1" draw:layer="layout" svg:x1="46.584cm" svg:y1="0.58cm" svg:x2="46.584cm" svg:y2="0.882cm">
          <text:p/>
        </draw:line>
        <draw:line draw:style-name="gr1" draw:text-style-name="P1" draw:layer="layout" svg:x1="47.822cm" svg:y1="0.58cm" svg:x2="47.822cm" svg:y2="0.882cm">
          <text:p/>
        </draw:line>
        <draw:line draw:style-name="gr1" draw:text-style-name="P1" draw:layer="layout" svg:x1="49.059cm" svg:y1="0.58cm" svg:x2="49.059cm" svg:y2="0.882cm">
          <text:p/>
        </draw:line>
        <draw:line draw:style-name="gr1" draw:text-style-name="P1" draw:layer="layout" svg:x1="50.296cm" svg:y1="0.58cm" svg:x2="50.296cm" svg:y2="0.882cm">
          <text:p/>
        </draw:line>
        <draw:line draw:style-name="gr1" draw:text-style-name="P1" draw:layer="layout" svg:x1="51.533cm" svg:y1="0.58cm" svg:x2="51.533cm" svg:y2="0.882cm">
          <text:p/>
        </draw:line>
        <draw:line draw:style-name="gr1" draw:text-style-name="P1" draw:layer="layout" svg:x1="52.77cm" svg:y1="0.58cm" svg:x2="52.77cm" svg:y2="0.882cm">
          <text:p/>
        </draw:line>
        <draw:line draw:style-name="gr1" draw:text-style-name="P1" draw:layer="layout" svg:x1="54.008cm" svg:y1="0.58cm" svg:x2="54.008cm" svg:y2="0.882cm">
          <text:p/>
        </draw:line>
        <draw:line draw:style-name="gr1" draw:text-style-name="P1" draw:layer="layout" svg:x1="55.245cm" svg:y1="0.58cm" svg:x2="55.245cm" svg:y2="0.842cm">
          <text:p/>
        </draw:line>
        <draw:line draw:style-name="gr1" draw:text-style-name="P1" draw:layer="layout" svg:x1="56.482cm" svg:y1="0.58cm" svg:x2="56.482cm" svg:y2="0.882cm">
          <text:p/>
        </draw:line>
        <draw:line draw:style-name="gr1" draw:text-style-name="P1" draw:layer="layout" svg:x1="22.15cm" svg:y1="1.69cm" svg:x2="22.521cm" svg:y2="1.69cm">
          <text:p/>
        </draw:line>
        <draw:line draw:style-name="gr1" draw:text-style-name="P1" draw:layer="layout" svg:x1="22.15cm" svg:y1="2.698cm" svg:x2="22.521cm" svg:y2="2.698cm">
          <text:p/>
        </draw:line>
        <draw:line draw:style-name="gr1" draw:text-style-name="P1" draw:layer="layout" svg:x1="22.15cm" svg:y1="3.706cm" svg:x2="22.521cm" svg:y2="3.706cm">
          <text:p/>
        </draw:line>
        <draw:line draw:style-name="gr1" draw:text-style-name="P1" draw:layer="layout" svg:x1="22.15cm" svg:y1="4.715cm" svg:x2="22.521cm" svg:y2="4.715cm">
          <text:p/>
        </draw:line>
        <draw:line draw:style-name="gr1" draw:text-style-name="P1" draw:layer="layout" svg:x1="22.15cm" svg:y1="5.723cm" svg:x2="22.521cm" svg:y2="5.723cm">
          <text:p/>
        </draw:line>
        <draw:line draw:style-name="gr1" draw:text-style-name="P1" draw:layer="layout" svg:x1="22.15cm" svg:y1="6.732cm" svg:x2="22.521cm" svg:y2="6.732cm">
          <text:p/>
        </draw:line>
        <draw:line draw:style-name="gr1" draw:text-style-name="P1" draw:layer="layout" svg:x1="22.15cm" svg:y1="7.74cm" svg:x2="22.521cm" svg:y2="7.74cm">
          <text:p/>
        </draw:line>
        <draw:line draw:style-name="gr1" draw:text-style-name="P1" draw:layer="layout" svg:x1="22.15cm" svg:y1="8.749cm" svg:x2="22.521cm" svg:y2="8.749cm">
          <text:p/>
        </draw:line>
        <draw:line draw:style-name="gr1" draw:text-style-name="P1" draw:layer="layout" svg:x1="22.15cm" svg:y1="9.757cm" svg:x2="22.521cm" svg:y2="9.757cm">
          <text:p/>
        </draw:line>
        <draw:line draw:style-name="gr1" draw:text-style-name="P1" draw:layer="layout" svg:x1="22.15cm" svg:y1="10.765cm" svg:x2="22.521cm" svg:y2="10.765cm">
          <text:p/>
        </draw:line>
        <draw:line draw:style-name="gr1" draw:text-style-name="P1" draw:layer="layout" svg:x1="22.15cm" svg:y1="11.774cm" svg:x2="22.521cm" svg:y2="11.774cm">
          <text:p/>
        </draw:line>
        <draw:line draw:style-name="gr1" draw:text-style-name="P1" draw:layer="layout" svg:x1="22.15cm" svg:y1="12.782cm" svg:x2="22.521cm" svg:y2="12.782cm">
          <text:p/>
        </draw:line>
        <draw:line draw:style-name="gr1" draw:text-style-name="P1" draw:layer="layout" svg:x1="22.15cm" svg:y1="13.791cm" svg:x2="22.521cm" svg:y2="13.791cm">
          <text:p/>
        </draw:line>
        <draw:line draw:style-name="gr1" draw:text-style-name="P1" draw:layer="layout" svg:x1="22.15cm" svg:y1="14.799cm" svg:x2="22.521cm" svg:y2="14.799cm">
          <text:p/>
        </draw:line>
        <draw:line draw:style-name="gr1" draw:text-style-name="P1" draw:layer="layout" svg:x1="22.15cm" svg:y1="15.807cm" svg:x2="22.521cm" svg:y2="15.807cm">
          <text:p/>
        </draw:line>
        <draw:line draw:style-name="gr1" draw:text-style-name="P1" draw:layer="layout" svg:x1="22.15cm" svg:y1="16.816cm" svg:x2="22.521cm" svg:y2="16.816cm">
          <text:p/>
        </draw:line>
        <draw:line draw:style-name="gr1" draw:text-style-name="P1" draw:layer="layout" svg:x1="22.15cm" svg:y1="17.824cm" svg:x2="22.521cm" svg:y2="17.824cm">
          <text:p/>
        </draw:line>
        <draw:line draw:style-name="gr1" draw:text-style-name="P1" draw:layer="layout" svg:x1="22.15cm" svg:y1="18.833cm" svg:x2="22.521cm" svg:y2="18.833cm">
          <text:p/>
        </draw:line>
        <draw:line draw:style-name="gr1" draw:text-style-name="P1" draw:layer="layout" svg:x1="57.162cm" svg:y1="1.891cm" svg:x2="57.533cm" svg:y2="1.891cm">
          <text:p/>
        </draw:line>
        <draw:line draw:style-name="gr1" draw:text-style-name="P1" draw:layer="layout" svg:x1="57.162cm" svg:y1="2.9cm" svg:x2="57.533cm" svg:y2="2.9cm">
          <text:p/>
        </draw:line>
        <draw:line draw:style-name="gr1" draw:text-style-name="P1" draw:layer="layout" svg:x1="57.162cm" svg:y1="3.908cm" svg:x2="57.533cm" svg:y2="3.908cm">
          <text:p/>
        </draw:line>
        <draw:line draw:style-name="gr1" draw:text-style-name="P1" draw:layer="layout" svg:x1="57.162cm" svg:y1="4.917cm" svg:x2="57.533cm" svg:y2="4.917cm">
          <text:p/>
        </draw:line>
        <draw:line draw:style-name="gr1" draw:text-style-name="P1" draw:layer="layout" svg:x1="57.162cm" svg:y1="5.925cm" svg:x2="57.533cm" svg:y2="5.925cm">
          <text:p/>
        </draw:line>
        <draw:line draw:style-name="gr1" draw:text-style-name="P1" draw:layer="layout" svg:x1="57.162cm" svg:y1="6.933cm" svg:x2="57.533cm" svg:y2="6.933cm">
          <text:p/>
        </draw:line>
        <draw:line draw:style-name="gr1" draw:text-style-name="P1" draw:layer="layout" svg:x1="57.162cm" svg:y1="8.95cm" svg:x2="57.533cm" svg:y2="8.95cm">
          <text:p/>
        </draw:line>
        <draw:line draw:style-name="gr1" draw:text-style-name="P1" draw:layer="layout" svg:x1="57.162cm" svg:y1="9.959cm" svg:x2="57.533cm" svg:y2="9.959cm">
          <text:p/>
        </draw:line>
        <draw:line draw:style-name="gr1" draw:text-style-name="P1" draw:layer="layout" svg:x1="57.162cm" svg:y1="11.975cm" svg:x2="57.533cm" svg:y2="11.975cm">
          <text:p/>
        </draw:line>
        <draw:line draw:style-name="gr1" draw:text-style-name="P1" draw:layer="layout" svg:x1="57.162cm" svg:y1="12.984cm" svg:x2="57.533cm" svg:y2="12.984cm">
          <text:p/>
        </draw:line>
        <draw:line draw:style-name="gr1" draw:text-style-name="P1" draw:layer="layout" svg:x1="57.162cm" svg:y1="13.992cm" svg:x2="57.533cm" svg:y2="13.992cm">
          <text:p/>
        </draw:line>
        <draw:line draw:style-name="gr1" draw:text-style-name="P1" draw:layer="layout" svg:x1="57.162cm" svg:y1="15.001cm" svg:x2="57.533cm" svg:y2="15.001cm">
          <text:p/>
        </draw:line>
        <draw:line draw:style-name="gr1" draw:text-style-name="P1" draw:layer="layout" svg:x1="57.162cm" svg:y1="16.009cm" svg:x2="57.533cm" svg:y2="16.009cm">
          <text:p/>
        </draw:line>
        <draw:line draw:style-name="gr1" draw:text-style-name="P1" draw:layer="layout" svg:x1="57.162cm" svg:y1="17.017cm" svg:x2="57.533cm" svg:y2="17.017cm">
          <text:p/>
        </draw:line>
        <draw:line draw:style-name="gr1" draw:text-style-name="P1" draw:layer="layout" svg:x1="57.162cm" svg:y1="18.026cm" svg:x2="57.533cm" svg:y2="18.026cm">
          <text:p/>
        </draw:line>
        <draw:line draw:style-name="gr1" draw:text-style-name="P1" draw:layer="layout" svg:x1="57.162cm" svg:y1="19.034cm" svg:x2="57.533cm" svg:y2="19.034cm">
          <text:p/>
        </draw:line>
        <draw:frame draw:style-name="gr2" draw:text-style-name="P1" draw:layer="layout" svg:width="25.931cm" svg:height="1.515cm" svg:x="30.15cm" svg:y="1.263cm">
          <draw:text-box>
            <text:p text:style-name="P2"><text:span text:style-name="T1">VNPT BIMAX FUNCTIONAL DESIGN</text:span></text:p>
          </draw:text-box>
        </draw:frame>
        <draw:frame draw:style-name="gr3" draw:text-style-name="P1" draw:layer="layout" svg:width="5.75cm" svg:height="1.904cm" svg:x="21.65cm" svg:y="4.693cm">
          <draw:text-box>
            <text:p text:style-name="P3"><text:span text:style-name="T2">Customer </text:span></text:p>
            <text:p text:style-name="P3"><text:span text:style-name="T2">Scope</text:span></text:p>
          </draw:text-box>
        </draw:frame>
        <draw:frame draw:style-name="gr4" draw:text-style-name="P1" draw:layer="layout" svg:width="3.931cm" svg:height="3.735cm" svg:x="29.719cm" svg:y="1.535cm">
          <draw:text-box>
            <text:p text:style-name="P4"><text:span text:style-name="T3">Chú Thích:</text:span></text:p>
            <text:p text:style-name="P4"><text:span text:style-name="T3">- </text:span><text:span text:style-name="T4">Proxy/Caching</text:span></text:p>
            <text:p text:style-name="P4"><text:span text:style-name="T4"/></text:p>
            <text:p text:style-name="P4"><text:span text:style-name="T4"/></text:p>
          </draw:text-box>
        </draw:frame>
        <draw:g>
          <draw:polygon draw:style-name="gr5" draw:text-style-name="P5" draw:layer="layout" svg:width="0.877cm" svg:height="0.439cm" svg:x="49.5cm" svg:y="3.041cm" svg:viewBox="0 0 878 440" draw:points="0,440 878,440 878,0 0,0">
            <text:p/>
          </draw:polygon>
          <draw:polygon draw:style-name="gr6" draw:text-style-name="P1" draw:layer="layout" svg:width="0.877cm" svg:height="0.439cm" svg:x="49.5cm" svg:y="3.041cm" svg:viewBox="0 0 878 440" draw:points="0,440 878,440 878,0 0,0">
            <text:p/>
          </draw:polygon>
        </draw:g>
        <draw:g>
          <draw:path draw:style-name="gr5" draw:text-style-name="P5" draw:layer="layout" svg:width="0.877cm" svg:height="0.877cm" svg:x="49.5cm" svg:y="4.138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  <draw:path draw:style-name="gr6" draw:text-style-name="P1" draw:layer="layout" svg:width="0.877cm" svg:height="0.877cm" svg:x="49.5cm" svg:y="4.138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</draw:g>
        <draw:line draw:style-name="gr7" draw:text-style-name="P1" draw:layer="layout" svg:x1="50.377cm" svg:y1="4.577cm" svg:x2="53.272cm" svg:y2="4.577cm">
          <text:p/>
        </draw:line>
        <draw:g>
          <draw:path draw:style-name="gr5" draw:text-style-name="P5" draw:layer="layout" svg:width="0.877cm" svg:height="0.877cm" svg:x="53.273cm" svg:y="4.138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  <draw:path draw:style-name="gr6" draw:text-style-name="P1" draw:layer="layout" svg:width="0.877cm" svg:height="0.877cm" svg:x="53.273cm" svg:y="4.138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</draw:g>
        <draw:g>
          <draw:path draw:style-name="gr5" draw:text-style-name="P5" draw:layer="layout" svg:width="0.877cm" svg:height="0.877cm" svg:x="49.5cm" svg:y="5.893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  <draw:path draw:style-name="gr6" draw:text-style-name="P1" draw:layer="layout" svg:width="0.877cm" svg:height="0.877cm" svg:x="49.5cm" svg:y="5.893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</draw:g>
        <draw:polyline draw:style-name="gr7" draw:text-style-name="P1" draw:layer="layout" svg:width="0.263cm" svg:height="1.316cm" svg:x="53.448cm" svg:y="5.015cm" svg:viewBox="0 0 264 1317" draw:points="264,0 264,636 0,636 0,1317">
          <text:p/>
        </draw:polyline>
        <draw:g>
          <draw:polygon draw:style-name="gr5" draw:text-style-name="P5" draw:layer="layout" svg:width="0.877cm" svg:height="0.439cm" svg:x="53.009cm" svg:y="6.331cm" svg:viewBox="0 0 878 440" draw:points="0,440 878,440 878,0 0,0">
            <text:p/>
          </draw:polygon>
          <draw:polygon draw:style-name="gr6" draw:text-style-name="P1" draw:layer="layout" svg:width="0.877cm" svg:height="0.439cm" svg:x="53.009cm" svg:y="6.331cm" svg:viewBox="0 0 878 440" draw:points="0,440 878,440 878,0 0,0">
            <text:p/>
          </draw:polygon>
        </draw:g>
        <draw:line draw:style-name="gr7" draw:text-style-name="P1" draw:layer="layout" svg:x1="54.15cm" svg:y1="4.577cm" svg:x2="55.772cm" svg:y2="4.577cm">
          <text:p/>
        </draw:line>
        <draw:g>
          <draw:path draw:style-name="gr5" draw:text-style-name="P5" draw:layer="layout" svg:width="0.877cm" svg:height="0.877cm" svg:x="55.773cm" svg:y="4.138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  <draw:path draw:style-name="gr6" draw:text-style-name="P1" draw:layer="layout" svg:width="0.877cm" svg:height="0.877cm" svg:x="55.773cm" svg:y="4.138cm" svg:viewBox="0 0 878 878" svg:d="M0 439c0-80 18-149 59-219 40-70 91-120 160-161 70-40 139-59 220-59s150 19 219 59c70 41 121 91 161 161 41 70 59 139 59 219 0 81-18 150-59 220-40 70-91 120-160 161-70 40-139 58-220 58s-150-18-219-58c-70-41-121-91-161-161-41-70-59-139-59-220z">
            <text:p/>
          </draw:path>
        </draw:g>
        <draw:frame draw:style-name="gr8" draw:layer="layout" svg:width="19.673cm" svg:height="11.794cm" svg:x="32.65cm" svg:y="7.373cm">
          <draw:image xlink:href="Pictures/200000C800004CDA00002E13DC155620A51C4942.wmf" xlink:type="simple" xlink:show="embed" xlink:actuate="onLoad">
            <text:p/>
          </draw:image>
        </draw:frame>
      </draw:page>
      <draw:page draw:name="2. Call-FLow" draw:style-name="dp1" draw:master-page-name="PM1">
        <draw:polyline draw:style-name="gr1" draw:text-style-name="P1" draw:layer="layout" svg:width="34.641cm" svg:height="19.16cm" svg:x="22.521cm" svg:y="0.883cm" svg:viewBox="0 0 34642 19161" draw:points="34642,19161 34642,0 0,0">
          <text:p/>
        </draw:polyline>
        <draw:polyline draw:style-name="gr1" draw:text-style-name="P1" draw:layer="layout" svg:width="35.383cm" svg:height="19.765cm" svg:x="22.15cm" svg:y="0.58cm" svg:viewBox="0 0 35384 19766" draw:points="35384,19766 35384,0 0,0">
          <text:p/>
        </draw:polyline>
        <draw:line draw:style-name="gr1" draw:text-style-name="P1" draw:layer="layout" svg:x1="23.24cm" svg:y1="20.062cm" svg:x2="23.24cm" svg:y2="20.364cm">
          <text:p/>
        </draw:line>
        <draw:line draw:style-name="gr1" draw:text-style-name="P1" draw:layer="layout" svg:x1="24.477cm" svg:y1="20.062cm" svg:x2="24.477cm" svg:y2="20.364cm">
          <text:p/>
        </draw:line>
        <draw:line draw:style-name="gr1" draw:text-style-name="P1" draw:layer="layout" svg:x1="25.715cm" svg:y1="20.062cm" svg:x2="25.715cm" svg:y2="20.364cm">
          <text:p/>
        </draw:line>
        <draw:line draw:style-name="gr1" draw:text-style-name="P1" draw:layer="layout" svg:x1="26.952cm" svg:y1="20.062cm" svg:x2="26.952cm" svg:y2="20.364cm">
          <text:p/>
        </draw:line>
        <draw:line draw:style-name="gr1" draw:text-style-name="P1" draw:layer="layout" svg:x1="28.189cm" svg:y1="20.062cm" svg:x2="28.189cm" svg:y2="20.364cm">
          <text:p/>
        </draw:line>
        <draw:line draw:style-name="gr1" draw:text-style-name="P1" draw:layer="layout" svg:x1="29.426cm" svg:y1="20.062cm" svg:x2="29.426cm" svg:y2="20.364cm">
          <text:p/>
        </draw:line>
        <draw:line draw:style-name="gr1" draw:text-style-name="P1" draw:layer="layout" svg:x1="30.664cm" svg:y1="20.062cm" svg:x2="30.664cm" svg:y2="20.364cm">
          <text:p/>
        </draw:line>
        <draw:line draw:style-name="gr1" draw:text-style-name="P1" draw:layer="layout" svg:x1="31.901cm" svg:y1="20.062cm" svg:x2="31.901cm" svg:y2="20.364cm">
          <text:p/>
        </draw:line>
        <draw:line draw:style-name="gr1" draw:text-style-name="P1" draw:layer="layout" svg:x1="33.138cm" svg:y1="20.062cm" svg:x2="33.138cm" svg:y2="20.364cm">
          <text:p/>
        </draw:line>
        <draw:line draw:style-name="gr1" draw:text-style-name="P1" draw:layer="layout" svg:x1="34.375cm" svg:y1="20.062cm" svg:x2="34.375cm" svg:y2="20.364cm">
          <text:p/>
        </draw:line>
        <draw:line draw:style-name="gr1" draw:text-style-name="P1" draw:layer="layout" svg:x1="35.612cm" svg:y1="20.062cm" svg:x2="35.612cm" svg:y2="20.364cm">
          <text:p/>
        </draw:line>
        <draw:line draw:style-name="gr1" draw:text-style-name="P1" draw:layer="layout" svg:x1="36.85cm" svg:y1="20.062cm" svg:x2="36.85cm" svg:y2="20.364cm">
          <text:p/>
        </draw:line>
        <draw:line draw:style-name="gr1" draw:text-style-name="P1" draw:layer="layout" svg:x1="38.087cm" svg:y1="20.062cm" svg:x2="38.087cm" svg:y2="20.324cm">
          <text:p/>
        </draw:line>
        <draw:line draw:style-name="gr1" draw:text-style-name="P1" draw:layer="layout" svg:x1="39.324cm" svg:y1="20.062cm" svg:x2="39.324cm" svg:y2="20.364cm">
          <text:p/>
        </draw:line>
        <draw:line draw:style-name="gr1" draw:text-style-name="P1" draw:layer="layout" svg:x1="40.437cm" svg:y1="20.062cm" svg:x2="40.437cm" svg:y2="20.364cm">
          <text:p/>
        </draw:line>
        <draw:line draw:style-name="gr1" draw:text-style-name="P1" draw:layer="layout" svg:x1="41.675cm" svg:y1="20.062cm" svg:x2="41.675cm" svg:y2="20.364cm">
          <text:p/>
        </draw:line>
        <draw:line draw:style-name="gr1" draw:text-style-name="P1" draw:layer="layout" svg:x1="42.912cm" svg:y1="20.062cm" svg:x2="42.912cm" svg:y2="20.364cm">
          <text:p/>
        </draw:line>
        <draw:line draw:style-name="gr1" draw:text-style-name="P1" draw:layer="layout" svg:x1="44.149cm" svg:y1="20.062cm" svg:x2="44.149cm" svg:y2="20.364cm">
          <text:p/>
        </draw:line>
        <draw:line draw:style-name="gr1" draw:text-style-name="P1" draw:layer="layout" svg:x1="45.386cm" svg:y1="20.062cm" svg:x2="45.386cm" svg:y2="20.364cm">
          <text:p/>
        </draw:line>
        <draw:line draw:style-name="gr1" draw:text-style-name="P1" draw:layer="layout" svg:x1="46.623cm" svg:y1="20.062cm" svg:x2="46.623cm" svg:y2="20.364cm">
          <text:p/>
        </draw:line>
        <draw:line draw:style-name="gr1" draw:text-style-name="P1" draw:layer="layout" svg:x1="47.86cm" svg:y1="20.062cm" svg:x2="47.86cm" svg:y2="20.364cm">
          <text:p/>
        </draw:line>
        <draw:line draw:style-name="gr1" draw:text-style-name="P1" draw:layer="layout" svg:x1="49.098cm" svg:y1="20.062cm" svg:x2="49.098cm" svg:y2="20.364cm">
          <text:p/>
        </draw:line>
        <draw:line draw:style-name="gr1" draw:text-style-name="P1" draw:layer="layout" svg:x1="50.335cm" svg:y1="20.062cm" svg:x2="50.335cm" svg:y2="20.364cm">
          <text:p/>
        </draw:line>
        <draw:line draw:style-name="gr1" draw:text-style-name="P1" draw:layer="layout" svg:x1="51.572cm" svg:y1="20.062cm" svg:x2="51.572cm" svg:y2="20.364cm">
          <text:p/>
        </draw:line>
        <draw:line draw:style-name="gr1" draw:text-style-name="P1" draw:layer="layout" svg:x1="52.809cm" svg:y1="20.062cm" svg:x2="52.809cm" svg:y2="20.364cm">
          <text:p/>
        </draw:line>
        <draw:line draw:style-name="gr1" draw:text-style-name="P1" draw:layer="layout" svg:x1="54.046cm" svg:y1="20.062cm" svg:x2="54.046cm" svg:y2="20.364cm">
          <text:p/>
        </draw:line>
        <draw:line draw:style-name="gr1" draw:text-style-name="P1" draw:layer="layout" svg:x1="55.284cm" svg:y1="20.062cm" svg:x2="55.284cm" svg:y2="20.324cm">
          <text:p/>
        </draw:line>
        <draw:line draw:style-name="gr1" draw:text-style-name="P1" draw:layer="layout" svg:x1="56.521cm" svg:y1="20.062cm" svg:x2="56.521cm" svg:y2="20.364cm">
          <text:p/>
        </draw:line>
        <draw:line draw:style-name="gr1" draw:text-style-name="P1" draw:layer="layout" svg:x1="23.202cm" svg:y1="0.58cm" svg:x2="23.202cm" svg:y2="0.882cm">
          <text:p/>
        </draw:line>
        <draw:line draw:style-name="gr1" draw:text-style-name="P1" draw:layer="layout" svg:x1="24.439cm" svg:y1="0.58cm" svg:x2="24.439cm" svg:y2="0.882cm">
          <text:p/>
        </draw:line>
        <draw:line draw:style-name="gr1" draw:text-style-name="P1" draw:layer="layout" svg:x1="25.676cm" svg:y1="0.58cm" svg:x2="25.676cm" svg:y2="0.882cm">
          <text:p/>
        </draw:line>
        <draw:line draw:style-name="gr1" draw:text-style-name="P1" draw:layer="layout" svg:x1="26.913cm" svg:y1="0.58cm" svg:x2="26.913cm" svg:y2="0.882cm">
          <text:p/>
        </draw:line>
        <draw:line draw:style-name="gr1" draw:text-style-name="P1" draw:layer="layout" svg:x1="28.15cm" svg:y1="0.58cm" svg:x2="28.15cm" svg:y2="0.882cm">
          <text:p/>
        </draw:line>
        <draw:line draw:style-name="gr1" draw:text-style-name="P1" draw:layer="layout" svg:x1="29.388cm" svg:y1="0.58cm" svg:x2="29.388cm" svg:y2="0.882cm">
          <text:p/>
        </draw:line>
        <draw:line draw:style-name="gr1" draw:text-style-name="P1" draw:layer="layout" svg:x1="30.625cm" svg:y1="0.58cm" svg:x2="30.625cm" svg:y2="0.882cm">
          <text:p/>
        </draw:line>
        <draw:line draw:style-name="gr1" draw:text-style-name="P1" draw:layer="layout" svg:x1="31.862cm" svg:y1="0.58cm" svg:x2="31.862cm" svg:y2="0.882cm">
          <text:p/>
        </draw:line>
        <draw:line draw:style-name="gr1" draw:text-style-name="P1" draw:layer="layout" svg:x1="33.099cm" svg:y1="0.58cm" svg:x2="33.099cm" svg:y2="0.882cm">
          <text:p/>
        </draw:line>
        <draw:line draw:style-name="gr1" draw:text-style-name="P1" draw:layer="layout" svg:x1="34.336cm" svg:y1="0.58cm" svg:x2="34.336cm" svg:y2="0.882cm">
          <text:p/>
        </draw:line>
        <draw:line draw:style-name="gr1" draw:text-style-name="P1" draw:layer="layout" svg:x1="35.573cm" svg:y1="0.58cm" svg:x2="35.573cm" svg:y2="0.882cm">
          <text:p/>
        </draw:line>
        <draw:line draw:style-name="gr1" draw:text-style-name="P1" draw:layer="layout" svg:x1="36.811cm" svg:y1="0.58cm" svg:x2="36.811cm" svg:y2="0.882cm">
          <text:p/>
        </draw:line>
        <draw:line draw:style-name="gr1" draw:text-style-name="P1" draw:layer="layout" svg:x1="38.048cm" svg:y1="0.58cm" svg:x2="38.048cm" svg:y2="0.842cm">
          <text:p/>
        </draw:line>
        <draw:line draw:style-name="gr1" draw:text-style-name="P1" draw:layer="layout" svg:x1="39.285cm" svg:y1="0.58cm" svg:x2="39.285cm" svg:y2="0.882cm">
          <text:p/>
        </draw:line>
        <draw:line draw:style-name="gr1" draw:text-style-name="P1" draw:layer="layout" svg:x1="40.398cm" svg:y1="0.58cm" svg:x2="40.398cm" svg:y2="0.882cm">
          <text:p/>
        </draw:line>
        <draw:line draw:style-name="gr1" draw:text-style-name="P1" draw:layer="layout" svg:x1="41.637cm" svg:y1="0.58cm" svg:x2="41.588cm" svg:y2="0.838cm">
          <text:p/>
        </draw:line>
        <draw:line draw:style-name="gr1" draw:text-style-name="P1" draw:layer="layout" svg:x1="42.873cm" svg:y1="0.58cm" svg:x2="42.873cm" svg:y2="0.882cm">
          <text:p/>
        </draw:line>
        <draw:line draw:style-name="gr1" draw:text-style-name="P1" draw:layer="layout" svg:x1="44.11cm" svg:y1="0.58cm" svg:x2="44.11cm" svg:y2="0.882cm">
          <text:p/>
        </draw:line>
        <draw:line draw:style-name="gr1" draw:text-style-name="P1" draw:layer="layout" svg:x1="45.347cm" svg:y1="0.58cm" svg:x2="45.347cm" svg:y2="0.882cm">
          <text:p/>
        </draw:line>
        <draw:line draw:style-name="gr1" draw:text-style-name="P1" draw:layer="layout" svg:x1="46.584cm" svg:y1="0.58cm" svg:x2="46.584cm" svg:y2="0.882cm">
          <text:p/>
        </draw:line>
        <draw:line draw:style-name="gr1" draw:text-style-name="P1" draw:layer="layout" svg:x1="47.822cm" svg:y1="0.58cm" svg:x2="47.822cm" svg:y2="0.882cm">
          <text:p/>
        </draw:line>
        <draw:line draw:style-name="gr1" draw:text-style-name="P1" draw:layer="layout" svg:x1="49.059cm" svg:y1="0.58cm" svg:x2="49.059cm" svg:y2="0.882cm">
          <text:p/>
        </draw:line>
        <draw:line draw:style-name="gr1" draw:text-style-name="P1" draw:layer="layout" svg:x1="50.296cm" svg:y1="0.58cm" svg:x2="50.296cm" svg:y2="0.882cm">
          <text:p/>
        </draw:line>
        <draw:line draw:style-name="gr1" draw:text-style-name="P1" draw:layer="layout" svg:x1="51.533cm" svg:y1="0.58cm" svg:x2="51.533cm" svg:y2="0.882cm">
          <text:p/>
        </draw:line>
        <draw:line draw:style-name="gr1" draw:text-style-name="P1" draw:layer="layout" svg:x1="52.77cm" svg:y1="0.58cm" svg:x2="52.77cm" svg:y2="0.882cm">
          <text:p/>
        </draw:line>
        <draw:line draw:style-name="gr1" draw:text-style-name="P1" draw:layer="layout" svg:x1="54.008cm" svg:y1="0.58cm" svg:x2="54.008cm" svg:y2="0.882cm">
          <text:p/>
        </draw:line>
        <draw:line draw:style-name="gr1" draw:text-style-name="P1" draw:layer="layout" svg:x1="55.245cm" svg:y1="0.58cm" svg:x2="55.245cm" svg:y2="0.842cm">
          <text:p/>
        </draw:line>
        <draw:line draw:style-name="gr1" draw:text-style-name="P1" draw:layer="layout" svg:x1="56.482cm" svg:y1="0.58cm" svg:x2="56.482cm" svg:y2="0.882cm">
          <text:p/>
        </draw:line>
        <draw:line draw:style-name="gr1" draw:text-style-name="P1" draw:layer="layout" svg:x1="22.15cm" svg:y1="1.69cm" svg:x2="22.521cm" svg:y2="1.69cm">
          <text:p/>
        </draw:line>
        <draw:line draw:style-name="gr1" draw:text-style-name="P1" draw:layer="layout" svg:x1="22.15cm" svg:y1="2.698cm" svg:x2="22.521cm" svg:y2="2.698cm">
          <text:p/>
        </draw:line>
        <draw:line draw:style-name="gr1" draw:text-style-name="P1" draw:layer="layout" svg:x1="22.15cm" svg:y1="3.706cm" svg:x2="22.521cm" svg:y2="3.706cm">
          <text:p/>
        </draw:line>
        <draw:line draw:style-name="gr1" draw:text-style-name="P1" draw:layer="layout" svg:x1="22.15cm" svg:y1="4.715cm" svg:x2="22.521cm" svg:y2="4.715cm">
          <text:p/>
        </draw:line>
        <draw:line draw:style-name="gr1" draw:text-style-name="P1" draw:layer="layout" svg:x1="22.15cm" svg:y1="5.723cm" svg:x2="22.521cm" svg:y2="5.723cm">
          <text:p/>
        </draw:line>
        <draw:line draw:style-name="gr1" draw:text-style-name="P1" draw:layer="layout" svg:x1="22.15cm" svg:y1="6.732cm" svg:x2="22.521cm" svg:y2="6.732cm">
          <text:p/>
        </draw:line>
        <draw:line draw:style-name="gr1" draw:text-style-name="P1" draw:layer="layout" svg:x1="22.15cm" svg:y1="7.74cm" svg:x2="22.521cm" svg:y2="7.74cm">
          <text:p/>
        </draw:line>
        <draw:line draw:style-name="gr1" draw:text-style-name="P1" draw:layer="layout" svg:x1="22.15cm" svg:y1="8.749cm" svg:x2="22.521cm" svg:y2="8.749cm">
          <text:p/>
        </draw:line>
        <draw:line draw:style-name="gr1" draw:text-style-name="P1" draw:layer="layout" svg:x1="22.15cm" svg:y1="9.757cm" svg:x2="22.521cm" svg:y2="9.757cm">
          <text:p/>
        </draw:line>
        <draw:line draw:style-name="gr1" draw:text-style-name="P1" draw:layer="layout" svg:x1="22.15cm" svg:y1="10.765cm" svg:x2="22.521cm" svg:y2="10.765cm">
          <text:p/>
        </draw:line>
        <draw:line draw:style-name="gr1" draw:text-style-name="P1" draw:layer="layout" svg:x1="22.15cm" svg:y1="11.774cm" svg:x2="22.521cm" svg:y2="11.774cm">
          <text:p/>
        </draw:line>
        <draw:line draw:style-name="gr1" draw:text-style-name="P1" draw:layer="layout" svg:x1="22.15cm" svg:y1="12.782cm" svg:x2="22.521cm" svg:y2="12.782cm">
          <text:p/>
        </draw:line>
        <draw:line draw:style-name="gr1" draw:text-style-name="P1" draw:layer="layout" svg:x1="22.15cm" svg:y1="13.791cm" svg:x2="22.521cm" svg:y2="13.791cm">
          <text:p/>
        </draw:line>
        <draw:line draw:style-name="gr1" draw:text-style-name="P1" draw:layer="layout" svg:x1="22.15cm" svg:y1="14.799cm" svg:x2="22.521cm" svg:y2="14.799cm">
          <text:p/>
        </draw:line>
        <draw:line draw:style-name="gr1" draw:text-style-name="P1" draw:layer="layout" svg:x1="22.15cm" svg:y1="15.807cm" svg:x2="22.521cm" svg:y2="15.807cm">
          <text:p/>
        </draw:line>
        <draw:line draw:style-name="gr1" draw:text-style-name="P1" draw:layer="layout" svg:x1="22.15cm" svg:y1="16.816cm" svg:x2="22.521cm" svg:y2="16.816cm">
          <text:p/>
        </draw:line>
        <draw:line draw:style-name="gr1" draw:text-style-name="P1" draw:layer="layout" svg:x1="22.15cm" svg:y1="17.824cm" svg:x2="22.521cm" svg:y2="17.824cm">
          <text:p/>
        </draw:line>
        <draw:line draw:style-name="gr1" draw:text-style-name="P1" draw:layer="layout" svg:x1="22.15cm" svg:y1="18.833cm" svg:x2="22.521cm" svg:y2="18.833cm">
          <text:p/>
        </draw:line>
        <draw:line draw:style-name="gr1" draw:text-style-name="P1" draw:layer="layout" svg:x1="57.162cm" svg:y1="1.891cm" svg:x2="57.533cm" svg:y2="1.891cm">
          <text:p/>
        </draw:line>
        <draw:line draw:style-name="gr1" draw:text-style-name="P1" draw:layer="layout" svg:x1="57.162cm" svg:y1="2.9cm" svg:x2="57.533cm" svg:y2="2.9cm">
          <text:p/>
        </draw:line>
        <draw:line draw:style-name="gr1" draw:text-style-name="P1" draw:layer="layout" svg:x1="57.162cm" svg:y1="3.908cm" svg:x2="57.533cm" svg:y2="3.908cm">
          <text:p/>
        </draw:line>
        <draw:line draw:style-name="gr1" draw:text-style-name="P1" draw:layer="layout" svg:x1="57.162cm" svg:y1="4.917cm" svg:x2="57.533cm" svg:y2="4.917cm">
          <text:p/>
        </draw:line>
        <draw:line draw:style-name="gr1" draw:text-style-name="P1" draw:layer="layout" svg:x1="57.162cm" svg:y1="5.925cm" svg:x2="57.533cm" svg:y2="5.925cm">
          <text:p/>
        </draw:line>
        <draw:line draw:style-name="gr1" draw:text-style-name="P1" draw:layer="layout" svg:x1="57.162cm" svg:y1="6.933cm" svg:x2="57.533cm" svg:y2="6.933cm">
          <text:p/>
        </draw:line>
        <draw:line draw:style-name="gr1" draw:text-style-name="P1" draw:layer="layout" svg:x1="57.162cm" svg:y1="8.95cm" svg:x2="57.533cm" svg:y2="8.95cm">
          <text:p/>
        </draw:line>
        <draw:line draw:style-name="gr1" draw:text-style-name="P1" draw:layer="layout" svg:x1="57.162cm" svg:y1="9.959cm" svg:x2="57.533cm" svg:y2="9.959cm">
          <text:p/>
        </draw:line>
        <draw:line draw:style-name="gr1" draw:text-style-name="P1" draw:layer="layout" svg:x1="57.162cm" svg:y1="11.975cm" svg:x2="57.533cm" svg:y2="11.975cm">
          <text:p/>
        </draw:line>
        <draw:line draw:style-name="gr1" draw:text-style-name="P1" draw:layer="layout" svg:x1="57.162cm" svg:y1="12.984cm" svg:x2="57.533cm" svg:y2="12.984cm">
          <text:p/>
        </draw:line>
        <draw:line draw:style-name="gr1" draw:text-style-name="P1" draw:layer="layout" svg:x1="57.162cm" svg:y1="13.992cm" svg:x2="57.533cm" svg:y2="13.992cm">
          <text:p/>
        </draw:line>
        <draw:line draw:style-name="gr1" draw:text-style-name="P1" draw:layer="layout" svg:x1="57.162cm" svg:y1="15.001cm" svg:x2="57.533cm" svg:y2="15.001cm">
          <text:p/>
        </draw:line>
        <draw:line draw:style-name="gr1" draw:text-style-name="P1" draw:layer="layout" svg:x1="57.162cm" svg:y1="16.009cm" svg:x2="57.533cm" svg:y2="16.009cm">
          <text:p/>
        </draw:line>
        <draw:line draw:style-name="gr1" draw:text-style-name="P1" draw:layer="layout" svg:x1="57.162cm" svg:y1="17.017cm" svg:x2="57.533cm" svg:y2="17.017cm">
          <text:p/>
        </draw:line>
        <draw:line draw:style-name="gr1" draw:text-style-name="P1" draw:layer="layout" svg:x1="57.162cm" svg:y1="18.026cm" svg:x2="57.533cm" svg:y2="18.026cm">
          <text:p/>
        </draw:line>
        <draw:line draw:style-name="gr1" draw:text-style-name="P1" draw:layer="layout" svg:x1="57.162cm" svg:y1="19.034cm" svg:x2="57.533cm" svg:y2="19.034cm">
          <text:p/>
        </draw:line>
        <draw:frame draw:style-name="gr2" draw:text-style-name="P1" draw:layer="layout" svg:width="25.931cm" svg:height="2.993cm" svg:x="30.15cm" svg:y="0.524cm">
          <draw:text-box>
            <text:p text:style-name="P2"><text:span text:style-name="T1">VNPT BIMAX</text:span></text:p>
            <text:p text:style-name="P2"><text:span text:style-name="T1"><text:s/></text:span><text:span text:style-name="T1">CALL-FLOW DESIGN</text:span></text:p>
          </draw:text-box>
        </draw:frame>
        <draw:frame draw:style-name="gr3" draw:text-style-name="P1" draw:layer="layout" svg:width="5.75cm" svg:height="1.904cm" svg:x="21.65cm" svg:y="4.693cm">
          <draw:text-box>
            <text:p text:style-name="P3"><text:span text:style-name="T2">Customer </text:span></text:p>
            <text:p text:style-name="P3"><text:span text:style-name="T2">Scope</text:span></text:p>
          </draw:text-box>
        </draw:frame>
        <draw:frame draw:style-name="gr4" draw:text-style-name="P1" draw:layer="layout" svg:width="3.931cm" svg:height="3.735cm" svg:x="29.719cm" svg:y="1.535cm">
          <draw:text-box>
            <text:p text:style-name="P4"><text:span text:style-name="T3">Chú Thích:</text:span></text:p>
            <text:p text:style-name="P4"><text:span text:style-name="T3">- </text:span><text:span text:style-name="T4">Proxy/Caching</text:span></text:p>
            <text:p text:style-name="P4"><text:span text:style-name="T4"/></text:p>
            <text:p text:style-name="P4"><text:span text:style-name="T4"/></text:p>
          </draw:text-box>
        </draw:frame>
        <draw:frame draw:style-name="gr8" draw:layer="layout" svg:width="17.708cm" svg:height="13.341cm" svg:x="32.796cm" svg:y="4.429cm">
          <draw:image xlink:href="Pictures/200000080000452D0000341E5AB6A0C62DC7E496.wmf" xlink:type="simple" xlink:show="embed" xlink:actuate="onLoad">
            <text:p/>
          </draw:image>
        </draw:frame>
      </draw:page>
      <draw:page draw:name="3. DB_Modeling (metric)" draw:style-name="dp1" draw:master-page-name="PM2">
        <draw:polyline draw:style-name="gr1" draw:text-style-name="P1" draw:layer="layout" svg:width="111.334cm" svg:height="76.428cm" svg:x="1.828cm" svg:y="1.842cm" svg:viewBox="0 0 111335 76429" draw:points="111335,76429 111335,0 0,0">
          <text:p/>
        </draw:polyline>
        <draw:polyline draw:style-name="gr1" draw:text-style-name="P1" draw:layer="layout" svg:width="113.72cm" svg:height="78.841cm" svg:x="0.635cm" svg:y="0.635cm" svg:viewBox="0 0 113721 78842" draw:points="113721,78842 113721,0 0,0">
          <text:p/>
        </draw:polyline>
        <draw:line draw:style-name="gr1" draw:text-style-name="P1" draw:layer="layout" svg:x1="4.139cm" svg:y1="78.348cm" svg:x2="4.139cm" svg:y2="79.554cm">
          <text:p/>
        </draw:line>
        <draw:line draw:style-name="gr1" draw:text-style-name="P1" draw:layer="layout" svg:x1="8.116cm" svg:y1="78.348cm" svg:x2="8.116cm" svg:y2="79.554cm">
          <text:p/>
        </draw:line>
        <draw:line draw:style-name="gr1" draw:text-style-name="P1" draw:layer="layout" svg:x1="12.092cm" svg:y1="78.348cm" svg:x2="12.092cm" svg:y2="79.554cm">
          <text:p/>
        </draw:line>
        <draw:line draw:style-name="gr1" draw:text-style-name="P1" draw:layer="layout" svg:x1="16.068cm" svg:y1="78.348cm" svg:x2="16.068cm" svg:y2="79.554cm">
          <text:p/>
        </draw:line>
        <draw:line draw:style-name="gr1" draw:text-style-name="P1" draw:layer="layout" svg:x1="20.044cm" svg:y1="78.348cm" svg:x2="20.044cm" svg:y2="79.554cm">
          <text:p/>
        </draw:line>
        <draw:line draw:style-name="gr1" draw:text-style-name="P1" draw:layer="layout" svg:x1="24.021cm" svg:y1="78.348cm" svg:x2="24.021cm" svg:y2="79.554cm">
          <text:p/>
        </draw:line>
        <draw:line draw:style-name="gr1" draw:text-style-name="P1" draw:layer="layout" svg:x1="27.997cm" svg:y1="78.348cm" svg:x2="27.997cm" svg:y2="79.554cm">
          <text:p/>
        </draw:line>
        <draw:line draw:style-name="gr1" draw:text-style-name="P1" draw:layer="layout" svg:x1="31.973cm" svg:y1="78.348cm" svg:x2="31.973cm" svg:y2="79.554cm">
          <text:p/>
        </draw:line>
        <draw:line draw:style-name="gr1" draw:text-style-name="P1" draw:layer="layout" svg:x1="35.949cm" svg:y1="78.348cm" svg:x2="35.949cm" svg:y2="79.554cm">
          <text:p/>
        </draw:line>
        <draw:line draw:style-name="gr1" draw:text-style-name="P1" draw:layer="layout" svg:x1="39.925cm" svg:y1="78.348cm" svg:x2="39.925cm" svg:y2="79.554cm">
          <text:p/>
        </draw:line>
        <draw:line draw:style-name="gr1" draw:text-style-name="P1" draw:layer="layout" svg:x1="43.902cm" svg:y1="78.348cm" svg:x2="43.902cm" svg:y2="79.554cm">
          <text:p/>
        </draw:line>
        <draw:line draw:style-name="gr1" draw:text-style-name="P1" draw:layer="layout" svg:x1="47.878cm" svg:y1="78.348cm" svg:x2="47.878cm" svg:y2="79.554cm">
          <text:p/>
        </draw:line>
        <draw:line draw:style-name="gr1" draw:text-style-name="P1" draw:layer="layout" svg:x1="51.854cm" svg:y1="78.348cm" svg:x2="51.854cm" svg:y2="79.393cm">
          <text:p/>
        </draw:line>
        <draw:line draw:style-name="gr1" draw:text-style-name="P1" draw:layer="layout" svg:x1="55.83cm" svg:y1="78.348cm" svg:x2="55.83cm" svg:y2="79.554cm">
          <text:p/>
        </draw:line>
        <draw:line draw:style-name="gr1" draw:text-style-name="P1" draw:layer="layout" svg:x1="59.409cm" svg:y1="78.348cm" svg:x2="59.409cm" svg:y2="79.554cm">
          <text:p/>
        </draw:line>
        <draw:line draw:style-name="gr1" draw:text-style-name="P1" draw:layer="layout" svg:x1="63.385cm" svg:y1="78.348cm" svg:x2="63.385cm" svg:y2="79.554cm">
          <text:p/>
        </draw:line>
        <draw:line draw:style-name="gr1" draw:text-style-name="P1" draw:layer="layout" svg:x1="67.361cm" svg:y1="78.348cm" svg:x2="67.361cm" svg:y2="79.554cm">
          <text:p/>
        </draw:line>
        <draw:line draw:style-name="gr1" draw:text-style-name="P1" draw:layer="layout" svg:x1="71.338cm" svg:y1="78.348cm" svg:x2="71.338cm" svg:y2="79.554cm">
          <text:p/>
        </draw:line>
        <draw:line draw:style-name="gr1" draw:text-style-name="P1" draw:layer="layout" svg:x1="75.314cm" svg:y1="78.348cm" svg:x2="75.314cm" svg:y2="79.554cm">
          <text:p/>
        </draw:line>
        <draw:line draw:style-name="gr1" draw:text-style-name="P1" draw:layer="layout" svg:x1="79.29cm" svg:y1="78.348cm" svg:x2="79.29cm" svg:y2="79.554cm">
          <text:p/>
        </draw:line>
        <draw:line draw:style-name="gr1" draw:text-style-name="P1" draw:layer="layout" svg:x1="83.266cm" svg:y1="78.348cm" svg:x2="83.266cm" svg:y2="79.554cm">
          <text:p/>
        </draw:line>
        <draw:line draw:style-name="gr1" draw:text-style-name="P1" draw:layer="layout" svg:x1="87.242cm" svg:y1="78.348cm" svg:x2="87.242cm" svg:y2="79.554cm">
          <text:p/>
        </draw:line>
        <draw:line draw:style-name="gr1" draw:text-style-name="P1" draw:layer="layout" svg:x1="91.219cm" svg:y1="78.348cm" svg:x2="91.219cm" svg:y2="79.554cm">
          <text:p/>
        </draw:line>
        <draw:line draw:style-name="gr1" draw:text-style-name="P1" draw:layer="layout" svg:x1="95.195cm" svg:y1="78.348cm" svg:x2="95.195cm" svg:y2="79.554cm">
          <text:p/>
        </draw:line>
        <draw:line draw:style-name="gr1" draw:text-style-name="P1" draw:layer="layout" svg:x1="99.171cm" svg:y1="78.348cm" svg:x2="99.171cm" svg:y2="79.554cm">
          <text:p/>
        </draw:line>
        <draw:line draw:style-name="gr1" draw:text-style-name="P1" draw:layer="layout" svg:x1="103.147cm" svg:y1="78.348cm" svg:x2="103.147cm" svg:y2="79.554cm">
          <text:p/>
        </draw:line>
        <draw:line draw:style-name="gr1" draw:text-style-name="P1" draw:layer="layout" svg:x1="107.124cm" svg:y1="78.348cm" svg:x2="107.124cm" svg:y2="79.393cm">
          <text:p/>
        </draw:line>
        <draw:line draw:style-name="gr1" draw:text-style-name="P1" draw:layer="layout" svg:x1="111.1cm" svg:y1="78.348cm" svg:x2="111.1cm" svg:y2="79.554cm">
          <text:p/>
        </draw:line>
        <draw:line draw:style-name="gr1" draw:text-style-name="P1" draw:layer="layout" svg:x1="4.015cm" svg:y1="0.635cm" svg:x2="4.015cm" svg:y2="1.841cm">
          <text:p/>
        </draw:line>
        <draw:line draw:style-name="gr1" draw:text-style-name="P1" draw:layer="layout" svg:x1="7.991cm" svg:y1="0.635cm" svg:x2="7.991cm" svg:y2="1.841cm">
          <text:p/>
        </draw:line>
        <draw:line draw:style-name="gr1" draw:text-style-name="P1" draw:layer="layout" svg:x1="11.967cm" svg:y1="0.635cm" svg:x2="11.967cm" svg:y2="1.841cm">
          <text:p/>
        </draw:line>
        <draw:line draw:style-name="gr1" draw:text-style-name="P1" draw:layer="layout" svg:x1="15.944cm" svg:y1="0.635cm" svg:x2="15.944cm" svg:y2="1.841cm">
          <text:p/>
        </draw:line>
        <draw:line draw:style-name="gr1" draw:text-style-name="P1" draw:layer="layout" svg:x1="19.92cm" svg:y1="0.635cm" svg:x2="19.92cm" svg:y2="1.841cm">
          <text:p/>
        </draw:line>
        <draw:line draw:style-name="gr1" draw:text-style-name="P1" draw:layer="layout" svg:x1="23.896cm" svg:y1="0.635cm" svg:x2="23.896cm" svg:y2="1.841cm">
          <text:p/>
        </draw:line>
        <draw:line draw:style-name="gr1" draw:text-style-name="P1" draw:layer="layout" svg:x1="27.872cm" svg:y1="0.635cm" svg:x2="27.872cm" svg:y2="1.841cm">
          <text:p/>
        </draw:line>
        <draw:line draw:style-name="gr1" draw:text-style-name="P1" draw:layer="layout" svg:x1="31.848cm" svg:y1="0.635cm" svg:x2="31.848cm" svg:y2="1.841cm">
          <text:p/>
        </draw:line>
        <draw:line draw:style-name="gr1" draw:text-style-name="P1" draw:layer="layout" svg:x1="35.825cm" svg:y1="0.635cm" svg:x2="35.825cm" svg:y2="1.841cm">
          <text:p/>
        </draw:line>
        <draw:line draw:style-name="gr1" draw:text-style-name="P1" draw:layer="layout" svg:x1="39.801cm" svg:y1="0.635cm" svg:x2="39.801cm" svg:y2="1.841cm">
          <text:p/>
        </draw:line>
        <draw:line draw:style-name="gr1" draw:text-style-name="P1" draw:layer="layout" svg:x1="43.777cm" svg:y1="0.635cm" svg:x2="43.777cm" svg:y2="1.841cm">
          <text:p/>
        </draw:line>
        <draw:line draw:style-name="gr1" draw:text-style-name="P1" draw:layer="layout" svg:x1="47.753cm" svg:y1="0.635cm" svg:x2="47.753cm" svg:y2="1.841cm">
          <text:p/>
        </draw:line>
        <draw:line draw:style-name="gr1" draw:text-style-name="P1" draw:layer="layout" svg:x1="51.729cm" svg:y1="0.635cm" svg:x2="51.729cm" svg:y2="1.68cm">
          <text:p/>
        </draw:line>
        <draw:line draw:style-name="gr1" draw:text-style-name="P1" draw:layer="layout" svg:x1="55.706cm" svg:y1="0.635cm" svg:x2="55.706cm" svg:y2="1.841cm">
          <text:p/>
        </draw:line>
        <draw:line draw:style-name="gr1" draw:text-style-name="P1" draw:layer="layout" svg:x1="59.284cm" svg:y1="0.635cm" svg:x2="59.284cm" svg:y2="1.841cm">
          <text:p/>
        </draw:line>
        <draw:line draw:style-name="gr1" draw:text-style-name="P1" draw:layer="layout" svg:x1="63.261cm" svg:y1="0.635cm" svg:x2="63.107cm" svg:y2="1.661cm">
          <text:p/>
        </draw:line>
        <draw:line draw:style-name="gr1" draw:text-style-name="P1" draw:layer="layout" svg:x1="67.237cm" svg:y1="0.635cm" svg:x2="67.237cm" svg:y2="1.841cm">
          <text:p/>
        </draw:line>
        <draw:line draw:style-name="gr1" draw:text-style-name="P1" draw:layer="layout" svg:x1="71.213cm" svg:y1="0.635cm" svg:x2="71.213cm" svg:y2="1.841cm">
          <text:p/>
        </draw:line>
        <draw:line draw:style-name="gr1" draw:text-style-name="P1" draw:layer="layout" svg:x1="75.189cm" svg:y1="0.635cm" svg:x2="75.189cm" svg:y2="1.841cm">
          <text:p/>
        </draw:line>
        <draw:line draw:style-name="gr1" draw:text-style-name="P1" draw:layer="layout" svg:x1="79.165cm" svg:y1="0.635cm" svg:x2="79.165cm" svg:y2="1.841cm">
          <text:p/>
        </draw:line>
        <draw:line draw:style-name="gr1" draw:text-style-name="P1" draw:layer="layout" svg:x1="83.142cm" svg:y1="0.635cm" svg:x2="83.142cm" svg:y2="1.841cm">
          <text:p/>
        </draw:line>
        <draw:line draw:style-name="gr1" draw:text-style-name="P1" draw:layer="layout" svg:x1="87.118cm" svg:y1="0.635cm" svg:x2="87.118cm" svg:y2="1.841cm">
          <text:p/>
        </draw:line>
        <draw:line draw:style-name="gr1" draw:text-style-name="P1" draw:layer="layout" svg:x1="91.094cm" svg:y1="0.635cm" svg:x2="91.094cm" svg:y2="1.841cm">
          <text:p/>
        </draw:line>
        <draw:line draw:style-name="gr1" draw:text-style-name="P1" draw:layer="layout" svg:x1="95.07cm" svg:y1="0.635cm" svg:x2="95.07cm" svg:y2="1.841cm">
          <text:p/>
        </draw:line>
        <draw:line draw:style-name="gr1" draw:text-style-name="P1" draw:layer="layout" svg:x1="99.047cm" svg:y1="0.635cm" svg:x2="99.047cm" svg:y2="1.841cm">
          <text:p/>
        </draw:line>
        <draw:line draw:style-name="gr1" draw:text-style-name="P1" draw:layer="layout" svg:x1="103.023cm" svg:y1="0.635cm" svg:x2="103.023cm" svg:y2="1.841cm">
          <text:p/>
        </draw:line>
        <draw:line draw:style-name="gr1" draw:text-style-name="P1" draw:layer="layout" svg:x1="106.999cm" svg:y1="0.635cm" svg:x2="106.999cm" svg:y2="1.68cm">
          <text:p/>
        </draw:line>
        <draw:line draw:style-name="gr1" draw:text-style-name="P1" draw:layer="layout" svg:x1="110.975cm" svg:y1="0.635cm" svg:x2="110.975cm" svg:y2="1.841cm">
          <text:p/>
        </draw:line>
        <draw:line draw:style-name="gr1" draw:text-style-name="P1" draw:layer="layout" svg:x1="0.635cm" svg:y1="5.06cm" svg:x2="1.827cm" svg:y2="5.06cm">
          <text:p/>
        </draw:line>
        <draw:line draw:style-name="gr1" draw:text-style-name="P1" draw:layer="layout" svg:x1="0.635cm" svg:y1="9.082cm" svg:x2="1.827cm" svg:y2="9.082cm">
          <text:p/>
        </draw:line>
        <draw:line draw:style-name="gr1" draw:text-style-name="P1" draw:layer="layout" svg:x1="0.635cm" svg:y1="13.105cm" svg:x2="1.827cm" svg:y2="13.105cm">
          <text:p/>
        </draw:line>
        <draw:line draw:style-name="gr1" draw:text-style-name="P1" draw:layer="layout" svg:x1="0.635cm" svg:y1="17.127cm" svg:x2="1.827cm" svg:y2="17.127cm">
          <text:p/>
        </draw:line>
        <draw:line draw:style-name="gr1" draw:text-style-name="P1" draw:layer="layout" svg:x1="0.635cm" svg:y1="21.15cm" svg:x2="1.827cm" svg:y2="21.15cm">
          <text:p/>
        </draw:line>
        <draw:line draw:style-name="gr1" draw:text-style-name="P1" draw:layer="layout" svg:x1="0.635cm" svg:y1="25.172cm" svg:x2="1.827cm" svg:y2="25.172cm">
          <text:p/>
        </draw:line>
        <draw:line draw:style-name="gr1" draw:text-style-name="P1" draw:layer="layout" svg:x1="0.635cm" svg:y1="29.195cm" svg:x2="1.827cm" svg:y2="29.195cm">
          <text:p/>
        </draw:line>
        <draw:line draw:style-name="gr1" draw:text-style-name="P1" draw:layer="layout" svg:x1="0.635cm" svg:y1="33.217cm" svg:x2="1.827cm" svg:y2="33.217cm">
          <text:p/>
        </draw:line>
        <draw:line draw:style-name="gr1" draw:text-style-name="P1" draw:layer="layout" svg:x1="0.635cm" svg:y1="37.24cm" svg:x2="1.827cm" svg:y2="37.24cm">
          <text:p/>
        </draw:line>
        <draw:line draw:style-name="gr1" draw:text-style-name="P1" draw:layer="layout" svg:x1="0.635cm" svg:y1="41.262cm" svg:x2="1.827cm" svg:y2="41.262cm">
          <text:p/>
        </draw:line>
        <draw:line draw:style-name="gr1" draw:text-style-name="P1" draw:layer="layout" svg:x1="0.635cm" svg:y1="45.285cm" svg:x2="1.827cm" svg:y2="45.285cm">
          <text:p/>
        </draw:line>
        <draw:line draw:style-name="gr1" draw:text-style-name="P1" draw:layer="layout" svg:x1="0.635cm" svg:y1="49.307cm" svg:x2="1.827cm" svg:y2="49.307cm">
          <text:p/>
        </draw:line>
        <draw:line draw:style-name="gr1" draw:text-style-name="P1" draw:layer="layout" svg:x1="0.635cm" svg:y1="53.33cm" svg:x2="1.827cm" svg:y2="53.33cm">
          <text:p/>
        </draw:line>
        <draw:line draw:style-name="gr1" draw:text-style-name="P1" draw:layer="layout" svg:x1="0.635cm" svg:y1="57.352cm" svg:x2="1.827cm" svg:y2="57.352cm">
          <text:p/>
        </draw:line>
        <draw:line draw:style-name="gr1" draw:text-style-name="P1" draw:layer="layout" svg:x1="0.635cm" svg:y1="61.375cm" svg:x2="1.827cm" svg:y2="61.375cm">
          <text:p/>
        </draw:line>
        <draw:line draw:style-name="gr1" draw:text-style-name="P1" draw:layer="layout" svg:x1="0.635cm" svg:y1="65.397cm" svg:x2="1.827cm" svg:y2="65.397cm">
          <text:p/>
        </draw:line>
        <draw:line draw:style-name="gr1" draw:text-style-name="P1" draw:layer="layout" svg:x1="0.635cm" svg:y1="69.42cm" svg:x2="1.827cm" svg:y2="69.42cm">
          <text:p/>
        </draw:line>
        <draw:line draw:style-name="gr1" draw:text-style-name="P1" draw:layer="layout" svg:x1="0.635cm" svg:y1="73.442cm" svg:x2="1.827cm" svg:y2="73.442cm">
          <text:p/>
        </draw:line>
        <draw:line draw:style-name="gr1" draw:text-style-name="P1" draw:layer="layout" svg:x1="113.162cm" svg:y1="5.864cm" svg:x2="114.354cm" svg:y2="5.864cm">
          <text:p/>
        </draw:line>
        <draw:line draw:style-name="gr1" draw:text-style-name="P1" draw:layer="layout" svg:x1="113.162cm" svg:y1="9.887cm" svg:x2="114.354cm" svg:y2="9.887cm">
          <text:p/>
        </draw:line>
        <draw:line draw:style-name="gr1" draw:text-style-name="P1" draw:layer="layout" svg:x1="113.162cm" svg:y1="13.909cm" svg:x2="114.354cm" svg:y2="13.909cm">
          <text:p/>
        </draw:line>
        <draw:line draw:style-name="gr1" draw:text-style-name="P1" draw:layer="layout" svg:x1="113.162cm" svg:y1="17.932cm" svg:x2="114.354cm" svg:y2="17.932cm">
          <text:p/>
        </draw:line>
        <draw:line draw:style-name="gr1" draw:text-style-name="P1" draw:layer="layout" svg:x1="113.162cm" svg:y1="21.954cm" svg:x2="114.354cm" svg:y2="21.954cm">
          <text:p/>
        </draw:line>
        <draw:line draw:style-name="gr1" draw:text-style-name="P1" draw:layer="layout" svg:x1="113.162cm" svg:y1="25.977cm" svg:x2="114.354cm" svg:y2="25.977cm">
          <text:p/>
        </draw:line>
        <draw:line draw:style-name="gr1" draw:text-style-name="P1" draw:layer="layout" svg:x1="113.162cm" svg:y1="34.022cm" svg:x2="114.354cm" svg:y2="34.022cm">
          <text:p/>
        </draw:line>
        <draw:line draw:style-name="gr1" draw:text-style-name="P1" draw:layer="layout" svg:x1="113.162cm" svg:y1="38.044cm" svg:x2="114.354cm" svg:y2="38.044cm">
          <text:p/>
        </draw:line>
        <draw:line draw:style-name="gr1" draw:text-style-name="P1" draw:layer="layout" svg:x1="113.162cm" svg:y1="46.089cm" svg:x2="114.354cm" svg:y2="46.089cm">
          <text:p/>
        </draw:line>
        <draw:line draw:style-name="gr1" draw:text-style-name="P1" draw:layer="layout" svg:x1="113.162cm" svg:y1="50.112cm" svg:x2="114.354cm" svg:y2="50.112cm">
          <text:p/>
        </draw:line>
        <draw:line draw:style-name="gr1" draw:text-style-name="P1" draw:layer="layout" svg:x1="113.162cm" svg:y1="54.134cm" svg:x2="114.354cm" svg:y2="54.134cm">
          <text:p/>
        </draw:line>
        <draw:line draw:style-name="gr1" draw:text-style-name="P1" draw:layer="layout" svg:x1="113.162cm" svg:y1="58.157cm" svg:x2="114.354cm" svg:y2="58.157cm">
          <text:p/>
        </draw:line>
        <draw:line draw:style-name="gr1" draw:text-style-name="P1" draw:layer="layout" svg:x1="113.162cm" svg:y1="62.179cm" svg:x2="114.354cm" svg:y2="62.179cm">
          <text:p/>
        </draw:line>
        <draw:line draw:style-name="gr1" draw:text-style-name="P1" draw:layer="layout" svg:x1="113.162cm" svg:y1="66.202cm" svg:x2="114.354cm" svg:y2="66.202cm">
          <text:p/>
        </draw:line>
        <draw:line draw:style-name="gr1" draw:text-style-name="P1" draw:layer="layout" svg:x1="113.162cm" svg:y1="70.224cm" svg:x2="114.354cm" svg:y2="70.224cm">
          <text:p/>
        </draw:line>
        <draw:line draw:style-name="gr1" draw:text-style-name="P1" draw:layer="layout" svg:x1="113.162cm" svg:y1="74.247cm" svg:x2="114.354cm" svg:y2="74.247cm">
          <text:p/>
        </draw:line>
        <draw:frame draw:style-name="gr9" draw:text-style-name="P1" draw:layer="layout" svg:width="49.248cm" svg:height="2.252cm" svg:x="30.29cm" svg:y="3.051cm">
          <draw:text-box>
            <text:p text:style-name="P2"><text:span text:style-name="T5">VNPT BIMAX – DB MODELING DESIGN</text:span></text:p>
          </draw:text-box>
        </draw:frame>
        <draw:g>
          <draw:polygon draw:style-name="gr10" draw:text-style-name="P1" draw:layer="layout" svg:width="14.1cm" svg:height="2.639cm" svg:x="9.89cm" svg:y="4.288cm" svg:viewBox="0 0 14101 2640" draw:points="0,2640 14101,2640 14101,0 0,0">
            <text:p/>
          </draw:polygon>
          <draw:frame draw:style-name="gr11" draw:text-style-name="P1" draw:layer="layout" svg:width="14.1cm" svg:height="2.639cm" svg:x="9.89cm" svg:y="4.288cm">
            <draw:text-box>
              <text:p text:style-name="P4"><text:span text:style-name="T6">Ver:</text:span><text:span text:style-name="T6"><text:tab/></text:span><text:span text:style-name="T6">2.0</text:span><text:span text:style-name="T6"><text:tab/></text:span><text:span text:style-name="T6"><text:tab/></text:span><text:span text:style-name="T6">Updated: Aug 10</text:span></text:p>
              <text:p text:style-name="P4"><text:span text:style-name="T6">By: </text:span><text:span text:style-name="T6"><text:tab/></text:span><text:span text:style-name="T6">Luân Võ</text:span></text:p>
            </draw:text-box>
          </draw:frame>
        </draw:g>
        <draw:frame draw:style-name="gr8" draw:layer="layout" svg:width="83.289cm" svg:height="51.232cm" svg:x="15.851cm" svg:y="14.479cm">
          <draw:image xlink:href="Pictures/2000030F0000F95C000099A5AAE24A6E43C92AF0.wmf" xlink:type="simple" xlink:show="embed" xlink:actuate="onLoad">
            <text:p/>
          </draw:image>
        </draw:frame>
        <draw:frame draw:style-name="gr8" draw:layer="layout" svg:width="83.289cm" svg:height="51.232cm" svg:x="16.66cm" svg:y="14.427cm">
          <draw:image xlink:href="Pictures/2000030F0000F95C000099A5AAE24A6E43C92AF0.wmf" xlink:type="simple" xlink:show="embed" xlink:actuate="onLoad">
            <text:p/>
          </draw:image>
        </draw:frame>
        <draw:g>
          <draw:g>
            <draw:polygon draw:style-name="gr12" draw:text-style-name="P6" draw:layer="layout" svg:width="15.255cm" svg:height="2.639cm" svg:x="23.72cm" svg:y="30.321cm" svg:viewBox="0 0 15256 2640" draw:points="0,2640 15256,2640 15256,0 0,0">
              <text:p/>
            </draw:polygon>
            <draw:polygon draw:style-name="gr13" draw:text-style-name="P1" draw:layer="layout" svg:width="15.255cm" svg:height="2.639cm" svg:x="23.72cm" svg:y="30.321cm" svg:viewBox="0 0 15256 2640" draw:points="0,2640 15256,2640 15256,0 0,0">
              <text:p/>
            </draw:polygon>
          </draw:g>
          <draw:frame draw:style-name="gr14" draw:text-style-name="P1" draw:layer="layout" svg:width="15.255cm" svg:height="2.993cm" svg:x="23.72cm" svg:y="30.144cm">
            <draw:text-box>
              <text:p text:style-name="P2"><text:span text:style-name="T1">MEDIA ANALYTICS REPORT</text:span></text:p>
            </draw:text-box>
          </draw:frame>
        </draw:g>
        <draw:g>
          <draw:g>
            <draw:polygon draw:style-name="gr12" draw:text-style-name="P6" draw:layer="layout" svg:width="18cm" svg:height="2.639cm" svg:x="61.72cm" svg:y="30.321cm" svg:viewBox="0 0 18001 2640" draw:points="0,2640 18001,2640 18001,0 0,0">
              <text:p/>
            </draw:polygon>
            <draw:polygon draw:style-name="gr13" draw:text-style-name="P1" draw:layer="layout" svg:width="18cm" svg:height="2.639cm" svg:x="61.72cm" svg:y="30.321cm" svg:viewBox="0 0 18001 2640" draw:points="0,2640 18001,2640 18001,0 0,0">
              <text:p/>
            </draw:polygon>
          </draw:g>
          <draw:frame draw:style-name="gr14" draw:text-style-name="P1" draw:layer="layout" svg:width="18cm" svg:height="2.993cm" svg:x="61.72cm" svg:y="30.144cm">
            <draw:text-box>
              <text:p text:style-name="P2"><text:span text:style-name="T1">USER BEHAVIOUR ANALYTICS REPORT</text:span></text:p>
            </draw:text-box>
          </draw:frame>
        </draw:g>
      </draw:page>
      <draw:page draw:name="4. Physical Design" draw:style-name="dp1" draw:master-page-name="PM3">
        <draw:line draw:style-name="gr15" draw:text-style-name="P1" draw:layer="layout" svg:x1="41.048cm" svg:y1="25.375cm" svg:x2="41.048cm" svg:y2="21.883cm">
          <text:p/>
        </draw:line>
        <draw:line draw:style-name="gr15" draw:text-style-name="P1" draw:layer="layout" svg:x1="41.406cm" svg:y1="25.375cm" svg:x2="41.406cm" svg:y2="21.883cm">
          <text:p/>
        </draw:line>
        <draw:path draw:style-name="gr16" draw:text-style-name="P1" draw:layer="layout" svg:width="1.508cm" svg:height="0.594cm" svg:x="40.453cm" svg:y="22.2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40.44cm" svg:y="24.423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olygon draw:style-name="gr17" draw:text-style-name="P1" draw:layer="layout" svg:width="52.598cm" svg:height="19.607cm" svg:x="12.44cm" svg:y="10.579cm" svg:viewBox="0 0 52599 19608" draw:points="0,19608 52599,19608 52599,0 0,0">
          <text:p/>
        </draw:polygon>
        <draw:g>
          <draw:polygon draw:style-name="gr18" draw:text-style-name="P7" draw:layer="layout" svg:width="6.914cm" svg:height="1.35cm" svg:x="38.716cm" svg:y="10.896cm" svg:viewBox="0 0 6915 1351" draw:points="0,1351 6915,1351 6915,0 0,0">
            <text:p/>
          </draw:polygon>
          <draw:frame draw:style-name="gr19" draw:text-style-name="P1" draw:layer="layout" svg:width="6.914cm" svg:height="1.35cm" svg:x="38.716cm" svg:y="10.896cm">
            <draw:text-box>
              <text:p text:style-name="P2"><text:span text:style-name="T7">HCM – 137 Pasteur</text:span></text:p>
            </draw:text-box>
          </draw:frame>
        </draw:g>
        <draw:g>
          <draw:polygon draw:style-name="gr5" draw:text-style-name="P5" draw:layer="layout" svg:width="1.622cm" svg:height="2.54cm" svg:x="40.414cm" svg:y="19.509cm" svg:viewBox="0 0 1623 2541" draw:points="0,2541 1623,2541 1623,0 0,0">
            <text:p/>
          </draw:polygon>
          <draw:polygon draw:style-name="gr7" draw:text-style-name="P1" draw:layer="layout" svg:width="1.622cm" svg:height="2.54cm" svg:x="40.414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41.626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41.626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41.031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58.723cm" svg:y="19.509cm" svg:viewBox="0 0 1623 2541" draw:points="0,2541 1623,2541 1623,0 0,0">
            <text:p/>
          </draw:polygon>
          <draw:polygon draw:style-name="gr7" draw:text-style-name="P1" draw:layer="layout" svg:width="1.622cm" svg:height="2.54cm" svg:x="58.723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59.935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59.935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59.34cm" svg:y="21.184cm" svg:viewBox="0 0 792 450" svg:d="M0 450h792v-63h-792zM0 257h792v-64h-792zM0 63h792v-63h-792z">
          <text:p/>
        </draw:path>
        <draw:polygon draw:style-name="gr17" draw:text-style-name="P1" draw:layer="layout" svg:width="17.145cm" svg:height="19.607cm" svg:x="85.672cm" svg:y="10.579cm" svg:viewBox="0 0 17146 19608" draw:points="0,19608 17146,19608 17146,0 0,0">
          <text:p/>
        </draw:polygon>
        <draw:g>
          <draw:polygon draw:style-name="gr18" draw:text-style-name="P7" draw:layer="layout" svg:width="6.914cm" svg:height="1.134cm" svg:x="86.021cm" svg:y="10.896cm" svg:viewBox="0 0 6915 1135" draw:points="0,1135 6915,1135 6915,0 0,0">
            <text:p/>
          </draw:polygon>
          <draw:frame draw:style-name="gr22" draw:text-style-name="P1" draw:layer="layout" svg:width="6.914cm" svg:height="1.134cm" svg:x="86.021cm" svg:y="10.896cm">
            <draw:text-box>
              <text:p text:style-name="P2"><text:span text:style-name="T7">DaNang (DNG)</text:span></text:p>
            </draw:text-box>
          </draw:frame>
        </draw:g>
        <draw:polygon draw:style-name="gr17" draw:text-style-name="P1" draw:layer="layout" svg:width="59.055cm" svg:height="19.607cm" svg:x="103.452cm" svg:y="10.579cm" svg:viewBox="0 0 59056 19608" draw:points="0,19608 59056,19608 59056,0 0,0">
          <text:p/>
        </draw:polygon>
        <draw:g>
          <draw:polygon draw:style-name="gr18" draw:text-style-name="P7" draw:layer="layout" svg:width="6.914cm" svg:height="1.134cm" svg:x="103.801cm" svg:y="10.896cm" svg:viewBox="0 0 6915 1135" draw:points="0,1135 6915,1135 6915,0 0,0">
            <text:p/>
          </draw:polygon>
          <draw:frame draw:style-name="gr22" draw:text-style-name="P1" draw:layer="layout" svg:width="6.914cm" svg:height="1.134cm" svg:x="103.801cm" svg:y="10.896cm">
            <draw:text-box>
              <text:p text:style-name="P2"><text:span text:style-name="T7">HaNoi (HNI)</text:span></text:p>
            </draw:text-box>
          </draw:frame>
        </draw:g>
        <draw:g>
          <draw:polygon draw:style-name="gr5" draw:text-style-name="P5" draw:layer="layout" svg:width="1.622cm" svg:height="2.54cm" svg:x="123.808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23.808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25.02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25.02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24.425cm" svg:y="21.184cm" svg:viewBox="0 0 792 450" svg:d="M0 450h792v-63h-792zM0 257h792v-64h-792zM0 63h792v-63h-792z">
          <text:p/>
        </draw:path>
        <draw:polygon draw:style-name="gr17" draw:text-style-name="P1" draw:layer="layout" svg:width="17.78cm" svg:height="5.834cm" svg:x="39.637cm" svg:y="17.842cm" svg:viewBox="0 0 17781 5835" draw:points="0,5835 17781,5835 17781,0 0,0">
          <text:p/>
        </draw:polygon>
        <draw:polygon draw:style-name="gr17" draw:text-style-name="P1" draw:layer="layout" svg:width="3.5cm" svg:height="5.834cm" svg:x="92.54cm" svg:y="18.061cm" svg:viewBox="0 0 3501 5835" draw:points="0,5835 3501,5835 3501,0 0,0">
          <text:p/>
        </draw:polygon>
        <draw:polygon draw:style-name="gr17" draw:text-style-name="P1" draw:layer="layout" svg:width="17.78cm" svg:height="4.763cm" svg:x="104.722cm" svg:y="18.061cm" svg:viewBox="0 0 17781 4764" draw:points="0,4764 17781,4764 17781,0 0,0">
          <text:p/>
        </draw:polygon>
        <draw:g>
          <draw:polygon draw:style-name="gr5" draw:text-style-name="P5" draw:layer="layout" svg:width="1.622cm" svg:height="2.54cm" svg:x="134.794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34.794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36.006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36.006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35.411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143.49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43.49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44.71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44.71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44.116cm" svg:y="21.184cm" svg:viewBox="0 0 792 450" svg:d="M0 450h792v-63h-792zM0 257h792v-64h-792zM0 63h792v-63h-792z">
          <text:p/>
        </draw:path>
        <draw:polygon draw:style-name="gr17" draw:text-style-name="P1" draw:layer="layout" svg:width="14.705cm" svg:height="5.834cm" svg:x="134.335cm" svg:y="17.525cm" svg:viewBox="0 0 14706 5835" draw:points="0,5835 14706,5835 14706,0 0,0">
          <text:p/>
        </draw:polygon>
        <draw:g>
          <draw:polygon draw:style-name="gr5" draw:text-style-name="P5" draw:layer="layout" svg:width="1.622cm" svg:height="2.54cm" svg:x="154.077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54.077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55.28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55.28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54.694cm" svg:y="21.184cm" svg:viewBox="0 0 792 450" svg:d="M0 450h792v-63h-792zM0 257h792v-64h-792zM0 63h792v-63h-792z">
          <text:p/>
        </draw:path>
        <draw:frame draw:style-name="gr23" draw:text-style-name="P1" draw:layer="layout" svg:width="3.282cm" svg:height="0.706cm" svg:x="153.247cm" svg:y="18.926cm">
          <draw:text-box>
            <text:p text:style-name="P2"><text:span text:style-name="T8">DNS/Portal Server</text:span></text:p>
          </draw:text-box>
        </draw:frame>
        <draw:g>
          <draw:polygon draw:style-name="gr5" draw:text-style-name="P5" draw:layer="layout" svg:width="1.622cm" svg:height="2.54cm" svg:x="157.887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57.887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59.09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59.09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58.504cm" svg:y="21.184cm" svg:viewBox="0 0 792 450" svg:d="M0 450h792v-63h-792zM0 257h792v-64h-792zM0 63h792v-63h-792z">
          <text:p/>
        </draw:path>
        <draw:frame draw:style-name="gr23" draw:text-style-name="P1" draw:layer="layout" svg:width="2.851cm" svg:height="0.706cm" svg:x="157.272cm" svg:y="18.926cm">
          <draw:text-box>
            <text:p text:style-name="P2"><text:span text:style-name="T8">Request Router</text:span></text:p>
          </draw:text-box>
        </draw:frame>
        <draw:polygon draw:style-name="gr17" draw:text-style-name="P1" draw:layer="layout" svg:width="8.913cm" svg:height="5.834cm" svg:x="152.24cm" svg:y="17.545cm" svg:viewBox="0 0 8914 5835" draw:points="0,5835 8914,5835 8914,0 0,0">
          <text:p/>
        </draw:polygon>
        <draw:g>
          <draw:polygon draw:style-name="gr17" draw:text-style-name="P1" draw:layer="layout" svg:width="51cm" svg:height="3.691cm" svg:x="13.79cm" svg:y="25.423cm" svg:viewBox="0 0 51001 3692" draw:points="0,3692 51001,3692 51001,0 0,0">
            <text:p/>
          </draw:polygon>
          <draw:frame draw:style-name="gr24" draw:text-style-name="P1" draw:layer="layout" svg:width="51cm" svg:height="3.691cm" svg:x="13.79cm" svg:y="25.423cm">
            <draw:text-box>
              <text:p text:style-name="P2"><text:span text:style-name="T9">Internet Access Switch</text:span></text:p>
            </draw:text-box>
          </draw:frame>
        </draw:g>
        <draw:g>
          <draw:polygon draw:style-name="gr17" draw:text-style-name="P1" draw:layer="layout" svg:width="13.375cm" svg:height="3.691cm" svg:x="87.855cm" svg:y="25.482cm" svg:viewBox="0 0 13376 3692" draw:points="0,3692 13376,3692 13376,0 0,0">
            <text:p/>
          </draw:polygon>
          <draw:frame draw:style-name="gr24" draw:text-style-name="P1" draw:layer="layout" svg:width="13.375cm" svg:height="3.691cm" svg:x="87.855cm" svg:y="25.482cm">
            <draw:text-box>
              <text:p text:style-name="P2"><text:span text:style-name="T9">Internet Access Switch</text:span></text:p>
            </draw:text-box>
          </draw:frame>
        </draw:g>
        <draw:polyline draw:style-name="gr25" draw:text-style-name="P1" draw:layer="layout" svg:width="0.817cm" svg:height="0.775cm" svg:x="95.835cm" svg:y="26.804cm" svg:viewBox="0 0 818 776" draw:points="818,776 818,0 0,0">
          <text:p/>
        </draw:polyline>
        <draw:line draw:style-name="gr15" draw:text-style-name="P1" draw:layer="layout" svg:x1="94.118cm" svg:y1="25.528cm" svg:x2="94.118cm" svg:y2="22.036cm">
          <text:p/>
        </draw:line>
        <draw:line draw:style-name="gr15" draw:text-style-name="P1" draw:layer="layout" svg:x1="94.475cm" svg:y1="25.528cm" svg:x2="94.475cm" svg:y2="22.036cm">
          <text:p/>
        </draw:line>
        <draw:path draw:style-name="gr16" draw:text-style-name="P1" draw:layer="layout" svg:width="1.508cm" svg:height="0.594cm" svg:x="93.523cm" svg:y="22.354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93.509cm" svg:y="24.57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17" draw:text-style-name="P1" draw:layer="layout" svg:width="55.88cm" svg:height="3.691cm" svg:x="104.722cm" svg:y="25.433cm" svg:viewBox="0 0 55881 3692" draw:points="0,3692 55881,3692 55881,0 0,0">
            <text:p/>
          </draw:polygon>
          <draw:frame draw:style-name="gr24" draw:text-style-name="P1" draw:layer="layout" svg:width="55.88cm" svg:height="3.691cm" svg:x="104.722cm" svg:y="25.433cm">
            <draw:text-box>
              <text:p text:style-name="P2"><text:span text:style-name="T9">Internet Access Switch</text:span></text:p>
            </draw:text-box>
          </draw:frame>
        </draw:g>
        <draw:polyline draw:style-name="gr25" draw:text-style-name="P1" draw:layer="layout" svg:width="0.817cm" svg:height="0.775cm" svg:x="130.394cm" svg:y="26.645cm" svg:viewBox="0 0 818 776" draw:points="818,776 818,0 0,0">
          <text:p/>
        </draw:polyline>
        <draw:polyline draw:style-name="gr25" draw:text-style-name="P1" draw:layer="layout" svg:width="0.817cm" svg:height="0.775cm" svg:x="137.516cm" svg:y="26.645cm" svg:viewBox="0 0 818 776" draw:points="818,776 818,0 0,0">
          <text:p/>
        </draw:polyline>
        <draw:polyline draw:style-name="gr26" draw:text-style-name="P1" draw:layer="layout" svg:width="2.38cm" svg:height="0cm" svg:x="131.499cm" svg:y="27.045cm" svg:viewBox="0 0 2381 0" draw:points="31,0 0,0 2381,0">
          <text:p/>
        </draw:polyline>
        <draw:line draw:style-name="gr27" draw:text-style-name="P1" draw:layer="layout" svg:x1="135.343cm" svg:y1="25.422cm" svg:x2="135.343cm" svg:y2="21.93cm">
          <text:p/>
        </draw:line>
        <draw:line draw:style-name="gr27" draw:text-style-name="P1" draw:layer="layout" svg:x1="135.7cm" svg:y1="25.422cm" svg:x2="135.7cm" svg:y2="21.93cm">
          <text:p/>
        </draw:line>
        <draw:path draw:style-name="gr28" draw:text-style-name="P1" draw:layer="layout" svg:width="1.508cm" svg:height="0.594cm" svg:x="134.747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34.734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27" draw:text-style-name="P1" draw:layer="layout" svg:x1="143.966cm" svg:y1="25.422cm" svg:x2="143.966cm" svg:y2="21.93cm">
          <text:p/>
        </draw:line>
        <draw:line draw:style-name="gr27" draw:text-style-name="P1" draw:layer="layout" svg:x1="144.323cm" svg:y1="25.422cm" svg:x2="144.323cm" svg:y2="21.93cm">
          <text:p/>
        </draw:line>
        <draw:path draw:style-name="gr28" draw:text-style-name="P1" draw:layer="layout" svg:width="1.508cm" svg:height="0.594cm" svg:x="143.371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43.358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frame draw:style-name="gr29" draw:text-style-name="P1" draw:layer="layout" svg:width="31.75cm" svg:height="2.32cm" svg:x="4.69cm" svg:y="3.61cm">
          <draw:text-box>
            <text:p text:style-name="P4"><text:span text:style-name="T10">PHYSICAL DESIGN – VNPT CDN</text:span></text:p>
          </draw:text-box>
        </draw:frame>
        <draw:polyline draw:style-name="gr30" draw:text-style-name="P1" draw:layer="layout" svg:width="26.403cm" svg:height="6.405cm" svg:x="89.288cm" svg:y="29.124cm" svg:viewBox="0 0 26404 6406" draw:points="0,6406 26404,6406 26404,0">
          <text:p/>
        </draw:polyline>
        <draw:g>
          <draw:polygon draw:style-name="gr5" draw:text-style-name="P5" draw:layer="layout" svg:width="6.542cm" svg:height="1.386cm" svg:x="82.746cm" svg:y="34.836cm" svg:viewBox="0 0 6543 1387" draw:points="0,1387 6543,1387 6543,0 0,0">
            <text:p/>
          </draw:polygon>
          <draw:frame draw:style-name="gr31" draw:text-style-name="P1" draw:layer="layout" svg:width="6.542cm" svg:height="1.386cm" svg:x="82.746cm" svg:y="34.836cm">
            <draw:text-box>
              <text:p text:style-name="P2"><text:span text:style-name="T11">INTERNET</text:span></text:p>
            </draw:text-box>
          </draw:frame>
        </draw:g>
        <draw:g>
          <draw:polyline draw:style-name="gr32" draw:text-style-name="P1" draw:layer="layout" svg:width="13.362cm" svg:height="19.071cm" svg:x="85.846cm" svg:y="6.411cm" svg:viewBox="0 0 13363 19072" draw:points="0,0 13363,0 13363,19072">
            <text:p/>
          </draw:polyline>
          <draw:frame draw:style-name="gr33" draw:text-style-name="P1" draw:layer="layout" svg:width="1.411cm" svg:height="0.621cm" svg:x="98.502cm" svg:y="8.955cm">
            <draw:text-box>
              <text:p text:style-name="P2"><text:span text:style-name="T12">`</text:span></text:p>
            </draw:text-box>
          </draw:frame>
        </draw:g>
        <draw:polyline draw:style-name="gr34" draw:text-style-name="P1" draw:layer="layout" svg:width="37.719cm" svg:height="19.022cm" svg:x="94.409cm" svg:y="6.411cm" svg:viewBox="0 0 37720 19023" draw:points="0,0 37720,0 37720,19023">
          <text:p/>
        </draw:polyline>
        <draw:g>
          <draw:polygon draw:style-name="gr5" draw:text-style-name="P5" draw:layer="layout" svg:width="1.622cm" svg:height="2.54cm" svg:x="32.459cm" svg:y="19.423cm" svg:viewBox="0 0 1623 2541" draw:points="0,2541 1623,2541 1623,0 0,0">
            <text:p/>
          </draw:polygon>
          <draw:polygon draw:style-name="gr7" draw:text-style-name="P1" draw:layer="layout" svg:width="1.622cm" svg:height="2.54cm" svg:x="32.459cm" svg:y="19.423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33.671cm" svg:y="20.682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33.671cm" svg:y="20.682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33.076cm" svg:y="21.097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36.011cm" svg:y="19.566cm" svg:viewBox="0 0 1623 2541" draw:points="0,2541 1623,2541 1623,0 0,0">
            <text:p/>
          </draw:polygon>
          <draw:polygon draw:style-name="gr7" draw:text-style-name="P1" draw:layer="layout" svg:width="1.622cm" svg:height="2.54cm" svg:x="36.011cm" svg:y="19.566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37.223cm" svg:y="20.826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37.223cm" svg:y="20.826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36.628cm" svg:y="21.241cm" svg:viewBox="0 0 792 450" svg:d="M0 450h792v-63h-792zM0 257h792v-64h-792zM0 63h792v-63h-792z">
          <text:p/>
        </draw:path>
        <draw:polygon draw:style-name="gr17" draw:text-style-name="P1" draw:layer="layout" svg:width="7.89cm" svg:height="5.834cm" svg:x="31.11cm" svg:y="17.695cm" svg:viewBox="0 0 7891 5835" draw:points="0,5835 7891,5835 7891,0 0,0">
          <text:p/>
        </draw:polygon>
        <draw:g>
          <draw:polygon draw:style-name="gr5" draw:text-style-name="P5" draw:layer="layout" svg:width="1.622cm" svg:height="2.54cm" svg:x="25.499cm" svg:y="19.323cm" svg:viewBox="0 0 1623 2541" draw:points="0,2541 1623,2541 1623,0 0,0">
            <text:p/>
          </draw:polygon>
          <draw:polygon draw:style-name="gr7" draw:text-style-name="P1" draw:layer="layout" svg:width="1.622cm" svg:height="2.54cm" svg:x="25.499cm" svg:y="19.323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26.711cm" svg:y="20.582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26.711cm" svg:y="20.582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26.116cm" svg:y="20.998cm" svg:viewBox="0 0 792 450" svg:d="M0 450h792v-63h-792zM0 257h792v-64h-792zM0 63h792v-63h-792z">
          <text:p/>
        </draw:path>
        <draw:frame draw:style-name="gr23" draw:text-style-name="P1" draw:layer="layout" svg:width="3.282cm" svg:height="0.706cm" svg:x="24.669cm" svg:y="18.556cm">
          <draw:text-box>
            <text:p text:style-name="P2"><text:span text:style-name="T8">DNS/Portal Server</text:span></text:p>
          </draw:text-box>
        </draw:frame>
        <draw:g>
          <draw:polygon draw:style-name="gr5" draw:text-style-name="P5" draw:layer="layout" svg:width="1.622cm" svg:height="2.54cm" svg:x="28.729cm" svg:y="19.323cm" svg:viewBox="0 0 1623 2541" draw:points="0,2541 1623,2541 1623,0 0,0">
            <text:p/>
          </draw:polygon>
          <draw:polygon draw:style-name="gr7" draw:text-style-name="P1" draw:layer="layout" svg:width="1.622cm" svg:height="2.54cm" svg:x="28.729cm" svg:y="19.323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29.941cm" svg:y="20.582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29.941cm" svg:y="20.582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29.346cm" svg:y="20.998cm" svg:viewBox="0 0 792 450" svg:d="M0 450h792v-63h-792zM0 257h792v-64h-792zM0 63h792v-63h-792z">
          <text:p/>
        </draw:path>
        <draw:frame draw:style-name="gr23" draw:text-style-name="P1" draw:layer="layout" svg:width="2.851cm" svg:height="0.706cm" svg:x="28.114cm" svg:y="18.676cm">
          <draw:text-box>
            <text:p text:style-name="P2"><text:span text:style-name="T8">Request Router</text:span></text:p>
          </draw:text-box>
        </draw:frame>
        <draw:g>
          <draw:polygon draw:style-name="gr5" draw:text-style-name="P5" draw:layer="layout" svg:width="1.622cm" svg:height="2.54cm" svg:x="61.959cm" svg:y="19.495cm" svg:viewBox="0 0 1623 2541" draw:points="0,2541 1623,2541 1623,0 0,0">
            <text:p/>
          </draw:polygon>
          <draw:polygon draw:style-name="gr7" draw:text-style-name="P1" draw:layer="layout" svg:width="1.622cm" svg:height="2.54cm" svg:x="61.959cm" svg:y="19.495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63.171cm" svg:y="20.754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63.171cm" svg:y="20.754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62.576cm" svg:y="21.169cm" svg:viewBox="0 0 792 450" svg:d="M0 450h792v-63h-792zM0 257h792v-64h-792zM0 63h792v-63h-792z">
          <text:p/>
        </draw:path>
        <draw:polygon draw:style-name="gr17" draw:text-style-name="P1" draw:layer="layout" svg:width="6.914cm" svg:height="5.834cm" svg:x="58.04cm" svg:y="17.847cm" svg:viewBox="0 0 6915 5835" draw:points="0,5835 6915,5835 6915,0 0,0">
          <text:p/>
        </draw:polygon>
        <draw:g>
          <draw:polygon draw:style-name="gr5" draw:text-style-name="P5" draw:layer="layout" svg:width="1.622cm" svg:height="2.54cm" svg:x="17.299cm" svg:y="19.489cm" svg:viewBox="0 0 1623 2541" draw:points="0,2541 1623,2541 1623,0 0,0">
            <text:p/>
          </draw:polygon>
          <draw:polygon draw:style-name="gr7" draw:text-style-name="P1" draw:layer="layout" svg:width="1.622cm" svg:height="2.54cm" svg:x="17.299cm" svg:y="19.48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8.511cm" svg:y="20.748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8.511cm" svg:y="20.748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7.916cm" svg:y="21.16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20.851cm" svg:y="19.409cm" svg:viewBox="0 0 1623 2541" draw:points="0,2541 1623,2541 1623,0 0,0">
            <text:p/>
          </draw:polygon>
          <draw:polygon draw:style-name="gr7" draw:text-style-name="P1" draw:layer="layout" svg:width="1.622cm" svg:height="2.54cm" svg:x="20.851cm" svg:y="19.4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22.063cm" svg:y="20.668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22.063cm" svg:y="20.668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21.468cm" svg:y="21.084cm" svg:viewBox="0 0 792 450" svg:d="M0 450h792v-63h-792zM0 257h792v-64h-792zM0 63h792v-63h-792z">
          <text:p/>
        </draw:path>
        <draw:polygon draw:style-name="gr17" draw:text-style-name="P1" draw:layer="layout" svg:width="10cm" svg:height="5.834cm" svg:x="13.84cm" svg:y="17.712cm" svg:viewBox="0 0 10001 5835" draw:points="0,5835 10001,5835 10001,0 0,0">
          <text:p/>
        </draw:polygon>
        <draw:g>
          <draw:polygon draw:style-name="gr5" draw:text-style-name="P5" draw:layer="layout" svg:width="1.622cm" svg:height="2.54cm" svg:x="14.299cm" svg:y="19.489cm" svg:viewBox="0 0 1623 2541" draw:points="0,2541 1623,2541 1623,0 0,0">
            <text:p/>
          </draw:polygon>
          <draw:polygon draw:style-name="gr7" draw:text-style-name="P1" draw:layer="layout" svg:width="1.622cm" svg:height="2.54cm" svg:x="14.299cm" svg:y="19.48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5.511cm" svg:y="20.748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5.511cm" svg:y="20.748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4.916cm" svg:y="21.16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126.45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26.45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27.67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27.67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27.076cm" svg:y="21.184cm" svg:viewBox="0 0 792 450" svg:d="M0 450h792v-63h-792zM0 257h792v-64h-792zM0 63h792v-63h-792z">
          <text:p/>
        </draw:path>
        <draw:polygon draw:style-name="gr17" draw:text-style-name="P1" draw:layer="layout" svg:width="5.86cm" svg:height="4.763cm" svg:x="123.04cm" svg:y="17.957cm" svg:viewBox="0 0 5861 4764" draw:points="0,4764 5861,4764 5861,0 0,0">
          <text:p/>
        </draw:polygon>
        <draw:polygon draw:style-name="gr17" draw:text-style-name="P1" draw:layer="layout" svg:width="6.557cm" svg:height="5.834cm" svg:x="24.362cm" svg:y="17.729cm" svg:viewBox="0 0 6558 5835" draw:points="0,5835 6558,5835 6558,0 0,0">
          <text:p/>
        </draw:polygon>
        <draw:frame draw:style-name="gr35" draw:text-style-name="P1" draw:layer="layout" svg:width="3.5cm" svg:height="1.106cm" svg:x="30.29cm" svg:y="25.529cm">
          <draw:text-box>
            <text:p text:style-name="P2"><text:span text:style-name="T13">Switch 1G</text:span></text:p>
          </draw:text-box>
        </draw:frame>
        <draw:frame draw:style-name="gr35" draw:text-style-name="P1" draw:layer="layout" svg:width="3.5cm" svg:height="1.106cm" svg:x="45.29cm" svg:y="25.423cm">
          <draw:text-box>
            <text:p text:style-name="P2"><text:span text:style-name="T13">Switch 10G</text:span></text:p>
          </draw:text-box>
        </draw:frame>
        <draw:frame draw:style-name="gr35" draw:text-style-name="P1" draw:layer="layout" svg:width="3.5cm" svg:height="1.106cm" svg:x="37.29cm" svg:y="25.529cm">
          <draw:text-box>
            <text:p text:style-name="P2"><text:span text:style-name="T13">Switch 10G</text:span></text:p>
          </draw:text-box>
        </draw:frame>
        <draw:line draw:style-name="gr15" draw:text-style-name="P1" draw:layer="layout" svg:x1="60.04cm" svg:y1="25.422cm" svg:x2="60.04cm" svg:y2="21.93cm">
          <text:p/>
        </draw:line>
        <draw:line draw:style-name="gr15" draw:text-style-name="P1" draw:layer="layout" svg:x1="63.04cm" svg:y1="25.422cm" svg:x2="63.04cm" svg:y2="21.93cm">
          <text:p/>
        </draw:line>
        <draw:line draw:style-name="gr27" draw:text-style-name="P1" draw:layer="layout" svg:x1="62.54cm" svg:y1="25.422cm" svg:x2="62.54cm" svg:y2="21.93cm">
          <text:p/>
        </draw:line>
        <draw:line draw:style-name="gr27" draw:text-style-name="P1" draw:layer="layout" svg:x1="59.279cm" svg:y1="25.422cm" svg:x2="59.279cm" svg:y2="21.93cm">
          <text:p/>
        </draw:line>
        <draw:line draw:style-name="gr27" draw:text-style-name="P1" draw:layer="layout" svg:x1="30.04cm" svg:y1="25.422cm" svg:x2="30.04cm" svg:y2="21.93cm">
          <text:p/>
        </draw:line>
        <draw:line draw:style-name="gr27" draw:text-style-name="P1" draw:layer="layout" svg:x1="26.243cm" svg:y1="25.422cm" svg:x2="26.243cm" svg:y2="21.93cm">
          <text:p/>
        </draw:line>
        <draw:line draw:style-name="gr27" draw:text-style-name="P1" draw:layer="layout" svg:x1="21.814cm" svg:y1="25.422cm" svg:x2="21.814cm" svg:y2="21.93cm">
          <text:p/>
        </draw:line>
        <draw:line draw:style-name="gr27" draw:text-style-name="P1" draw:layer="layout" svg:x1="18.314cm" svg:y1="25.422cm" svg:x2="18.314cm" svg:y2="21.93cm">
          <text:p/>
        </draw:line>
        <draw:line draw:style-name="gr27" draw:text-style-name="P1" draw:layer="layout" svg:x1="15.243cm" svg:y1="25.422cm" svg:x2="15.243cm" svg:y2="21.93cm">
          <text:p/>
        </draw:line>
        <draw:line draw:style-name="gr15" draw:text-style-name="P1" draw:layer="layout" svg:x1="124.79cm" svg:y1="25.528cm" svg:x2="124.79cm" svg:y2="22.036cm">
          <text:p/>
        </draw:line>
        <draw:line draw:style-name="gr27" draw:text-style-name="P1" draw:layer="layout" svg:x1="124.29cm" svg:y1="25.528cm" svg:x2="124.29cm" svg:y2="22.036cm">
          <text:p/>
        </draw:line>
        <draw:line draw:style-name="gr15" draw:text-style-name="P1" draw:layer="layout" svg:x1="127.54cm" svg:y1="25.528cm" svg:x2="127.54cm" svg:y2="22.036cm">
          <text:p/>
        </draw:line>
        <draw:line draw:style-name="gr27" draw:text-style-name="P1" draw:layer="layout" svg:x1="127.04cm" svg:y1="25.528cm" svg:x2="127.04cm" svg:y2="22.036cm">
          <text:p/>
        </draw:line>
        <draw:g>
          <draw:polygon draw:style-name="gr5" draw:text-style-name="P5" draw:layer="layout" svg:width="1.622cm" svg:height="2.54cm" svg:x="136.49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36.49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37.71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37.71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37.116cm" svg:y="21.184cm" svg:viewBox="0 0 792 450" svg:d="M0 450h792v-63h-792zM0 257h792v-64h-792zM0 63h792v-63h-792z">
          <text:p/>
        </draw:path>
        <draw:line draw:style-name="gr27" draw:text-style-name="P1" draw:layer="layout" svg:x1="137.048cm" svg:y1="25.422cm" svg:x2="137.048cm" svg:y2="21.93cm">
          <text:p/>
        </draw:line>
        <draw:line draw:style-name="gr27" draw:text-style-name="P1" draw:layer="layout" svg:x1="137.405cm" svg:y1="25.422cm" svg:x2="137.405cm" svg:y2="21.93cm">
          <text:p/>
        </draw:line>
        <draw:path draw:style-name="gr28" draw:text-style-name="P1" draw:layer="layout" svg:width="1.508cm" svg:height="0.594cm" svg:x="136.453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36.439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138.22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38.22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39.44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39.44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38.846cm" svg:y="21.184cm" svg:viewBox="0 0 792 450" svg:d="M0 450h792v-63h-792zM0 257h792v-64h-792zM0 63h792v-63h-792z">
          <text:p/>
        </draw:path>
        <draw:line draw:style-name="gr27" draw:text-style-name="P1" draw:layer="layout" svg:x1="138.778cm" svg:y1="25.422cm" svg:x2="138.778cm" svg:y2="21.93cm">
          <text:p/>
        </draw:line>
        <draw:line draw:style-name="gr27" draw:text-style-name="P1" draw:layer="layout" svg:x1="139.135cm" svg:y1="25.422cm" svg:x2="139.135cm" svg:y2="21.93cm">
          <text:p/>
        </draw:line>
        <draw:path draw:style-name="gr28" draw:text-style-name="P1" draw:layer="layout" svg:width="1.508cm" svg:height="0.594cm" svg:x="138.183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38.169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139.95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39.95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41.17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41.17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40.576cm" svg:y="21.184cm" svg:viewBox="0 0 792 450" svg:d="M0 450h792v-63h-792zM0 257h792v-64h-792zM0 63h792v-63h-792z">
          <text:p/>
        </draw:path>
        <draw:line draw:style-name="gr27" draw:text-style-name="P1" draw:layer="layout" svg:x1="140.508cm" svg:y1="25.422cm" svg:x2="140.508cm" svg:y2="21.93cm">
          <text:p/>
        </draw:line>
        <draw:line draw:style-name="gr27" draw:text-style-name="P1" draw:layer="layout" svg:x1="140.865cm" svg:y1="25.422cm" svg:x2="140.865cm" svg:y2="21.93cm">
          <text:p/>
        </draw:line>
        <draw:path draw:style-name="gr28" draw:text-style-name="P1" draw:layer="layout" svg:width="1.508cm" svg:height="0.594cm" svg:x="139.913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39.9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141.72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41.72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42.94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42.94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42.346cm" svg:y="21.184cm" svg:viewBox="0 0 792 450" svg:d="M0 450h792v-63h-792zM0 257h792v-64h-792zM0 63h792v-63h-792z">
          <text:p/>
        </draw:path>
        <draw:line draw:style-name="gr27" draw:text-style-name="P1" draw:layer="layout" svg:x1="142.278cm" svg:y1="25.422cm" svg:x2="142.278cm" svg:y2="21.93cm">
          <text:p/>
        </draw:line>
        <draw:line draw:style-name="gr27" draw:text-style-name="P1" draw:layer="layout" svg:x1="142.635cm" svg:y1="25.422cm" svg:x2="142.635cm" svg:y2="21.93cm">
          <text:p/>
        </draw:line>
        <draw:path draw:style-name="gr28" draw:text-style-name="P1" draw:layer="layout" svg:width="1.508cm" svg:height="0.594cm" svg:x="141.683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41.67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145.22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45.22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46.44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46.44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45.846cm" svg:y="21.184cm" svg:viewBox="0 0 792 450" svg:d="M0 450h792v-63h-792zM0 257h792v-64h-792zM0 63h792v-63h-792z">
          <text:p/>
        </draw:path>
        <draw:line draw:style-name="gr27" draw:text-style-name="P1" draw:layer="layout" svg:x1="145.696cm" svg:y1="25.422cm" svg:x2="145.696cm" svg:y2="21.93cm">
          <text:p/>
        </draw:line>
        <draw:line draw:style-name="gr27" draw:text-style-name="P1" draw:layer="layout" svg:x1="146.053cm" svg:y1="25.422cm" svg:x2="146.053cm" svg:y2="21.93cm">
          <text:p/>
        </draw:line>
        <draw:path draw:style-name="gr28" draw:text-style-name="P1" draw:layer="layout" svg:width="1.508cm" svg:height="0.594cm" svg:x="145.101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45.088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146.95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46.95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48.17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48.17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47.576cm" svg:y="21.184cm" svg:viewBox="0 0 792 450" svg:d="M0 450h792v-63h-792zM0 257h792v-64h-792zM0 63h792v-63h-792z">
          <text:p/>
        </draw:path>
        <draw:line draw:style-name="gr27" draw:text-style-name="P1" draw:layer="layout" svg:x1="147.426cm" svg:y1="25.422cm" svg:x2="147.426cm" svg:y2="21.93cm">
          <text:p/>
        </draw:line>
        <draw:line draw:style-name="gr27" draw:text-style-name="P1" draw:layer="layout" svg:x1="147.783cm" svg:y1="25.422cm" svg:x2="147.783cm" svg:y2="21.93cm">
          <text:p/>
        </draw:line>
        <draw:path draw:style-name="gr28" draw:text-style-name="P1" draw:layer="layout" svg:width="1.508cm" svg:height="0.594cm" svg:x="146.831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146.818cm" svg:y="24.47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27" draw:text-style-name="P1" draw:layer="layout" svg:x1="155.04cm" svg:y1="25.432cm" svg:x2="155.04cm" svg:y2="21.94cm">
          <text:p/>
        </draw:line>
        <draw:line draw:style-name="gr27" draw:text-style-name="P1" draw:layer="layout" svg:x1="158.54cm" svg:y1="25.432cm" svg:x2="158.54cm" svg:y2="21.94cm">
          <text:p/>
        </draw:line>
        <draw:line draw:style-name="gr27" draw:text-style-name="P1" draw:layer="layout" svg:x1="154.54cm" svg:y1="25.432cm" svg:x2="154.54cm" svg:y2="21.94cm">
          <text:p/>
        </draw:line>
        <draw:line draw:style-name="gr27" draw:text-style-name="P1" draw:layer="layout" svg:x1="26.778cm" svg:y1="25.422cm" svg:x2="26.778cm" svg:y2="21.93cm">
          <text:p/>
        </draw:line>
        <draw:line draw:style-name="gr27" draw:text-style-name="P1" draw:layer="layout" svg:x1="33.149cm" svg:y1="25.274cm" svg:x2="33.149cm" svg:y2="21.782cm">
          <text:p/>
        </draw:line>
        <draw:line draw:style-name="gr27" draw:text-style-name="P1" draw:layer="layout" svg:x1="33.506cm" svg:y1="25.274cm" svg:x2="33.506cm" svg:y2="21.782cm">
          <text:p/>
        </draw:line>
        <draw:path draw:style-name="gr28" draw:text-style-name="P1" draw:layer="layout" svg:width="1.508cm" svg:height="0.594cm" svg:x="32.553cm" svg:y="22.1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32.54cm" svg:y="24.322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27" draw:text-style-name="P1" draw:layer="layout" svg:x1="36.649cm" svg:y1="25.274cm" svg:x2="36.649cm" svg:y2="21.782cm">
          <text:p/>
        </draw:line>
        <draw:line draw:style-name="gr27" draw:text-style-name="P1" draw:layer="layout" svg:x1="37.006cm" svg:y1="25.274cm" svg:x2="37.006cm" svg:y2="21.782cm">
          <text:p/>
        </draw:line>
        <draw:path draw:style-name="gr28" draw:text-style-name="P1" draw:layer="layout" svg:width="1.508cm" svg:height="0.594cm" svg:x="36.053cm" svg:y="22.1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28" draw:text-style-name="P1" draw:layer="layout" svg:width="1.508cm" svg:height="0.594cm" svg:x="36.04cm" svg:y="24.322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frame draw:style-name="gr35" draw:text-style-name="P1" draw:layer="layout" svg:width="3.5cm" svg:height="1.106cm" svg:x="127.54cm" svg:y="25.423cm">
          <draw:text-box>
            <text:p text:style-name="P2"><text:span text:style-name="T13">Switch 1G</text:span></text:p>
          </draw:text-box>
        </draw:frame>
        <draw:frame draw:style-name="gr35" draw:text-style-name="P1" draw:layer="layout" svg:width="3.5cm" svg:height="1.106cm" svg:x="134.29cm" svg:y="25.423cm">
          <draw:text-box>
            <text:p text:style-name="P2"><text:span text:style-name="T13">Switch 10G</text:span></text:p>
          </draw:text-box>
        </draw:frame>
        <draw:polygon draw:style-name="gr17" draw:text-style-name="P1" draw:layer="layout" svg:width="17.145cm" svg:height="19.607cm" svg:x="67.968cm" svg:y="10.579cm" svg:viewBox="0 0 17146 19608" draw:points="0,19608 17146,19608 17146,0 0,0">
          <text:p/>
        </draw:polygon>
        <draw:g>
          <draw:polygon draw:style-name="gr18" draw:text-style-name="P7" draw:layer="layout" svg:width="6.914cm" svg:height="1.134cm" svg:x="77.474cm" svg:y="10.896cm" svg:viewBox="0 0 6915 1135" draw:points="0,1135 6915,1135 6915,0 0,0">
            <text:p/>
          </draw:polygon>
          <draw:frame draw:style-name="gr22" draw:text-style-name="P1" draw:layer="layout" svg:width="6.914cm" svg:height="1.134cm" svg:x="77.474cm" svg:y="10.896cm">
            <draw:text-box>
              <text:p text:style-name="P2"><text:span text:style-name="T7">CanTho (DNG)</text:span></text:p>
            </draw:text-box>
          </draw:frame>
        </draw:g>
        <draw:polygon draw:style-name="gr17" draw:text-style-name="P1" draw:layer="layout" svg:width="3.5cm" svg:height="5.834cm" svg:x="74.835cm" svg:y="18.061cm" svg:viewBox="0 0 3501 5835" draw:points="0,5835 3501,5835 3501,0 0,0">
          <text:p/>
        </draw:polygon>
        <draw:g>
          <draw:polygon draw:style-name="gr17" draw:text-style-name="P1" draw:layer="layout" svg:width="13.375cm" svg:height="3.691cm" svg:x="70.15cm" svg:y="25.482cm" svg:viewBox="0 0 13376 3692" draw:points="0,3692 13376,3692 13376,0 0,0">
            <text:p/>
          </draw:polygon>
          <draw:frame draw:style-name="gr24" draw:text-style-name="P1" draw:layer="layout" svg:width="13.375cm" svg:height="3.691cm" svg:x="70.15cm" svg:y="25.482cm">
            <draw:text-box>
              <text:p text:style-name="P2"><text:span text:style-name="T9">Internet Access Switch</text:span></text:p>
            </draw:text-box>
          </draw:frame>
        </draw:g>
        <draw:polyline draw:style-name="gr25" draw:text-style-name="P1" draw:layer="layout" svg:width="0.817cm" svg:height="0.775cm" svg:x="78.13cm" svg:y="26.804cm" svg:viewBox="0 0 818 776" draw:points="818,776 818,0 0,0">
          <text:p/>
        </draw:polyline>
        <draw:line draw:style-name="gr15" draw:text-style-name="P1" draw:layer="layout" svg:x1="76.413cm" svg:y1="25.528cm" svg:x2="76.413cm" svg:y2="22.036cm">
          <text:p/>
        </draw:line>
        <draw:line draw:style-name="gr15" draw:text-style-name="P1" draw:layer="layout" svg:x1="76.77cm" svg:y1="25.528cm" svg:x2="76.77cm" svg:y2="22.036cm">
          <text:p/>
        </draw:line>
        <draw:path draw:style-name="gr16" draw:text-style-name="P1" draw:layer="layout" svg:width="1.508cm" svg:height="0.594cm" svg:x="75.817cm" svg:y="22.354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75.804cm" svg:y="24.57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line draw:style-name="gr32" draw:text-style-name="P1" draw:layer="layout" svg:width="13.574cm" svg:height="19.071cm" svg:x="72.272cm" svg:y="6.411cm" svg:viewBox="0 0 13575 19072" draw:points="13575,0 0,0 0,19072">
            <text:p/>
          </draw:polyline>
          <draw:frame draw:style-name="gr33" draw:text-style-name="P1" draw:layer="layout" svg:width="1.411cm" svg:height="0.621cm" svg:x="71.567cm" svg:y="8.849cm">
            <draw:text-box>
              <text:p text:style-name="P2"><text:span text:style-name="T12">`</text:span></text:p>
            </draw:text-box>
          </draw:frame>
        </draw:g>
        <draw:g>
          <draw:polyline draw:style-name="gr32" draw:text-style-name="P1" draw:layer="layout" svg:width="19.937cm" svg:height="19.012cm" svg:x="57.729cm" svg:y="6.411cm" svg:viewBox="0 0 19938 19013" draw:points="19938,0 0,0 0,19013">
            <text:p/>
          </draw:polyline>
          <draw:frame draw:style-name="gr33" draw:text-style-name="P1" draw:layer="layout" svg:width="1.411cm" svg:height="0.621cm" svg:x="57.486cm" svg:y="6.101cm">
            <draw:text-box>
              <text:p text:style-name="P2"><text:span text:style-name="T12">`</text:span></text:p>
            </draw:text-box>
          </draw:frame>
        </draw:g>
        <draw:frame draw:style-name="gr36" draw:text-style-name="P1" draw:layer="layout" svg:width="4.5cm" svg:height="1.366cm" svg:x="45.54cm" svg:y="17.842cm">
          <draw:text-box>
            <text:p text:style-name="P2"><text:span text:style-name="T13">12 servers</text:span></text:p>
          </draw:text-box>
        </draw:frame>
        <draw:polyline draw:style-name="gr30" draw:text-style-name="P1" draw:layer="layout" svg:width="16.069cm" svg:height="6.885cm" svg:x="60.931cm" svg:y="29.114cm" svg:viewBox="0 0 16070 6886" draw:points="0,0 0,6886 16070,6886">
          <text:p/>
        </draw:polyline>
        <draw:frame draw:style-name="gr36" draw:text-style-name="P1" draw:layer="layout" svg:width="4.5cm" svg:height="1.366cm" svg:x="111.362cm" svg:y="18.163cm">
          <draw:text-box>
            <text:p text:style-name="P2"><text:span text:style-name="T13">10 servers</text:span></text:p>
          </draw:text-box>
        </draw:frame>
        <draw:polyline draw:style-name="gr26" draw:text-style-name="P1" draw:layer="layout" svg:width="2.38cm" svg:height="0cm" svg:x="41.419cm" svg:y="27.144cm" svg:viewBox="0 0 2381 0" draw:points="31,0 0,0 2381,0">
          <text:p/>
        </draw:polyline>
        <draw:polyline draw:style-name="gr26" draw:text-style-name="P1" draw:layer="layout" svg:width="2.38cm" svg:height="0cm" svg:x="34.243cm" svg:y="27.029cm" svg:viewBox="0 0 2381 0" draw:points="31,0 0,0 2381,0">
          <text:p/>
        </draw:polyline>
        <draw:polyline draw:style-name="gr25" draw:text-style-name="P1" draw:layer="layout" svg:width="0.817cm" svg:height="0.775cm" svg:x="40.314cm" svg:y="26.744cm" svg:viewBox="0 0 818 776" draw:points="818,776 818,0 0,0">
          <text:p/>
        </draw:polyline>
        <draw:polyline draw:style-name="gr25" draw:text-style-name="P1" draw:layer="layout" svg:width="0.817cm" svg:height="0.775cm" svg:x="47.436cm" svg:y="26.744cm" svg:viewBox="0 0 818 776" draw:points="818,776 818,0 0,0">
          <text:p/>
        </draw:polyline>
        <draw:polyline draw:style-name="gr25" draw:text-style-name="P1" draw:layer="layout" svg:width="0.817cm" svg:height="0.775cm" svg:x="33.229cm" svg:y="26.744cm" svg:viewBox="0 0 818 776" draw:points="818,776 818,0 0,0">
          <text:p/>
        </draw:polyline>
        <draw:g>
          <draw:polygon draw:style-name="gr12" draw:text-style-name="P6" draw:layer="layout" svg:width="8.89cm" svg:height="1.386cm" svg:x="81.084cm" svg:y="5.718cm" svg:viewBox="0 0 8891 1387" draw:points="0,1387 8891,1387 8891,0 0,0">
            <text:p/>
          </draw:polygon>
          <draw:frame draw:style-name="gr31" draw:text-style-name="P1" draw:layer="layout" svg:width="8.89cm" svg:height="1.386cm" svg:x="81.084cm" svg:y="5.718cm">
            <draw:text-box>
              <text:p text:style-name="P2"><text:span text:style-name="T14">MPLS BACKBONE</text:span></text:p>
            </draw:text-box>
          </draw:frame>
        </draw:g>
        <draw:frame draw:style-name="gr37" draw:text-style-name="P1" draw:layer="layout" svg:width="5.362cm" svg:height="0.757cm" svg:x="14.04cm" svg:y="17.835cm">
          <draw:text-box>
            <text:p text:style-name="P4"><text:span text:style-name="T9">Bimax Analytics</text:span></text:p>
          </draw:text-box>
        </draw:frame>
        <draw:frame draw:style-name="gr37" draw:text-style-name="P1" draw:layer="layout" svg:width="6.557cm" svg:height="0.757cm" svg:x="24.362cm" svg:y="17.835cm">
          <draw:text-box>
            <text:p text:style-name="P4"><text:span text:style-name="T9">Management/ Backend group</text:span></text:p>
          </draw:text-box>
        </draw:frame>
        <draw:frame draw:style-name="gr37" draw:text-style-name="P1" draw:layer="layout" svg:width="5.362cm" svg:height="0.757cm" svg:x="31.359cm" svg:y="17.835cm">
          <draw:text-box>
            <text:p text:style-name="P4"><text:span text:style-name="T9">Live GW</text:span></text:p>
          </draw:text-box>
        </draw:frame>
        <draw:frame draw:style-name="gr37" draw:text-style-name="P1" draw:layer="layout" svg:width="5.362cm" svg:height="0.757cm" svg:x="39.783cm" svg:y="17.94cm">
          <draw:text-box>
            <text:p text:style-name="P4"><text:span text:style-name="T9">Edge Media Delivery</text:span></text:p>
          </draw:text-box>
        </draw:frame>
        <draw:frame draw:style-name="gr37" draw:text-style-name="P1" draw:layer="layout" svg:width="5.362cm" svg:height="0.757cm" svg:x="58.145cm" svg:y="17.993cm">
          <draw:text-box>
            <text:p text:style-name="P4"><text:span text:style-name="T9">Regional Media Delivery</text:span></text:p>
          </draw:text-box>
        </draw:frame>
        <draw:frame draw:style-name="gr38" draw:text-style-name="P1" draw:layer="layout" svg:width="3.5cm" svg:height="1.325cm" svg:x="74.859cm" svg:y="17.989cm">
          <draw:text-box>
            <text:p text:style-name="P4"><text:span text:style-name="T9">Edge Media Delivery</text:span></text:p>
          </draw:text-box>
        </draw:frame>
        <draw:frame draw:style-name="gr38" draw:text-style-name="P1" draw:layer="layout" svg:width="3.5cm" svg:height="1.325cm" svg:x="92.574cm" svg:y="18.035cm">
          <draw:text-box>
            <text:p text:style-name="P4"><text:span text:style-name="T9">Edge Media Delivery</text:span></text:p>
          </draw:text-box>
        </draw:frame>
        <draw:frame draw:style-name="gr37" draw:text-style-name="P1" draw:layer="layout" svg:width="5.222cm" svg:height="0.757cm" svg:x="104.818cm" svg:y="18.193cm">
          <draw:text-box>
            <text:p text:style-name="P4"><text:span text:style-name="T9">Edge Media Delivery</text:span></text:p>
          </draw:text-box>
        </draw:frame>
        <draw:frame draw:style-name="gr37" draw:text-style-name="P1" draw:layer="layout" svg:width="5.222cm" svg:height="0.757cm" svg:x="123.16cm" svg:y="18.151cm">
          <draw:text-box>
            <text:p text:style-name="P4"><text:span text:style-name="T9">Regional Media Delivery</text:span></text:p>
          </draw:text-box>
        </draw:frame>
        <draw:frame draw:style-name="gr37" draw:text-style-name="P1" draw:layer="layout" svg:width="5.222cm" svg:height="0.757cm" svg:x="134.502cm" svg:y="17.798cm">
          <draw:text-box>
            <text:p text:style-name="P4"><text:span text:style-name="T9">Object Storage</text:span></text:p>
          </draw:text-box>
        </draw:frame>
        <draw:frame draw:style-name="gr37" draw:text-style-name="P1" draw:layer="layout" svg:width="7.011cm" svg:height="0.757cm" svg:x="152.429cm" svg:y="17.798cm">
          <draw:text-box>
            <text:p text:style-name="P4"><text:span text:style-name="T9">Management/ Backend group</text:span></text:p>
          </draw:text-box>
        </draw:frame>
        <draw:polyline draw:style-name="gr7" draw:text-style-name="P1" draw:layer="layout" svg:width="4.5cm" svg:height="5.355cm" svg:x="76.974cm" svg:y="29.173cm" svg:viewBox="0 0 4501 5356" draw:points="0,0 0,5356 4501,5356">
          <text:p/>
        </draw:polyline>
        <draw:polyline draw:style-name="gr7" draw:text-style-name="P1" draw:layer="layout" svg:width="5cm" svg:height="5.355cm" svg:x="89.974cm" svg:y="29.173cm" svg:viewBox="0 0 5001 5356" draw:points="5001,0 5001,5356 0,5356">
          <text:p/>
        </draw:polyline>
        <draw:polyline draw:style-name="gr1" draw:text-style-name="P1" draw:layer="layout" svg:width="166.062cm" svg:height="38.214cm" svg:x="2.414cm" svg:y="1.238cm" svg:viewBox="0 0 166063 38215" draw:points="166063,38215 166063,0 0,0">
          <text:p/>
        </draw:polyline>
        <draw:polyline draw:style-name="gr1" draw:text-style-name="P1" draw:layer="layout" svg:width="169.621cm" svg:height="39.421cm" svg:x="0.635cm" svg:y="0.635cm" svg:viewBox="0 0 169622 39422" draw:points="169622,39422 169622,0 0,0">
          <text:p/>
        </draw:polyline>
        <draw:line draw:style-name="gr1" draw:text-style-name="P1" draw:layer="layout" svg:x1="5.862cm" svg:y1="39.492cm" svg:x2="5.862cm" svg:y2="40.095cm">
          <text:p/>
        </draw:line>
        <draw:line draw:style-name="gr1" draw:text-style-name="P1" draw:layer="layout" svg:x1="11.793cm" svg:y1="39.492cm" svg:x2="11.793cm" svg:y2="40.095cm">
          <text:p/>
        </draw:line>
        <draw:line draw:style-name="gr1" draw:text-style-name="P1" draw:layer="layout" svg:x1="17.724cm" svg:y1="39.492cm" svg:x2="17.724cm" svg:y2="40.095cm">
          <text:p/>
        </draw:line>
        <draw:line draw:style-name="gr1" draw:text-style-name="P1" draw:layer="layout" svg:x1="23.655cm" svg:y1="39.492cm" svg:x2="23.655cm" svg:y2="40.095cm">
          <text:p/>
        </draw:line>
        <draw:line draw:style-name="gr1" draw:text-style-name="P1" draw:layer="layout" svg:x1="29.585cm" svg:y1="39.492cm" svg:x2="29.585cm" svg:y2="40.095cm">
          <text:p/>
        </draw:line>
        <draw:line draw:style-name="gr1" draw:text-style-name="P1" draw:layer="layout" svg:x1="35.516cm" svg:y1="39.492cm" svg:x2="35.516cm" svg:y2="40.095cm">
          <text:p/>
        </draw:line>
        <draw:line draw:style-name="gr1" draw:text-style-name="P1" draw:layer="layout" svg:x1="41.447cm" svg:y1="39.492cm" svg:x2="41.447cm" svg:y2="40.095cm">
          <text:p/>
        </draw:line>
        <draw:line draw:style-name="gr1" draw:text-style-name="P1" draw:layer="layout" svg:x1="47.378cm" svg:y1="39.492cm" svg:x2="47.378cm" svg:y2="40.095cm">
          <text:p/>
        </draw:line>
        <draw:line draw:style-name="gr1" draw:text-style-name="P1" draw:layer="layout" svg:x1="53.309cm" svg:y1="39.492cm" svg:x2="53.309cm" svg:y2="40.095cm">
          <text:p/>
        </draw:line>
        <draw:line draw:style-name="gr1" draw:text-style-name="P1" draw:layer="layout" svg:x1="59.239cm" svg:y1="39.492cm" svg:x2="59.239cm" svg:y2="40.095cm">
          <text:p/>
        </draw:line>
        <draw:line draw:style-name="gr1" draw:text-style-name="P1" draw:layer="layout" svg:x1="65.17cm" svg:y1="39.492cm" svg:x2="65.17cm" svg:y2="40.095cm">
          <text:p/>
        </draw:line>
        <draw:line draw:style-name="gr1" draw:text-style-name="P1" draw:layer="layout" svg:x1="71.101cm" svg:y1="39.492cm" svg:x2="71.101cm" svg:y2="40.095cm">
          <text:p/>
        </draw:line>
        <draw:line draw:style-name="gr1" draw:text-style-name="P1" draw:layer="layout" svg:x1="77.032cm" svg:y1="39.492cm" svg:x2="77.032cm" svg:y2="40.014cm">
          <text:p/>
        </draw:line>
        <draw:line draw:style-name="gr1" draw:text-style-name="P1" draw:layer="layout" svg:x1="82.962cm" svg:y1="39.492cm" svg:x2="82.962cm" svg:y2="40.095cm">
          <text:p/>
        </draw:line>
        <draw:line draw:style-name="gr1" draw:text-style-name="P1" draw:layer="layout" svg:x1="88.3cm" svg:y1="39.492cm" svg:x2="88.3cm" svg:y2="40.095cm">
          <text:p/>
        </draw:line>
        <draw:line draw:style-name="gr1" draw:text-style-name="P1" draw:layer="layout" svg:x1="94.231cm" svg:y1="39.492cm" svg:x2="94.231cm" svg:y2="40.095cm">
          <text:p/>
        </draw:line>
        <draw:line draw:style-name="gr1" draw:text-style-name="P1" draw:layer="layout" svg:x1="100.162cm" svg:y1="39.492cm" svg:x2="100.162cm" svg:y2="40.095cm">
          <text:p/>
        </draw:line>
        <draw:line draw:style-name="gr1" draw:text-style-name="P1" draw:layer="layout" svg:x1="106.092cm" svg:y1="39.492cm" svg:x2="106.092cm" svg:y2="40.095cm">
          <text:p/>
        </draw:line>
        <draw:line draw:style-name="gr1" draw:text-style-name="P1" draw:layer="layout" svg:x1="112.023cm" svg:y1="39.492cm" svg:x2="112.023cm" svg:y2="40.095cm">
          <text:p/>
        </draw:line>
        <draw:line draw:style-name="gr1" draw:text-style-name="P1" draw:layer="layout" svg:x1="117.954cm" svg:y1="39.492cm" svg:x2="117.954cm" svg:y2="40.095cm">
          <text:p/>
        </draw:line>
        <draw:line draw:style-name="gr1" draw:text-style-name="P1" draw:layer="layout" svg:x1="123.885cm" svg:y1="39.492cm" svg:x2="123.885cm" svg:y2="40.095cm">
          <text:p/>
        </draw:line>
        <draw:line draw:style-name="gr1" draw:text-style-name="P1" draw:layer="layout" svg:x1="129.816cm" svg:y1="39.492cm" svg:x2="129.816cm" svg:y2="40.095cm">
          <text:p/>
        </draw:line>
        <draw:line draw:style-name="gr1" draw:text-style-name="P1" draw:layer="layout" svg:x1="135.746cm" svg:y1="39.492cm" svg:x2="135.746cm" svg:y2="40.095cm">
          <text:p/>
        </draw:line>
        <draw:line draw:style-name="gr1" draw:text-style-name="P1" draw:layer="layout" svg:x1="141.677cm" svg:y1="39.492cm" svg:x2="141.677cm" svg:y2="40.095cm">
          <text:p/>
        </draw:line>
        <draw:line draw:style-name="gr1" draw:text-style-name="P1" draw:layer="layout" svg:x1="147.608cm" svg:y1="39.492cm" svg:x2="147.608cm" svg:y2="40.095cm">
          <text:p/>
        </draw:line>
        <draw:line draw:style-name="gr1" draw:text-style-name="P1" draw:layer="layout" svg:x1="153.539cm" svg:y1="39.492cm" svg:x2="153.539cm" svg:y2="40.095cm">
          <text:p/>
        </draw:line>
        <draw:line draw:style-name="gr1" draw:text-style-name="P1" draw:layer="layout" svg:x1="159.47cm" svg:y1="39.492cm" svg:x2="159.47cm" svg:y2="40.014cm">
          <text:p/>
        </draw:line>
        <draw:line draw:style-name="gr1" draw:text-style-name="P1" draw:layer="layout" svg:x1="165.4cm" svg:y1="39.492cm" svg:x2="165.4cm" svg:y2="40.095cm">
          <text:p/>
        </draw:line>
        <draw:line draw:style-name="gr1" draw:text-style-name="P1" draw:layer="layout" svg:x1="5.676cm" svg:y1="0.635cm" svg:x2="5.676cm" svg:y2="1.238cm">
          <text:p/>
        </draw:line>
        <draw:line draw:style-name="gr1" draw:text-style-name="P1" draw:layer="layout" svg:x1="11.607cm" svg:y1="0.635cm" svg:x2="11.607cm" svg:y2="1.238cm">
          <text:p/>
        </draw:line>
        <draw:line draw:style-name="gr1" draw:text-style-name="P1" draw:layer="layout" svg:x1="17.538cm" svg:y1="0.635cm" svg:x2="17.538cm" svg:y2="1.238cm">
          <text:p/>
        </draw:line>
        <draw:line draw:style-name="gr1" draw:text-style-name="P1" draw:layer="layout" svg:x1="23.469cm" svg:y1="0.635cm" svg:x2="23.469cm" svg:y2="1.238cm">
          <text:p/>
        </draw:line>
        <draw:line draw:style-name="gr1" draw:text-style-name="P1" draw:layer="layout" svg:x1="29.399cm" svg:y1="0.635cm" svg:x2="29.399cm" svg:y2="1.238cm">
          <text:p/>
        </draw:line>
        <draw:line draw:style-name="gr1" draw:text-style-name="P1" draw:layer="layout" svg:x1="35.33cm" svg:y1="0.635cm" svg:x2="35.33cm" svg:y2="1.238cm">
          <text:p/>
        </draw:line>
        <draw:line draw:style-name="gr1" draw:text-style-name="P1" draw:layer="layout" svg:x1="41.261cm" svg:y1="0.635cm" svg:x2="41.261cm" svg:y2="1.238cm">
          <text:p/>
        </draw:line>
        <draw:line draw:style-name="gr1" draw:text-style-name="P1" draw:layer="layout" svg:x1="47.192cm" svg:y1="0.635cm" svg:x2="47.192cm" svg:y2="1.238cm">
          <text:p/>
        </draw:line>
        <draw:line draw:style-name="gr1" draw:text-style-name="P1" draw:layer="layout" svg:x1="53.123cm" svg:y1="0.635cm" svg:x2="53.123cm" svg:y2="1.238cm">
          <text:p/>
        </draw:line>
        <draw:line draw:style-name="gr1" draw:text-style-name="P1" draw:layer="layout" svg:x1="59.053cm" svg:y1="0.635cm" svg:x2="59.053cm" svg:y2="1.238cm">
          <text:p/>
        </draw:line>
        <draw:line draw:style-name="gr1" draw:text-style-name="P1" draw:layer="layout" svg:x1="64.984cm" svg:y1="0.635cm" svg:x2="64.984cm" svg:y2="1.238cm">
          <text:p/>
        </draw:line>
        <draw:line draw:style-name="gr1" draw:text-style-name="P1" draw:layer="layout" svg:x1="70.915cm" svg:y1="0.635cm" svg:x2="70.915cm" svg:y2="1.238cm">
          <text:p/>
        </draw:line>
        <draw:line draw:style-name="gr1" draw:text-style-name="P1" draw:layer="layout" svg:x1="76.846cm" svg:y1="0.635cm" svg:x2="76.846cm" svg:y2="1.157cm">
          <text:p/>
        </draw:line>
        <draw:line draw:style-name="gr1" draw:text-style-name="P1" draw:layer="layout" svg:x1="82.777cm" svg:y1="0.635cm" svg:x2="82.777cm" svg:y2="1.238cm">
          <text:p/>
        </draw:line>
        <draw:line draw:style-name="gr1" draw:text-style-name="P1" draw:layer="layout" svg:x1="88.114cm" svg:y1="0.635cm" svg:x2="88.114cm" svg:y2="1.238cm">
          <text:p/>
        </draw:line>
        <draw:line draw:style-name="gr1" draw:text-style-name="P1" draw:layer="layout" svg:x1="94.046cm" svg:y1="0.635cm" svg:x2="93.816cm" svg:y2="1.149cm">
          <text:p/>
        </draw:line>
        <draw:line draw:style-name="gr1" draw:text-style-name="P1" draw:layer="layout" svg:x1="99.976cm" svg:y1="0.635cm" svg:x2="99.976cm" svg:y2="1.238cm">
          <text:p/>
        </draw:line>
        <draw:line draw:style-name="gr1" draw:text-style-name="P1" draw:layer="layout" svg:x1="105.907cm" svg:y1="0.635cm" svg:x2="105.907cm" svg:y2="1.238cm">
          <text:p/>
        </draw:line>
        <draw:line draw:style-name="gr1" draw:text-style-name="P1" draw:layer="layout" svg:x1="111.837cm" svg:y1="0.635cm" svg:x2="111.837cm" svg:y2="1.238cm">
          <text:p/>
        </draw:line>
        <draw:line draw:style-name="gr1" draw:text-style-name="P1" draw:layer="layout" svg:x1="117.768cm" svg:y1="0.635cm" svg:x2="117.768cm" svg:y2="1.238cm">
          <text:p/>
        </draw:line>
        <draw:line draw:style-name="gr1" draw:text-style-name="P1" draw:layer="layout" svg:x1="123.699cm" svg:y1="0.635cm" svg:x2="123.699cm" svg:y2="1.238cm">
          <text:p/>
        </draw:line>
        <draw:line draw:style-name="gr1" draw:text-style-name="P1" draw:layer="layout" svg:x1="129.63cm" svg:y1="0.635cm" svg:x2="129.63cm" svg:y2="1.238cm">
          <text:p/>
        </draw:line>
        <draw:line draw:style-name="gr1" draw:text-style-name="P1" draw:layer="layout" svg:x1="135.561cm" svg:y1="0.635cm" svg:x2="135.561cm" svg:y2="1.238cm">
          <text:p/>
        </draw:line>
        <draw:line draw:style-name="gr1" draw:text-style-name="P1" draw:layer="layout" svg:x1="141.491cm" svg:y1="0.635cm" svg:x2="141.491cm" svg:y2="1.238cm">
          <text:p/>
        </draw:line>
        <draw:line draw:style-name="gr1" draw:text-style-name="P1" draw:layer="layout" svg:x1="147.422cm" svg:y1="0.635cm" svg:x2="147.422cm" svg:y2="1.238cm">
          <text:p/>
        </draw:line>
        <draw:line draw:style-name="gr1" draw:text-style-name="P1" draw:layer="layout" svg:x1="153.353cm" svg:y1="0.635cm" svg:x2="153.353cm" svg:y2="1.238cm">
          <text:p/>
        </draw:line>
        <draw:line draw:style-name="gr1" draw:text-style-name="P1" draw:layer="layout" svg:x1="159.284cm" svg:y1="0.635cm" svg:x2="159.284cm" svg:y2="1.157cm">
          <text:p/>
        </draw:line>
        <draw:line draw:style-name="gr1" draw:text-style-name="P1" draw:layer="layout" svg:x1="165.215cm" svg:y1="0.635cm" svg:x2="165.215cm" svg:y2="1.238cm">
          <text:p/>
        </draw:line>
        <draw:line draw:style-name="gr1" draw:text-style-name="P1" draw:layer="layout" svg:x1="0.635cm" svg:y1="2.847cm" svg:x2="2.414cm" svg:y2="2.847cm">
          <text:p/>
        </draw:line>
        <draw:line draw:style-name="gr1" draw:text-style-name="P1" draw:layer="layout" svg:x1="0.635cm" svg:y1="4.859cm" svg:x2="2.414cm" svg:y2="4.859cm">
          <text:p/>
        </draw:line>
        <draw:line draw:style-name="gr1" draw:text-style-name="P1" draw:layer="layout" svg:x1="0.635cm" svg:y1="6.87cm" svg:x2="2.414cm" svg:y2="6.87cm">
          <text:p/>
        </draw:line>
        <draw:line draw:style-name="gr1" draw:text-style-name="P1" draw:layer="layout" svg:x1="0.635cm" svg:y1="8.881cm" svg:x2="2.414cm" svg:y2="8.881cm">
          <text:p/>
        </draw:line>
        <draw:line draw:style-name="gr1" draw:text-style-name="P1" draw:layer="layout" svg:x1="0.635cm" svg:y1="10.892cm" svg:x2="2.414cm" svg:y2="10.892cm">
          <text:p/>
        </draw:line>
        <draw:line draw:style-name="gr1" draw:text-style-name="P1" draw:layer="layout" svg:x1="0.635cm" svg:y1="12.904cm" svg:x2="2.414cm" svg:y2="12.904cm">
          <text:p/>
        </draw:line>
        <draw:line draw:style-name="gr1" draw:text-style-name="P1" draw:layer="layout" svg:x1="0.635cm" svg:y1="14.915cm" svg:x2="2.414cm" svg:y2="14.915cm">
          <text:p/>
        </draw:line>
        <draw:line draw:style-name="gr1" draw:text-style-name="P1" draw:layer="layout" svg:x1="0.635cm" svg:y1="16.926cm" svg:x2="2.414cm" svg:y2="16.926cm">
          <text:p/>
        </draw:line>
        <draw:line draw:style-name="gr1" draw:text-style-name="P1" draw:layer="layout" svg:x1="0.635cm" svg:y1="18.937cm" svg:x2="2.414cm" svg:y2="18.937cm">
          <text:p/>
        </draw:line>
        <draw:line draw:style-name="gr1" draw:text-style-name="P1" draw:layer="layout" svg:x1="0.635cm" svg:y1="20.949cm" svg:x2="2.414cm" svg:y2="20.949cm">
          <text:p/>
        </draw:line>
        <draw:line draw:style-name="gr1" draw:text-style-name="P1" draw:layer="layout" svg:x1="0.635cm" svg:y1="22.96cm" svg:x2="2.414cm" svg:y2="22.96cm">
          <text:p/>
        </draw:line>
        <draw:line draw:style-name="gr1" draw:text-style-name="P1" draw:layer="layout" svg:x1="0.635cm" svg:y1="24.971cm" svg:x2="2.414cm" svg:y2="24.971cm">
          <text:p/>
        </draw:line>
        <draw:line draw:style-name="gr1" draw:text-style-name="P1" draw:layer="layout" svg:x1="0.635cm" svg:y1="26.982cm" svg:x2="2.414cm" svg:y2="26.982cm">
          <text:p/>
        </draw:line>
        <draw:line draw:style-name="gr1" draw:text-style-name="P1" draw:layer="layout" svg:x1="0.635cm" svg:y1="28.994cm" svg:x2="2.414cm" svg:y2="28.994cm">
          <text:p/>
        </draw:line>
        <draw:line draw:style-name="gr1" draw:text-style-name="P1" draw:layer="layout" svg:x1="0.635cm" svg:y1="31.005cm" svg:x2="2.414cm" svg:y2="31.005cm">
          <text:p/>
        </draw:line>
        <draw:line draw:style-name="gr1" draw:text-style-name="P1" draw:layer="layout" svg:x1="0.635cm" svg:y1="33.016cm" svg:x2="2.414cm" svg:y2="33.016cm">
          <text:p/>
        </draw:line>
        <draw:line draw:style-name="gr1" draw:text-style-name="P1" draw:layer="layout" svg:x1="0.635cm" svg:y1="35.027cm" svg:x2="2.414cm" svg:y2="35.027cm">
          <text:p/>
        </draw:line>
        <draw:line draw:style-name="gr1" draw:text-style-name="P1" draw:layer="layout" svg:x1="0.635cm" svg:y1="37.039cm" svg:x2="2.414cm" svg:y2="37.039cm">
          <text:p/>
        </draw:line>
        <draw:line draw:style-name="gr1" draw:text-style-name="P1" draw:layer="layout" svg:x1="168.477cm" svg:y1="3.25cm" svg:x2="170.256cm" svg:y2="3.25cm">
          <text:p/>
        </draw:line>
        <draw:line draw:style-name="gr1" draw:text-style-name="P1" draw:layer="layout" svg:x1="168.477cm" svg:y1="5.261cm" svg:x2="170.256cm" svg:y2="5.261cm">
          <text:p/>
        </draw:line>
        <draw:line draw:style-name="gr1" draw:text-style-name="P1" draw:layer="layout" svg:x1="168.477cm" svg:y1="7.272cm" svg:x2="170.256cm" svg:y2="7.272cm">
          <text:p/>
        </draw:line>
        <draw:line draw:style-name="gr1" draw:text-style-name="P1" draw:layer="layout" svg:x1="168.477cm" svg:y1="9.283cm" svg:x2="170.256cm" svg:y2="9.283cm">
          <text:p/>
        </draw:line>
        <draw:line draw:style-name="gr1" draw:text-style-name="P1" draw:layer="layout" svg:x1="168.477cm" svg:y1="11.295cm" svg:x2="170.256cm" svg:y2="11.295cm">
          <text:p/>
        </draw:line>
        <draw:line draw:style-name="gr1" draw:text-style-name="P1" draw:layer="layout" svg:x1="168.477cm" svg:y1="13.306cm" svg:x2="170.256cm" svg:y2="13.306cm">
          <text:p/>
        </draw:line>
        <draw:line draw:style-name="gr1" draw:text-style-name="P1" draw:layer="layout" svg:x1="168.477cm" svg:y1="17.328cm" svg:x2="170.256cm" svg:y2="17.328cm">
          <text:p/>
        </draw:line>
        <draw:line draw:style-name="gr1" draw:text-style-name="P1" draw:layer="layout" svg:x1="168.477cm" svg:y1="19.34cm" svg:x2="170.256cm" svg:y2="19.34cm">
          <text:p/>
        </draw:line>
        <draw:line draw:style-name="gr1" draw:text-style-name="P1" draw:layer="layout" svg:x1="168.477cm" svg:y1="23.362cm" svg:x2="170.256cm" svg:y2="23.362cm">
          <text:p/>
        </draw:line>
        <draw:line draw:style-name="gr1" draw:text-style-name="P1" draw:layer="layout" svg:x1="168.477cm" svg:y1="25.373cm" svg:x2="170.256cm" svg:y2="25.373cm">
          <text:p/>
        </draw:line>
        <draw:line draw:style-name="gr1" draw:text-style-name="P1" draw:layer="layout" svg:x1="168.477cm" svg:y1="27.385cm" svg:x2="170.256cm" svg:y2="27.385cm">
          <text:p/>
        </draw:line>
        <draw:line draw:style-name="gr1" draw:text-style-name="P1" draw:layer="layout" svg:x1="168.477cm" svg:y1="29.396cm" svg:x2="170.256cm" svg:y2="29.396cm">
          <text:p/>
        </draw:line>
        <draw:line draw:style-name="gr1" draw:text-style-name="P1" draw:layer="layout" svg:x1="168.477cm" svg:y1="31.407cm" svg:x2="170.256cm" svg:y2="31.407cm">
          <text:p/>
        </draw:line>
        <draw:line draw:style-name="gr1" draw:text-style-name="P1" draw:layer="layout" svg:x1="168.477cm" svg:y1="33.419cm" svg:x2="170.256cm" svg:y2="33.419cm">
          <text:p/>
        </draw:line>
        <draw:line draw:style-name="gr1" draw:text-style-name="P1" draw:layer="layout" svg:x1="168.477cm" svg:y1="35.43cm" svg:x2="170.256cm" svg:y2="35.43cm">
          <text:p/>
        </draw:line>
        <draw:line draw:style-name="gr1" draw:text-style-name="P1" draw:layer="layout" svg:x1="168.477cm" svg:y1="37.441cm" svg:x2="170.256cm" svg:y2="37.441cm">
          <text:p/>
        </draw:line>
        <draw:line draw:style-name="gr15" draw:text-style-name="P1" draw:layer="layout" svg:x1="44.678cm" svg:y1="25.375cm" svg:x2="44.678cm" svg:y2="21.883cm">
          <text:p/>
        </draw:line>
        <draw:line draw:style-name="gr15" draw:text-style-name="P1" draw:layer="layout" svg:x1="45.035cm" svg:y1="25.375cm" svg:x2="45.035cm" svg:y2="21.883cm">
          <text:p/>
        </draw:line>
        <draw:path draw:style-name="gr16" draw:text-style-name="P1" draw:layer="layout" svg:width="1.508cm" svg:height="0.594cm" svg:x="44.082cm" svg:y="22.2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44.069cm" svg:y="24.423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48.288cm" svg:y1="25.37cm" svg:x2="48.288cm" svg:y2="21.878cm">
          <text:p/>
        </draw:line>
        <draw:line draw:style-name="gr15" draw:text-style-name="P1" draw:layer="layout" svg:x1="48.645cm" svg:y1="25.37cm" svg:x2="48.645cm" svg:y2="21.878cm">
          <text:p/>
        </draw:line>
        <draw:path draw:style-name="gr16" draw:text-style-name="P1" draw:layer="layout" svg:width="1.508cm" svg:height="0.594cm" svg:x="47.693cm" svg:y="22.19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47.679cm" svg:y="24.41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52.049cm" svg:y1="25.48cm" svg:x2="52.049cm" svg:y2="21.988cm">
          <text:p/>
        </draw:line>
        <draw:line draw:style-name="gr15" draw:text-style-name="P1" draw:layer="layout" svg:x1="52.406cm" svg:y1="25.48cm" svg:x2="52.406cm" svg:y2="21.988cm">
          <text:p/>
        </draw:line>
        <draw:path draw:style-name="gr16" draw:text-style-name="P1" draw:layer="layout" svg:width="1.508cm" svg:height="0.594cm" svg:x="51.453cm" svg:y="22.30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51.44cm" svg:y="24.52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55.685cm" svg:y1="25.446cm" svg:x2="55.685cm" svg:y2="21.954cm">
          <text:p/>
        </draw:line>
        <draw:line draw:style-name="gr15" draw:text-style-name="P1" draw:layer="layout" svg:x1="56.042cm" svg:y1="25.446cm" svg:x2="56.042cm" svg:y2="21.954cm">
          <text:p/>
        </draw:line>
        <draw:path draw:style-name="gr16" draw:text-style-name="P1" draw:layer="layout" svg:width="1.508cm" svg:height="0.594cm" svg:x="55.09cm" svg:y="22.272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55.077cm" svg:y="24.494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44.076cm" svg:y="19.509cm" svg:viewBox="0 0 1623 2541" draw:points="0,2541 1623,2541 1623,0 0,0">
            <text:p/>
          </draw:polygon>
          <draw:polygon draw:style-name="gr7" draw:text-style-name="P1" draw:layer="layout" svg:width="1.622cm" svg:height="2.54cm" svg:x="44.076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45.28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45.28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44.693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47.738cm" svg:y="19.509cm" svg:viewBox="0 0 1623 2541" draw:points="0,2541 1623,2541 1623,0 0,0">
            <text:p/>
          </draw:polygon>
          <draw:polygon draw:style-name="gr7" draw:text-style-name="P1" draw:layer="layout" svg:width="1.622cm" svg:height="2.54cm" svg:x="47.738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48.95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48.95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48.355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51.4cm" svg:y="19.509cm" svg:viewBox="0 0 1623 2541" draw:points="0,2541 1623,2541 1623,0 0,0">
            <text:p/>
          </draw:polygon>
          <draw:polygon draw:style-name="gr7" draw:text-style-name="P1" draw:layer="layout" svg:width="1.622cm" svg:height="2.54cm" svg:x="51.4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52.612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52.612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52.017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55.062cm" svg:y="19.509cm" svg:viewBox="0 0 1623 2541" draw:points="0,2541 1623,2541 1623,0 0,0">
            <text:p/>
          </draw:polygon>
          <draw:polygon draw:style-name="gr7" draw:text-style-name="P1" draw:layer="layout" svg:width="1.622cm" svg:height="2.54cm" svg:x="55.062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56.273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56.273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55.679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93.459cm" svg:y="19.615cm" svg:viewBox="0 0 1623 2541" draw:points="0,2541 1623,2541 1623,0 0,0">
            <text:p/>
          </draw:polygon>
          <draw:polygon draw:style-name="gr7" draw:text-style-name="P1" draw:layer="layout" svg:width="1.622cm" svg:height="2.54cm" svg:x="93.459cm" svg:y="19.615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94.671cm" svg:y="20.875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94.671cm" svg:y="20.875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94.076cm" svg:y="21.29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75.754cm" svg:y="19.615cm" svg:viewBox="0 0 1623 2541" draw:points="0,2541 1623,2541 1623,0 0,0">
            <text:p/>
          </draw:polygon>
          <draw:polygon draw:style-name="gr7" draw:text-style-name="P1" draw:layer="layout" svg:width="1.622cm" svg:height="2.54cm" svg:x="75.754cm" svg:y="19.615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76.966cm" svg:y="20.875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76.966cm" svg:y="20.875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76.371cm" svg:y="21.29cm" svg:viewBox="0 0 792 450" svg:d="M0 450h792v-63h-792zM0 257h792v-64h-792zM0 63h792v-63h-792z">
          <text:p/>
        </draw:path>
        <draw:line draw:style-name="gr15" draw:text-style-name="P1" draw:layer="layout" svg:x1="106.193cm" svg:y1="25.37cm" svg:x2="106.193cm" svg:y2="21.878cm">
          <text:p/>
        </draw:line>
        <draw:line draw:style-name="gr15" draw:text-style-name="P1" draw:layer="layout" svg:x1="106.551cm" svg:y1="25.37cm" svg:x2="106.551cm" svg:y2="21.878cm">
          <text:p/>
        </draw:line>
        <draw:path draw:style-name="gr16" draw:text-style-name="P1" draw:layer="layout" svg:width="1.508cm" svg:height="0.594cm" svg:x="105.598cm" svg:y="22.19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105.585cm" svg:y="24.41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109.868cm" svg:y1="25.423cm" svg:x2="109.868cm" svg:y2="21.931cm">
          <text:p/>
        </draw:line>
        <draw:line draw:style-name="gr15" draw:text-style-name="P1" draw:layer="layout" svg:x1="110.225cm" svg:y1="25.423cm" svg:x2="110.225cm" svg:y2="21.931cm">
          <text:p/>
        </draw:line>
        <draw:path draw:style-name="gr16" draw:text-style-name="P1" draw:layer="layout" svg:width="1.508cm" svg:height="0.594cm" svg:x="109.272cm" svg:y="22.24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109.259cm" svg:y="24.471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113.517cm" svg:y1="25.37cm" svg:x2="113.517cm" svg:y2="21.878cm">
          <text:p/>
        </draw:line>
        <draw:line draw:style-name="gr15" draw:text-style-name="P1" draw:layer="layout" svg:x1="113.874cm" svg:y1="25.37cm" svg:x2="113.874cm" svg:y2="21.878cm">
          <text:p/>
        </draw:line>
        <draw:path draw:style-name="gr16" draw:text-style-name="P1" draw:layer="layout" svg:width="1.508cm" svg:height="0.594cm" svg:x="112.922cm" svg:y="22.19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112.909cm" svg:y="24.41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117.219cm" svg:y1="25.37cm" svg:x2="117.219cm" svg:y2="21.878cm">
          <text:p/>
        </draw:line>
        <draw:line draw:style-name="gr15" draw:text-style-name="P1" draw:layer="layout" svg:x1="117.576cm" svg:y1="25.37cm" svg:x2="117.576cm" svg:y2="21.878cm">
          <text:p/>
        </draw:line>
        <draw:path draw:style-name="gr16" draw:text-style-name="P1" draw:layer="layout" svg:width="1.508cm" svg:height="0.594cm" svg:x="116.624cm" svg:y="22.19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116.611cm" svg:y="24.41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line draw:style-name="gr15" draw:text-style-name="P1" draw:layer="layout" svg:x1="120.921cm" svg:y1="25.37cm" svg:x2="120.921cm" svg:y2="21.878cm">
          <text:p/>
        </draw:line>
        <draw:line draw:style-name="gr15" draw:text-style-name="P1" draw:layer="layout" svg:x1="121.278cm" svg:y1="25.37cm" svg:x2="121.278cm" svg:y2="21.878cm">
          <text:p/>
        </draw:line>
        <draw:path draw:style-name="gr16" draw:text-style-name="P1" draw:layer="layout" svg:width="1.508cm" svg:height="0.594cm" svg:x="120.326cm" svg:y="22.196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path draw:style-name="gr16" draw:text-style-name="P1" draw:layer="layout" svg:width="1.508cm" svg:height="0.594cm" svg:x="120.313cm" svg:y="24.418cm" svg:viewBox="0 0 1509 595" svg:d="M1509 297c0 55-32 102-101 149-70 48-156 82-276 109-121 28-239 40-377 40-139 0-257-12-378-40-120-27-206-61-276-109-69-47-101-94-101-149 0-54 32-101 101-148 70-48 156-82 276-109 121-28 239-40 378-40 138 0 256 12 377 40 120 27 206 61 276 109 69 47 101 94 101 148z">
          <text:p/>
        </draw:path>
        <draw:g>
          <draw:polygon draw:style-name="gr5" draw:text-style-name="P5" draw:layer="layout" svg:width="1.622cm" svg:height="2.54cm" svg:x="105.499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05.499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06.71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06.711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06.116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109.161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09.161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10.373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10.373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09.778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112.823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12.823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14.035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14.035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13.44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116.485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16.485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17.696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17.696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17.102cm" svg:y="21.184cm" svg:viewBox="0 0 792 450" svg:d="M0 450h792v-63h-792zM0 257h792v-64h-792zM0 63h792v-63h-792z">
          <text:p/>
        </draw:path>
        <draw:g>
          <draw:polygon draw:style-name="gr5" draw:text-style-name="P5" draw:layer="layout" svg:width="1.622cm" svg:height="2.54cm" svg:x="120.147cm" svg:y="19.509cm" svg:viewBox="0 0 1623 2541" draw:points="0,2541 1623,2541 1623,0 0,0">
            <text:p/>
          </draw:polygon>
          <draw:polygon draw:style-name="gr7" draw:text-style-name="P1" draw:layer="layout" svg:width="1.622cm" svg:height="2.54cm" svg:x="120.147cm" svg:y="19.509cm" svg:viewBox="0 0 1623 2541" draw:points="0,2541 1623,2541 1623,0 0,0">
            <text:p/>
          </draw:polygon>
        </draw:g>
        <draw:g>
          <draw:path draw:style-name="gr20" draw:text-style-name="P8" draw:layer="layout" svg:width="0.196cm" svg:height="0.196cm" svg:x="121.35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  <draw:path draw:style-name="gr13" draw:text-style-name="P1" draw:layer="layout" svg:width="0.196cm" svg:height="0.196cm" svg:x="121.358cm" svg:y="20.769cm" svg:viewBox="0 0 197 197" svg:d="M197 99v-1c0 19-4 34-13 50-9 15-21 27-36 36-16 9-31 13-49 13-19 0-34-4-50-13-15-9-27-21-36-36-9-16-13-31-13-49 0-19 4-34 13-50 9-15 21-27 36-36 16-9 31-13 50-13 18 0 33 4 49 13 15 9 27 21 36 36 9 16 13 31 13 49z">
            <text:p/>
          </draw:path>
        </draw:g>
        <draw:path draw:style-name="gr21" draw:text-style-name="P9" draw:layer="layout" svg:width="0.791cm" svg:height="0.449cm" svg:x="120.764cm" svg:y="21.184cm" svg:viewBox="0 0 792 450" svg:d="M0 450h792v-63h-792zM0 257h792v-64h-792zM0 63h792v-63h-792z">
          <text:p/>
        </draw:path>
        <draw:g>
          <draw:polygon draw:style-name="gr10" draw:text-style-name="P1" draw:layer="layout" svg:width="14.1cm" svg:height="2.639cm" svg:x="4.89cm" svg:y="5.99cm" svg:viewBox="0 0 14101 2640" draw:points="0,2640 14101,2640 14101,0 0,0">
            <text:p/>
          </draw:polygon>
          <draw:frame draw:style-name="gr11" draw:text-style-name="P1" draw:layer="layout" svg:width="14.1cm" svg:height="2.639cm" svg:x="4.89cm" svg:y="5.99cm">
            <draw:text-box>
              <text:p text:style-name="P4"><text:span text:style-name="T6">Ver:</text:span><text:span text:style-name="T6"><text:tab/></text:span><text:span text:style-name="T6">2.0</text:span><text:span text:style-name="T6"><text:tab/></text:span><text:span text:style-name="T6"><text:tab/></text:span><text:span text:style-name="T6">Updated: Aug 10</text:span></text:p>
              <text:p text:style-name="P4"><text:span text:style-name="T6">By: </text:span><text:span text:style-name="T6"><text:tab/></text:span><text:span text:style-name="T6">Luân Võ</text:span></text:p>
            </draw:text-box>
          </draw:frame>
        </draw:g>
      </draw:page>
      <draw:page draw:name="Logical Design_Template" draw:style-name="dp1" draw:master-page-name="PM4">
        <draw:polyline draw:style-name="gr1" draw:text-style-name="P1" draw:layer="layout" svg:width="111.334cm" svg:height="76.428cm" svg:x="1.828cm" svg:y="1.842cm" svg:viewBox="0 0 111335 76429" draw:points="111335,76429 111335,0 0,0">
          <text:p/>
        </draw:polyline>
        <draw:polyline draw:style-name="gr1" draw:text-style-name="P1" draw:layer="layout" svg:width="113.72cm" svg:height="78.841cm" svg:x="0.635cm" svg:y="0.635cm" svg:viewBox="0 0 113721 78842" draw:points="113721,78842 113721,0 0,0">
          <text:p/>
        </draw:polyline>
        <draw:line draw:style-name="gr1" draw:text-style-name="P1" draw:layer="layout" svg:x1="4.139cm" svg:y1="78.348cm" svg:x2="4.139cm" svg:y2="79.554cm">
          <text:p/>
        </draw:line>
        <draw:line draw:style-name="gr1" draw:text-style-name="P1" draw:layer="layout" svg:x1="8.116cm" svg:y1="78.348cm" svg:x2="8.116cm" svg:y2="79.554cm">
          <text:p/>
        </draw:line>
        <draw:line draw:style-name="gr1" draw:text-style-name="P1" draw:layer="layout" svg:x1="12.092cm" svg:y1="78.348cm" svg:x2="12.092cm" svg:y2="79.554cm">
          <text:p/>
        </draw:line>
        <draw:line draw:style-name="gr1" draw:text-style-name="P1" draw:layer="layout" svg:x1="16.068cm" svg:y1="78.348cm" svg:x2="16.068cm" svg:y2="79.554cm">
          <text:p/>
        </draw:line>
        <draw:line draw:style-name="gr1" draw:text-style-name="P1" draw:layer="layout" svg:x1="20.044cm" svg:y1="78.348cm" svg:x2="20.044cm" svg:y2="79.554cm">
          <text:p/>
        </draw:line>
        <draw:line draw:style-name="gr1" draw:text-style-name="P1" draw:layer="layout" svg:x1="24.021cm" svg:y1="78.348cm" svg:x2="24.021cm" svg:y2="79.554cm">
          <text:p/>
        </draw:line>
        <draw:line draw:style-name="gr1" draw:text-style-name="P1" draw:layer="layout" svg:x1="27.997cm" svg:y1="78.348cm" svg:x2="27.997cm" svg:y2="79.554cm">
          <text:p/>
        </draw:line>
        <draw:line draw:style-name="gr1" draw:text-style-name="P1" draw:layer="layout" svg:x1="31.973cm" svg:y1="78.348cm" svg:x2="31.973cm" svg:y2="79.554cm">
          <text:p/>
        </draw:line>
        <draw:line draw:style-name="gr1" draw:text-style-name="P1" draw:layer="layout" svg:x1="35.949cm" svg:y1="78.348cm" svg:x2="35.949cm" svg:y2="79.554cm">
          <text:p/>
        </draw:line>
        <draw:line draw:style-name="gr1" draw:text-style-name="P1" draw:layer="layout" svg:x1="39.925cm" svg:y1="78.348cm" svg:x2="39.925cm" svg:y2="79.554cm">
          <text:p/>
        </draw:line>
        <draw:line draw:style-name="gr1" draw:text-style-name="P1" draw:layer="layout" svg:x1="43.902cm" svg:y1="78.348cm" svg:x2="43.902cm" svg:y2="79.554cm">
          <text:p/>
        </draw:line>
        <draw:line draw:style-name="gr1" draw:text-style-name="P1" draw:layer="layout" svg:x1="47.878cm" svg:y1="78.348cm" svg:x2="47.878cm" svg:y2="79.554cm">
          <text:p/>
        </draw:line>
        <draw:line draw:style-name="gr1" draw:text-style-name="P1" draw:layer="layout" svg:x1="51.854cm" svg:y1="78.348cm" svg:x2="51.854cm" svg:y2="79.393cm">
          <text:p/>
        </draw:line>
        <draw:line draw:style-name="gr1" draw:text-style-name="P1" draw:layer="layout" svg:x1="55.83cm" svg:y1="78.348cm" svg:x2="55.83cm" svg:y2="79.554cm">
          <text:p/>
        </draw:line>
        <draw:line draw:style-name="gr1" draw:text-style-name="P1" draw:layer="layout" svg:x1="59.409cm" svg:y1="78.348cm" svg:x2="59.409cm" svg:y2="79.554cm">
          <text:p/>
        </draw:line>
        <draw:line draw:style-name="gr1" draw:text-style-name="P1" draw:layer="layout" svg:x1="63.385cm" svg:y1="78.348cm" svg:x2="63.385cm" svg:y2="79.554cm">
          <text:p/>
        </draw:line>
        <draw:line draw:style-name="gr1" draw:text-style-name="P1" draw:layer="layout" svg:x1="67.361cm" svg:y1="78.348cm" svg:x2="67.361cm" svg:y2="79.554cm">
          <text:p/>
        </draw:line>
        <draw:line draw:style-name="gr1" draw:text-style-name="P1" draw:layer="layout" svg:x1="71.338cm" svg:y1="78.348cm" svg:x2="71.338cm" svg:y2="79.554cm">
          <text:p/>
        </draw:line>
        <draw:line draw:style-name="gr1" draw:text-style-name="P1" draw:layer="layout" svg:x1="75.314cm" svg:y1="78.348cm" svg:x2="75.314cm" svg:y2="79.554cm">
          <text:p/>
        </draw:line>
        <draw:line draw:style-name="gr1" draw:text-style-name="P1" draw:layer="layout" svg:x1="79.29cm" svg:y1="78.348cm" svg:x2="79.29cm" svg:y2="79.554cm">
          <text:p/>
        </draw:line>
        <draw:line draw:style-name="gr1" draw:text-style-name="P1" draw:layer="layout" svg:x1="83.266cm" svg:y1="78.348cm" svg:x2="83.266cm" svg:y2="79.554cm">
          <text:p/>
        </draw:line>
        <draw:line draw:style-name="gr1" draw:text-style-name="P1" draw:layer="layout" svg:x1="87.242cm" svg:y1="78.348cm" svg:x2="87.242cm" svg:y2="79.554cm">
          <text:p/>
        </draw:line>
        <draw:line draw:style-name="gr1" draw:text-style-name="P1" draw:layer="layout" svg:x1="91.219cm" svg:y1="78.348cm" svg:x2="91.219cm" svg:y2="79.554cm">
          <text:p/>
        </draw:line>
        <draw:line draw:style-name="gr1" draw:text-style-name="P1" draw:layer="layout" svg:x1="95.195cm" svg:y1="78.348cm" svg:x2="95.195cm" svg:y2="79.554cm">
          <text:p/>
        </draw:line>
        <draw:line draw:style-name="gr1" draw:text-style-name="P1" draw:layer="layout" svg:x1="99.171cm" svg:y1="78.348cm" svg:x2="99.171cm" svg:y2="79.554cm">
          <text:p/>
        </draw:line>
        <draw:line draw:style-name="gr1" draw:text-style-name="P1" draw:layer="layout" svg:x1="103.147cm" svg:y1="78.348cm" svg:x2="103.147cm" svg:y2="79.554cm">
          <text:p/>
        </draw:line>
        <draw:line draw:style-name="gr1" draw:text-style-name="P1" draw:layer="layout" svg:x1="107.124cm" svg:y1="78.348cm" svg:x2="107.124cm" svg:y2="79.393cm">
          <text:p/>
        </draw:line>
        <draw:line draw:style-name="gr1" draw:text-style-name="P1" draw:layer="layout" svg:x1="111.1cm" svg:y1="78.348cm" svg:x2="111.1cm" svg:y2="79.554cm">
          <text:p/>
        </draw:line>
        <draw:line draw:style-name="gr1" draw:text-style-name="P1" draw:layer="layout" svg:x1="4.015cm" svg:y1="0.635cm" svg:x2="4.015cm" svg:y2="1.841cm">
          <text:p/>
        </draw:line>
        <draw:line draw:style-name="gr1" draw:text-style-name="P1" draw:layer="layout" svg:x1="7.991cm" svg:y1="0.635cm" svg:x2="7.991cm" svg:y2="1.841cm">
          <text:p/>
        </draw:line>
        <draw:line draw:style-name="gr1" draw:text-style-name="P1" draw:layer="layout" svg:x1="11.967cm" svg:y1="0.635cm" svg:x2="11.967cm" svg:y2="1.841cm">
          <text:p/>
        </draw:line>
        <draw:line draw:style-name="gr1" draw:text-style-name="P1" draw:layer="layout" svg:x1="15.944cm" svg:y1="0.635cm" svg:x2="15.944cm" svg:y2="1.841cm">
          <text:p/>
        </draw:line>
        <draw:line draw:style-name="gr1" draw:text-style-name="P1" draw:layer="layout" svg:x1="19.92cm" svg:y1="0.635cm" svg:x2="19.92cm" svg:y2="1.841cm">
          <text:p/>
        </draw:line>
        <draw:line draw:style-name="gr1" draw:text-style-name="P1" draw:layer="layout" svg:x1="23.896cm" svg:y1="0.635cm" svg:x2="23.896cm" svg:y2="1.841cm">
          <text:p/>
        </draw:line>
        <draw:line draw:style-name="gr1" draw:text-style-name="P1" draw:layer="layout" svg:x1="27.872cm" svg:y1="0.635cm" svg:x2="27.872cm" svg:y2="1.841cm">
          <text:p/>
        </draw:line>
        <draw:line draw:style-name="gr1" draw:text-style-name="P1" draw:layer="layout" svg:x1="31.848cm" svg:y1="0.635cm" svg:x2="31.848cm" svg:y2="1.841cm">
          <text:p/>
        </draw:line>
        <draw:line draw:style-name="gr1" draw:text-style-name="P1" draw:layer="layout" svg:x1="35.825cm" svg:y1="0.635cm" svg:x2="35.825cm" svg:y2="1.841cm">
          <text:p/>
        </draw:line>
        <draw:line draw:style-name="gr1" draw:text-style-name="P1" draw:layer="layout" svg:x1="39.801cm" svg:y1="0.635cm" svg:x2="39.801cm" svg:y2="1.841cm">
          <text:p/>
        </draw:line>
        <draw:line draw:style-name="gr1" draw:text-style-name="P1" draw:layer="layout" svg:x1="43.777cm" svg:y1="0.635cm" svg:x2="43.777cm" svg:y2="1.841cm">
          <text:p/>
        </draw:line>
        <draw:line draw:style-name="gr1" draw:text-style-name="P1" draw:layer="layout" svg:x1="47.753cm" svg:y1="0.635cm" svg:x2="47.753cm" svg:y2="1.841cm">
          <text:p/>
        </draw:line>
        <draw:line draw:style-name="gr1" draw:text-style-name="P1" draw:layer="layout" svg:x1="51.729cm" svg:y1="0.635cm" svg:x2="51.729cm" svg:y2="1.68cm">
          <text:p/>
        </draw:line>
        <draw:line draw:style-name="gr1" draw:text-style-name="P1" draw:layer="layout" svg:x1="55.706cm" svg:y1="0.635cm" svg:x2="55.706cm" svg:y2="1.841cm">
          <text:p/>
        </draw:line>
        <draw:line draw:style-name="gr1" draw:text-style-name="P1" draw:layer="layout" svg:x1="59.284cm" svg:y1="0.635cm" svg:x2="59.284cm" svg:y2="1.841cm">
          <text:p/>
        </draw:line>
        <draw:line draw:style-name="gr1" draw:text-style-name="P1" draw:layer="layout" svg:x1="63.261cm" svg:y1="0.635cm" svg:x2="63.107cm" svg:y2="1.661cm">
          <text:p/>
        </draw:line>
        <draw:line draw:style-name="gr1" draw:text-style-name="P1" draw:layer="layout" svg:x1="67.237cm" svg:y1="0.635cm" svg:x2="67.237cm" svg:y2="1.841cm">
          <text:p/>
        </draw:line>
        <draw:line draw:style-name="gr1" draw:text-style-name="P1" draw:layer="layout" svg:x1="71.213cm" svg:y1="0.635cm" svg:x2="71.213cm" svg:y2="1.841cm">
          <text:p/>
        </draw:line>
        <draw:line draw:style-name="gr1" draw:text-style-name="P1" draw:layer="layout" svg:x1="75.189cm" svg:y1="0.635cm" svg:x2="75.189cm" svg:y2="1.841cm">
          <text:p/>
        </draw:line>
        <draw:line draw:style-name="gr1" draw:text-style-name="P1" draw:layer="layout" svg:x1="79.165cm" svg:y1="0.635cm" svg:x2="79.165cm" svg:y2="1.841cm">
          <text:p/>
        </draw:line>
        <draw:line draw:style-name="gr1" draw:text-style-name="P1" draw:layer="layout" svg:x1="83.142cm" svg:y1="0.635cm" svg:x2="83.142cm" svg:y2="1.841cm">
          <text:p/>
        </draw:line>
        <draw:line draw:style-name="gr1" draw:text-style-name="P1" draw:layer="layout" svg:x1="87.118cm" svg:y1="0.635cm" svg:x2="87.118cm" svg:y2="1.841cm">
          <text:p/>
        </draw:line>
        <draw:line draw:style-name="gr1" draw:text-style-name="P1" draw:layer="layout" svg:x1="91.094cm" svg:y1="0.635cm" svg:x2="91.094cm" svg:y2="1.841cm">
          <text:p/>
        </draw:line>
        <draw:line draw:style-name="gr1" draw:text-style-name="P1" draw:layer="layout" svg:x1="95.07cm" svg:y1="0.635cm" svg:x2="95.07cm" svg:y2="1.841cm">
          <text:p/>
        </draw:line>
        <draw:line draw:style-name="gr1" draw:text-style-name="P1" draw:layer="layout" svg:x1="99.047cm" svg:y1="0.635cm" svg:x2="99.047cm" svg:y2="1.841cm">
          <text:p/>
        </draw:line>
        <draw:line draw:style-name="gr1" draw:text-style-name="P1" draw:layer="layout" svg:x1="103.023cm" svg:y1="0.635cm" svg:x2="103.023cm" svg:y2="1.841cm">
          <text:p/>
        </draw:line>
        <draw:line draw:style-name="gr1" draw:text-style-name="P1" draw:layer="layout" svg:x1="106.999cm" svg:y1="0.635cm" svg:x2="106.999cm" svg:y2="1.68cm">
          <text:p/>
        </draw:line>
        <draw:line draw:style-name="gr1" draw:text-style-name="P1" draw:layer="layout" svg:x1="110.975cm" svg:y1="0.635cm" svg:x2="110.975cm" svg:y2="1.841cm">
          <text:p/>
        </draw:line>
        <draw:line draw:style-name="gr1" draw:text-style-name="P1" draw:layer="layout" svg:x1="0.635cm" svg:y1="5.06cm" svg:x2="1.827cm" svg:y2="5.06cm">
          <text:p/>
        </draw:line>
        <draw:line draw:style-name="gr1" draw:text-style-name="P1" draw:layer="layout" svg:x1="0.635cm" svg:y1="9.082cm" svg:x2="1.827cm" svg:y2="9.082cm">
          <text:p/>
        </draw:line>
        <draw:line draw:style-name="gr1" draw:text-style-name="P1" draw:layer="layout" svg:x1="0.635cm" svg:y1="13.105cm" svg:x2="1.827cm" svg:y2="13.105cm">
          <text:p/>
        </draw:line>
        <draw:line draw:style-name="gr1" draw:text-style-name="P1" draw:layer="layout" svg:x1="0.635cm" svg:y1="17.127cm" svg:x2="1.827cm" svg:y2="17.127cm">
          <text:p/>
        </draw:line>
        <draw:line draw:style-name="gr1" draw:text-style-name="P1" draw:layer="layout" svg:x1="0.635cm" svg:y1="21.15cm" svg:x2="1.827cm" svg:y2="21.15cm">
          <text:p/>
        </draw:line>
        <draw:line draw:style-name="gr1" draw:text-style-name="P1" draw:layer="layout" svg:x1="0.635cm" svg:y1="25.172cm" svg:x2="1.827cm" svg:y2="25.172cm">
          <text:p/>
        </draw:line>
        <draw:line draw:style-name="gr1" draw:text-style-name="P1" draw:layer="layout" svg:x1="0.635cm" svg:y1="29.195cm" svg:x2="1.827cm" svg:y2="29.195cm">
          <text:p/>
        </draw:line>
        <draw:line draw:style-name="gr1" draw:text-style-name="P1" draw:layer="layout" svg:x1="0.635cm" svg:y1="33.217cm" svg:x2="1.827cm" svg:y2="33.217cm">
          <text:p/>
        </draw:line>
        <draw:line draw:style-name="gr1" draw:text-style-name="P1" draw:layer="layout" svg:x1="0.635cm" svg:y1="37.24cm" svg:x2="1.827cm" svg:y2="37.24cm">
          <text:p/>
        </draw:line>
        <draw:line draw:style-name="gr1" draw:text-style-name="P1" draw:layer="layout" svg:x1="0.635cm" svg:y1="41.262cm" svg:x2="1.827cm" svg:y2="41.262cm">
          <text:p/>
        </draw:line>
        <draw:line draw:style-name="gr1" draw:text-style-name="P1" draw:layer="layout" svg:x1="0.635cm" svg:y1="45.285cm" svg:x2="1.827cm" svg:y2="45.285cm">
          <text:p/>
        </draw:line>
        <draw:line draw:style-name="gr1" draw:text-style-name="P1" draw:layer="layout" svg:x1="0.635cm" svg:y1="49.307cm" svg:x2="1.827cm" svg:y2="49.307cm">
          <text:p/>
        </draw:line>
        <draw:line draw:style-name="gr1" draw:text-style-name="P1" draw:layer="layout" svg:x1="0.635cm" svg:y1="53.33cm" svg:x2="1.827cm" svg:y2="53.33cm">
          <text:p/>
        </draw:line>
        <draw:line draw:style-name="gr1" draw:text-style-name="P1" draw:layer="layout" svg:x1="0.635cm" svg:y1="57.352cm" svg:x2="1.827cm" svg:y2="57.352cm">
          <text:p/>
        </draw:line>
        <draw:line draw:style-name="gr1" draw:text-style-name="P1" draw:layer="layout" svg:x1="0.635cm" svg:y1="61.375cm" svg:x2="1.827cm" svg:y2="61.375cm">
          <text:p/>
        </draw:line>
        <draw:line draw:style-name="gr1" draw:text-style-name="P1" draw:layer="layout" svg:x1="0.635cm" svg:y1="65.397cm" svg:x2="1.827cm" svg:y2="65.397cm">
          <text:p/>
        </draw:line>
        <draw:line draw:style-name="gr1" draw:text-style-name="P1" draw:layer="layout" svg:x1="0.635cm" svg:y1="69.42cm" svg:x2="1.827cm" svg:y2="69.42cm">
          <text:p/>
        </draw:line>
        <draw:line draw:style-name="gr1" draw:text-style-name="P1" draw:layer="layout" svg:x1="0.635cm" svg:y1="73.442cm" svg:x2="1.827cm" svg:y2="73.442cm">
          <text:p/>
        </draw:line>
        <draw:line draw:style-name="gr1" draw:text-style-name="P1" draw:layer="layout" svg:x1="113.162cm" svg:y1="5.864cm" svg:x2="114.354cm" svg:y2="5.864cm">
          <text:p/>
        </draw:line>
        <draw:line draw:style-name="gr1" draw:text-style-name="P1" draw:layer="layout" svg:x1="113.162cm" svg:y1="9.887cm" svg:x2="114.354cm" svg:y2="9.887cm">
          <text:p/>
        </draw:line>
        <draw:line draw:style-name="gr1" draw:text-style-name="P1" draw:layer="layout" svg:x1="113.162cm" svg:y1="13.909cm" svg:x2="114.354cm" svg:y2="13.909cm">
          <text:p/>
        </draw:line>
        <draw:line draw:style-name="gr1" draw:text-style-name="P1" draw:layer="layout" svg:x1="113.162cm" svg:y1="17.932cm" svg:x2="114.354cm" svg:y2="17.932cm">
          <text:p/>
        </draw:line>
        <draw:line draw:style-name="gr1" draw:text-style-name="P1" draw:layer="layout" svg:x1="113.162cm" svg:y1="21.954cm" svg:x2="114.354cm" svg:y2="21.954cm">
          <text:p/>
        </draw:line>
        <draw:line draw:style-name="gr1" draw:text-style-name="P1" draw:layer="layout" svg:x1="113.162cm" svg:y1="25.977cm" svg:x2="114.354cm" svg:y2="25.977cm">
          <text:p/>
        </draw:line>
        <draw:line draw:style-name="gr1" draw:text-style-name="P1" draw:layer="layout" svg:x1="113.162cm" svg:y1="34.022cm" svg:x2="114.354cm" svg:y2="34.022cm">
          <text:p/>
        </draw:line>
        <draw:line draw:style-name="gr1" draw:text-style-name="P1" draw:layer="layout" svg:x1="113.162cm" svg:y1="38.044cm" svg:x2="114.354cm" svg:y2="38.044cm">
          <text:p/>
        </draw:line>
        <draw:line draw:style-name="gr1" draw:text-style-name="P1" draw:layer="layout" svg:x1="113.162cm" svg:y1="46.089cm" svg:x2="114.354cm" svg:y2="46.089cm">
          <text:p/>
        </draw:line>
        <draw:line draw:style-name="gr1" draw:text-style-name="P1" draw:layer="layout" svg:x1="113.162cm" svg:y1="50.112cm" svg:x2="114.354cm" svg:y2="50.112cm">
          <text:p/>
        </draw:line>
        <draw:line draw:style-name="gr1" draw:text-style-name="P1" draw:layer="layout" svg:x1="113.162cm" svg:y1="54.134cm" svg:x2="114.354cm" svg:y2="54.134cm">
          <text:p/>
        </draw:line>
        <draw:line draw:style-name="gr1" draw:text-style-name="P1" draw:layer="layout" svg:x1="113.162cm" svg:y1="58.157cm" svg:x2="114.354cm" svg:y2="58.157cm">
          <text:p/>
        </draw:line>
        <draw:line draw:style-name="gr1" draw:text-style-name="P1" draw:layer="layout" svg:x1="113.162cm" svg:y1="62.179cm" svg:x2="114.354cm" svg:y2="62.179cm">
          <text:p/>
        </draw:line>
        <draw:line draw:style-name="gr1" draw:text-style-name="P1" draw:layer="layout" svg:x1="113.162cm" svg:y1="66.202cm" svg:x2="114.354cm" svg:y2="66.202cm">
          <text:p/>
        </draw:line>
        <draw:line draw:style-name="gr1" draw:text-style-name="P1" draw:layer="layout" svg:x1="113.162cm" svg:y1="70.224cm" svg:x2="114.354cm" svg:y2="70.224cm">
          <text:p/>
        </draw:line>
        <draw:line draw:style-name="gr1" draw:text-style-name="P1" draw:layer="layout" svg:x1="113.162cm" svg:y1="74.247cm" svg:x2="114.354cm" svg:y2="74.247cm">
          <text:p/>
        </draw:line>
        <draw:frame draw:style-name="gr9" draw:text-style-name="P1" draw:layer="layout" svg:width="49.248cm" svg:height="2.252cm" svg:x="30.29cm" svg:y="3.051cm">
          <draw:text-box>
            <text:p text:style-name="P2"><text:span text:style-name="T5">VNPT CDN – LOGICAL DESIGN</text:span></text:p>
          </draw:text-box>
        </draw:frame>
        <draw:g>
          <draw:polygon draw:style-name="gr10" draw:text-style-name="P1" draw:layer="layout" svg:width="14.1cm" svg:height="2.639cm" svg:x="9.89cm" svg:y="4.288cm" svg:viewBox="0 0 14101 2640" draw:points="0,2640 14101,2640 14101,0 0,0">
            <text:p/>
          </draw:polygon>
          <draw:frame draw:style-name="gr11" draw:text-style-name="P1" draw:layer="layout" svg:width="14.1cm" svg:height="2.639cm" svg:x="9.89cm" svg:y="4.288cm">
            <draw:text-box>
              <text:p text:style-name="P4"><text:span text:style-name="T6">Ver:</text:span><text:span text:style-name="T6"><text:tab/></text:span><text:span text:style-name="T6">2.0</text:span><text:span text:style-name="T6"><text:tab/></text:span><text:span text:style-name="T6"><text:tab/></text:span><text:span text:style-name="T6">Updated: Aug 10</text:span></text:p>
              <text:p text:style-name="P4"><text:span text:style-name="T6">By: </text:span><text:span text:style-name="T6"><text:tab/></text:span><text:span text:style-name="T6">Luân Võ</text:span></text:p>
            </draw:text-box>
          </draw:frame>
        </draw:g>
      </draw:page>
      <draw:page draw:name="CALL FLOW-REf-CDN" draw:style-name="dp1" draw:master-page-name="PM5">
        <draw:line draw:style-name="gr39" draw:text-style-name="P1" draw:layer="layout" svg:x1="12.542cm" svg:y1="15.975cm" svg:x2="12.542cm" svg:y2="75.529cm">
          <text:p/>
        </draw:line>
        <draw:line draw:style-name="gr39" draw:text-style-name="P1" draw:layer="layout" svg:x1="19.294cm" svg:y1="15.975cm" svg:x2="19.294cm" svg:y2="75.529cm">
          <text:p/>
        </draw:line>
        <draw:line draw:style-name="gr39" draw:text-style-name="P1" draw:layer="layout" svg:x1="26.377cm" svg:y1="15.975cm" svg:x2="26.377cm" svg:y2="75.529cm">
          <text:p/>
        </draw:line>
        <draw:line draw:style-name="gr39" draw:text-style-name="P1" draw:layer="layout" svg:x1="32.503cm" svg:y1="15.975cm" svg:x2="32.503cm" svg:y2="75.529cm">
          <text:p/>
        </draw:line>
        <draw:line draw:style-name="gr39" draw:text-style-name="P1" draw:layer="layout" svg:x1="50.728cm" svg:y1="15.975cm" svg:x2="50.728cm" svg:y2="75.529cm">
          <text:p/>
        </draw:line>
        <draw:line draw:style-name="gr39" draw:text-style-name="P1" draw:layer="layout" svg:x1="43.382cm" svg:y1="15.975cm" svg:x2="43.382cm" svg:y2="75.529cm">
          <text:p/>
        </draw:line>
        <draw:g>
          <draw:polygon draw:style-name="gr30" draw:text-style-name="P1" draw:layer="layout" svg:width="11.115cm" svg:height="2.5cm" svg:x="11.052cm" svg:y="9.154cm" svg:viewBox="0 0 11116 2501" draw:points="0,2501 11116,2501 11116,0 0,0">
            <text:p/>
          </draw:polygon>
          <draw:frame draw:style-name="gr40" draw:text-style-name="P1" draw:layer="layout" svg:width="11.115cm" svg:height="3.647cm" svg:x="11.052cm" svg:y="8.581cm">
            <draw:text-box>
              <text:p text:style-name="P4"><text:span text:style-name="T15">User Select URL: </text:span></text:p>
              <text:p text:style-name="P4"><text:span text:style-name="T16">rtmp://cdn3.cp1.cdnviet.com/live/livestream</text:span></text:p>
              <text:p text:style-name="P4"><text:span text:style-name="T16">http://cdn3.cp1.cdnviet.com/hls/livestream/playlist.m3u8</text:span></text:p>
            </draw:text-box>
          </draw:frame>
        </draw:g>
        <draw:line draw:style-name="gr41" draw:text-style-name="P1" draw:layer="layout" svg:x1="12.692cm" svg:y1="41.476cm" svg:x2="19.073cm" svg:y2="41.476cm">
          <text:p/>
        </draw:line>
        <draw:frame draw:style-name="gr40" draw:text-style-name="P1" draw:layer="layout" svg:width="5.8cm" svg:height="3.647cm" svg:x="13.141cm" svg:y="38.281cm">
          <draw:text-box>
            <text:p text:style-name="P4"><text:span text:style-name="T17">6. Get streamURL (First Request): </text:span><text:span text:style-name="T16">rtmp://cdn3.cp1.cdnviet.com/live/livestream</text:span></text:p>
          </draw:text-box>
        </draw:frame>
        <draw:frame draw:style-name="gr42" draw:text-style-name="P1" draw:layer="layout" svg:width="18cm" svg:height="4.471cm" svg:x="24.191cm" svg:y="7.69cm">
          <draw:text-box>
            <text:p text:style-name="P2"><text:span text:style-name="T18">Get CDN “Live Streaming” Resource <text:s/></text:span></text:p>
            <text:p text:style-name="P2"><text:span text:style-name="T18">(After Resolve DNS)</text:span></text:p>
          </draw:text-box>
        </draw:frame>
        <draw:frame draw:style-name="gr43" draw:text-style-name="P1" draw:layer="layout" svg:width="4.805cm" svg:height="2.788cm" svg:x="32.362cm" svg:y="10.731cm">
          <draw:text-box>
            <text:p text:style-name="P2"><text:span text:style-name="T19">HPC</text:span></text:p>
            <text:p text:style-name="P2"><text:span text:style-name="T19">(Sub-Live-HCM)</text:span></text:p>
          </draw:text-box>
        </draw:frame>
        <draw:polyline draw:style-name="gr44" draw:text-style-name="P1" draw:layer="layout" svg:width="3.193cm" svg:height="0.667cm" svg:x="17.525cm" svg:y="13.758cm" svg:viewBox="0 0 3194 668" draw:points="3194,668 3194,0 0,0">
          <text:p/>
        </draw:polyline>
        <draw:polyline draw:style-name="gr44" draw:text-style-name="P1" draw:layer="layout" svg:width="0.318cm" svg:height="0.081cm" svg:x="19.791cm" svg:y="14.02cm" svg:viewBox="0 0 319 82" draw:points="319,82 319,0 0,0">
          <text:p/>
        </draw:polyline>
        <draw:polyline draw:style-name="gr44" draw:text-style-name="P1" draw:layer="layout" svg:width="0.12cm" svg:height="0.222cm" svg:x="17.405cm" svg:y="14.203cm" svg:viewBox="0 0 121 223" draw:points="121,223 121,0 0,0">
          <text:p/>
        </draw:polyline>
        <draw:polygon draw:style-name="gr44" draw:text-style-name="P1" draw:layer="layout" svg:width="0.041cm" svg:height="0.047cm" svg:x="17.444cm" svg:y="14.37cm" svg:viewBox="0 0 42 48" draw:points="0,36 20,48 42,36 42,11 20,0 0,11">
          <text:p/>
        </draw:polygon>
        <draw:polygon draw:style-name="gr44" draw:text-style-name="P1" draw:layer="layout" svg:width="0.041cm" svg:height="0.047cm" svg:x="17.444cm" svg:y="14.211cm" svg:viewBox="0 0 42 48" draw:points="0,36 20,48 42,36 42,11 20,0 0,11">
          <text:p/>
        </draw:polygon>
        <draw:polyline draw:style-name="gr44" draw:text-style-name="P1" draw:layer="layout" svg:width="0.12cm" svg:height="0.222cm" svg:x="20.718cm" svg:y="14.203cm" svg:viewBox="0 0 121 223" draw:points="121,223 121,0 0,0">
          <text:p/>
        </draw:polyline>
        <draw:polygon draw:style-name="gr44" draw:text-style-name="P1" draw:layer="layout" svg:width="0.041cm" svg:height="0.047cm" svg:x="20.757cm" svg:y="14.37cm" svg:viewBox="0 0 42 48" draw:points="0,36 20,48 42,36 42,11 20,0 0,11">
          <text:p/>
        </draw:polygon>
        <draw:polygon draw:style-name="gr44" draw:text-style-name="P1" draw:layer="layout" svg:width="0.041cm" svg:height="0.047cm" svg:x="20.757cm" svg:y="14.211cm" svg:viewBox="0 0 42 48" draw:points="0,36 20,48 42,36 42,11 20,0 0,11">
          <text:p/>
        </draw:polygon>
        <draw:polyline draw:style-name="gr44" draw:text-style-name="P1" draw:layer="layout" svg:width="0.12cm" svg:height="0.222cm" svg:x="17.405cm" svg:y="13.758cm" svg:viewBox="0 0 121 223" draw:points="121,223 121,0 0,0">
          <text:p/>
        </draw:polyline>
        <draw:polygon draw:style-name="gr44" draw:text-style-name="P1" draw:layer="layout" svg:width="0.041cm" svg:height="0.048cm" svg:x="17.444cm" svg:y="13.925cm" svg:viewBox="0 0 42 49" draw:points="0,36 20,49 42,36 42,11 20,0 0,11">
          <text:p/>
        </draw:polygon>
        <draw:polygon draw:style-name="gr44" draw:text-style-name="P1" draw:layer="layout" svg:width="0.041cm" svg:height="0.048cm" svg:x="17.444cm" svg:y="13.767cm" svg:viewBox="0 0 42 49" draw:points="0,36 20,49 42,36 42,11 20,0 0,11">
          <text:p/>
        </draw:polygon>
        <draw:polyline draw:style-name="gr44" draw:text-style-name="P1" draw:layer="layout" svg:width="0.12cm" svg:height="0.222cm" svg:x="20.718cm" svg:y="13.758cm" svg:viewBox="0 0 121 223" draw:points="121,223 121,0 0,0">
          <text:p/>
        </draw:polyline>
        <draw:polygon draw:style-name="gr44" draw:text-style-name="P1" draw:layer="layout" svg:width="0.041cm" svg:height="0.048cm" svg:x="20.757cm" svg:y="13.925cm" svg:viewBox="0 0 42 49" draw:points="0,36 20,49 42,36 42,11 20,0 0,11">
          <text:p/>
        </draw:polygon>
        <draw:polygon draw:style-name="gr44" draw:text-style-name="P1" draw:layer="layout" svg:width="0.041cm" svg:height="0.048cm" svg:x="20.757cm" svg:y="13.767cm" svg:viewBox="0 0 42 49" draw:points="0,36 20,49 42,36 42,11 20,0 0,11">
          <text:p/>
        </draw:polygon>
        <draw:path draw:style-name="gr44" draw:text-style-name="P1" draw:layer="layout" svg:width="2.943cm" svg:height="0.592cm" svg:x="17.65cm" svg:y="13.758cm" svg:viewBox="0 0 2944 593" svg:d="M1534 518h1410v-382h-1410zM1722 454h1160v-253h-1160zM1785 405h1034v-173h-1034zM0 593h2944M0 151v-151M2944 151v-151M1534 518l188-64M1534 136l188 65M2944 518l-62-64M2944 136l-62 65M2209 232v-31M2562 232v-31">
          <text:p/>
        </draw:path>
        <draw:path draw:style-name="gr44" draw:text-style-name="P1" draw:layer="layout" svg:width="1.471cm" svg:height="0.38cm" svg:x="17.65cm" svg:y="13.895cm" svg:viewBox="0 0 1472 381" svg:d="M1472 381v-80h-1472l16 8h1440l16 72v-80h-1472M0 231h1472v-80h-1472zM0 231l16-73h1440l16 73v-80h-1472zM0 79h1472v-79h-1472zM0 79l16-72h1440l16 72v-79h-1472z">
          <text:p/>
        </draw:path>
        <draw:path draw:style-name="gr45" draw:text-style-name="P1" draw:layer="layout" svg:width="0.451cm" svg:height="0.048cm" svg:x="19.496cm" svg:y="14.13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17.65cm" svg:y="11.795cm" svg:viewBox="0 0 2944 981" svg:d="M0 981h2944v-80h-2944zM0 981l16-73h2912l16 73v-80h-2944zM0 831h2944v-80h-2944zM0 831l16-73h2912l16 73v-80h-2944zM0 680h2944v-80h-2944zM0 680l16-71h2912l16 71v-80h-2944zM0 530h2944v-81h-2944zM0 530l16-72h2912l16 72v-81h-2944zM0 379h2944v-80h-2944zM0 379l16-72h2912l16 72v-80h-2944zM0 230h2944v-80h-2944zM0 230l16-73h2912l16 73v-80h-2944zM0 79h2944v-79h-2944zM0 79l16-72h2912l16 72v-79h-2944z">
          <text:p/>
        </draw:path>
        <draw:polyline draw:style-name="gr44" draw:text-style-name="P1" draw:layer="layout" svg:width="3.193cm" svg:height="0.667cm" svg:x="17.517cm" svg:y="13.009cm" svg:viewBox="0 0 3194 668" draw:points="3194,668 3194,0 0,0">
          <text:p/>
        </draw:polyline>
        <draw:polyline draw:style-name="gr44" draw:text-style-name="P1" draw:layer="layout" svg:width="0.318cm" svg:height="0.081cm" svg:x="19.783cm" svg:y="13.27cm" svg:viewBox="0 0 319 82" draw:points="319,82 319,0 0,0">
          <text:p/>
        </draw:polyline>
        <draw:polyline draw:style-name="gr44" draw:text-style-name="P1" draw:layer="layout" svg:width="0.12cm" svg:height="0.222cm" svg:x="17.397cm" svg:y="13.453cm" svg:viewBox="0 0 121 223" draw:points="121,223 121,0 0,0">
          <text:p/>
        </draw:polyline>
        <draw:polygon draw:style-name="gr44" draw:text-style-name="P1" draw:layer="layout" svg:width="0.041cm" svg:height="0.047cm" svg:x="17.437cm" svg:y="13.62cm" svg:viewBox="0 0 42 48" draw:points="0,36 20,48 42,36 42,11 20,0 0,11">
          <text:p/>
        </draw:polygon>
        <draw:polygon draw:style-name="gr44" draw:text-style-name="P1" draw:layer="layout" svg:width="0.041cm" svg:height="0.047cm" svg:x="17.437cm" svg:y="13.461cm" svg:viewBox="0 0 42 48" draw:points="0,36 20,48 42,36 42,11 20,0 0,11">
          <text:p/>
        </draw:polygon>
        <draw:polyline draw:style-name="gr44" draw:text-style-name="P1" draw:layer="layout" svg:width="0.12cm" svg:height="0.222cm" svg:x="20.71cm" svg:y="13.453cm" svg:viewBox="0 0 121 223" draw:points="121,223 121,0 0,0">
          <text:p/>
        </draw:polyline>
        <draw:polygon draw:style-name="gr44" draw:text-style-name="P1" draw:layer="layout" svg:width="0.041cm" svg:height="0.047cm" svg:x="20.75cm" svg:y="13.62cm" svg:viewBox="0 0 42 48" draw:points="0,36 20,48 42,36 42,11 20,0 0,11">
          <text:p/>
        </draw:polygon>
        <draw:polygon draw:style-name="gr44" draw:text-style-name="P1" draw:layer="layout" svg:width="0.041cm" svg:height="0.047cm" svg:x="20.75cm" svg:y="13.461cm" svg:viewBox="0 0 42 48" draw:points="0,36 20,48 42,36 42,11 20,0 0,11">
          <text:p/>
        </draw:polygon>
        <draw:polyline draw:style-name="gr44" draw:text-style-name="P1" draw:layer="layout" svg:width="0.12cm" svg:height="0.222cm" svg:x="17.397cm" svg:y="13.009cm" svg:viewBox="0 0 121 223" draw:points="121,223 121,0 0,0">
          <text:p/>
        </draw:polyline>
        <draw:polygon draw:style-name="gr44" draw:text-style-name="P1" draw:layer="layout" svg:width="0.041cm" svg:height="0.048cm" svg:x="17.437cm" svg:y="13.175cm" svg:viewBox="0 0 42 49" draw:points="0,36 20,49 42,36 42,11 20,0 0,11">
          <text:p/>
        </draw:polygon>
        <draw:polygon draw:style-name="gr44" draw:text-style-name="P1" draw:layer="layout" svg:width="0.041cm" svg:height="0.047cm" svg:x="17.437cm" svg:y="13.016cm" svg:viewBox="0 0 42 48" draw:points="0,36 20,48 42,36 42,11 20,0 0,11">
          <text:p/>
        </draw:polygon>
        <draw:polyline draw:style-name="gr44" draw:text-style-name="P1" draw:layer="layout" svg:width="0.12cm" svg:height="0.222cm" svg:x="20.71cm" svg:y="13.009cm" svg:viewBox="0 0 121 223" draw:points="121,223 121,0 0,0">
          <text:p/>
        </draw:polyline>
        <draw:polygon draw:style-name="gr44" draw:text-style-name="P1" draw:layer="layout" svg:width="0.041cm" svg:height="0.048cm" svg:x="20.75cm" svg:y="13.175cm" svg:viewBox="0 0 42 49" draw:points="0,36 20,49 42,36 42,11 20,0 0,11">
          <text:p/>
        </draw:polygon>
        <draw:polygon draw:style-name="gr44" draw:text-style-name="P1" draw:layer="layout" svg:width="0.041cm" svg:height="0.047cm" svg:x="20.75cm" svg:y="13.016cm" svg:viewBox="0 0 42 48" draw:points="0,36 20,48 42,36 42,11 20,0 0,11">
          <text:p/>
        </draw:polygon>
        <draw:path draw:style-name="gr44" draw:text-style-name="P1" draw:layer="layout" svg:width="2.943cm" svg:height="0.592cm" svg:x="17.642cm" svg:y="13.009cm" svg:viewBox="0 0 2944 593" svg:d="M1534 518h1410v-382h-1410zM1722 454h1160v-253h-1160zM1785 405h1034v-173h-1034zM0 593h2944M0 151v-151M2944 151v-151M1534 518l188-64M1534 136l188 65M2944 518l-62-64M2944 136l-62 65M2209 232v-31M2562 232v-31">
          <text:p/>
        </draw:path>
        <draw:path draw:style-name="gr44" draw:text-style-name="P1" draw:layer="layout" svg:width="1.471cm" svg:height="0.38cm" svg:x="17.642cm" svg:y="13.145cm" svg:viewBox="0 0 1472 381" svg:d="M1472 381v-80h-1472l16 8h1440l16 72v-80h-1472M0 231h1472v-80h-1472zM0 231l16-73h1440l16 73v-80h-1472zM0 79h1472v-79h-1472zM0 79l16-72h1440l16 72v-79h-1472z">
          <text:p/>
        </draw:path>
        <draw:path draw:style-name="gr45" draw:text-style-name="P1" draw:layer="layout" svg:width="0.451cm" svg:height="0.048cm" svg:x="19.489cm" svg:y="13.38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17.642cm" svg:y="11.045cm" svg:viewBox="0 0 2944 981" svg:d="M0 981h2944v-80h-2944zM0 981l16-73h2912l16 73v-80h-2944zM0 831h2944v-80h-2944zM0 831l16-73h2912l16 73v-80h-2944zM0 680h2944v-80h-2944zM0 680l16-71h2912l16 71v-80h-2944zM0 530h2944v-81h-2944zM0 530l16-72h2912l16 72v-81h-2944zM0 379h2944v-80h-2944zM0 379l16-72h2912l16 72v-80h-2944zM0 230h2944v-80h-2944zM0 230l16-73h2912l16 73v-80h-2944zM0 79h2944v-79h-2944zM0 79l16-72h2912l16 72v-79h-2944z">
          <text:p/>
        </draw:path>
        <draw:frame draw:style-name="gr8" draw:layer="layout" svg:width="1.5cm" svg:height="1.087cm" svg:x="17.057cm" svg:y="12.588cm">
          <draw:image xlink:href="Pictures/20000008000009E60000072C45785EACBAB4038A.wmf" xlink:type="simple" xlink:show="embed" xlink:actuate="onLoad">
            <text:p/>
          </draw:image>
        </draw:frame>
        <draw:frame draw:style-name="gr3" draw:text-style-name="P1" draw:layer="layout" svg:width="3.515cm" svg:height="1.904cm" svg:x="17.278cm" svg:y="11.173cm">
          <draw:text-box>
            <text:p text:style-name="P2"><text:span text:style-name="T19">EdgeCache</text:span></text:p>
          </draw:text-box>
        </draw:frame>
        <draw:path draw:style-name="gr46" draw:text-style-name="P1" draw:layer="layout" svg:width="0.246cm" svg:height="0.052cm" svg:x="13.229cm" svg:y="14.922cm" svg:viewBox="0 0 247 53" svg:d="M52 26c0 5-1 9-3 14-3 4-6 7-10 9-4 3-8 4-13 4s-9-1-13-4c-4-2-7-5-9-9-3-5-4-9-4-14 0-4 1-9 4-13 2-4 5-7 9-9 4-3 8-4 12-4h1c5 0 9 1 13 4 4 2 7 5 10 9 2 4 3 9 3 13zM150 26c0 5-1 9-4 14-2 4-5 7-9 9-5 3-9 4-13 4-5 0-9-1-14-4-4-2-7-5-9-9-3-5-4-9-4-14 0-4 1-9 4-13 2-4 5-7 9-9 4-3 8-4 12-4 1 0 1 0 2 0 4 0 8 1 13 4 4 2 7 5 9 9 3 4 4 9 4 13zM247 26c0 5-1 9-3 14-3 4-6 7-10 9-4 3-8 4-13 4s-9-1-13-4c-4-2-7-5-10-9-2-5-3-9-3-14 0-4 1-9 3-13 3-4 6-7 10-9 4-3 7-4 12-4h1c5 0 9 1 13 4 4 2 7 5 10 9 2 4 3 9 3 13z">
          <text:p/>
        </draw:path>
        <draw:frame draw:style-name="gr3" draw:text-style-name="P1" draw:layer="layout" svg:width="3.515cm" svg:height="1.904cm" svg:x="11.052cm" svg:y="10.998cm">
          <draw:text-box>
            <text:p text:style-name="P2"><text:span text:style-name="T19">Subscribers</text:span></text:p>
          </draw:text-box>
        </draw:frame>
        <draw:frame draw:style-name="gr47" draw:text-style-name="P1" draw:layer="layout" svg:width="3.5cm" svg:height="1.374cm" svg:x="10.957cm" svg:y="14.863cm">
          <draw:text-box>
            <text:p text:style-name="P2"><text:span text:style-name="T20">123.30.142.203</text:span></text:p>
          </draw:text-box>
        </draw:frame>
        <draw:frame draw:style-name="gr47" draw:text-style-name="P1" draw:layer="layout" svg:width="3.5cm" svg:height="1.374cm" svg:x="17.278cm" svg:y="14.663cm">
          <draw:text-box>
            <text:p text:style-name="P2"><text:span text:style-name="T20">113.164.15.166</text:span></text:p>
          </draw:text-box>
        </draw:frame>
        <draw:frame draw:style-name="gr48" draw:text-style-name="P1" draw:layer="layout" svg:width="3.5cm" svg:height="1cm" svg:x="30.467cm" svg:y="15.154cm">
          <draw:text-box>
            <text:p text:style-name="P2"><text:span text:style-name="T20">10.10.10.2</text:span></text:p>
          </draw:text-box>
        </draw:frame>
        <draw:g>
          <draw:polygon draw:style-name="gr5" draw:text-style-name="P5" draw:layer="layout" svg:width="2.5cm" svg:height="1.991cm" svg:x="25.167cm" svg:y="12.98cm" svg:viewBox="0 0 2501 1992" draw:points="1875,0 624,0 0,369 0,1992 2501,1992 2501,369">
            <text:p/>
          </draw:polygon>
          <draw:path draw:style-name="gr7" draw:text-style-name="P1" draw:layer="layout" svg:width="2.5cm" svg:height="1.991cm" svg:x="25.167cm" svg:y="12.98cm" svg:viewBox="0 0 2501 1992" svg:d="M0 369h2501M1875 0h-1251l-624 369v1623h2501v-1623z">
            <text:p/>
          </draw:path>
        </draw:g>
        <draw:g>
          <draw:path draw:style-name="gr20" draw:text-style-name="P8" draw:layer="layout" svg:width="1.917cm" svg:height="1.226cm" svg:x="25.446cm" svg:y="13.55cm" svg:viewBox="0 0 1918 1227" svg:d="M1576 1132l-145 29 103 66 193-48-33-196-102-68 31 143-339-221-48 73zM1766 560h-405v87h404l-103 103h122l134-147-135-146h-121zM1616 95l-339 222 47 73 339-221-31 143 102-68 33-196-193-48-102 66zM963 274c-176 0-318 143-318 318s142 317 318 317c175 0 317-142 317-317s-142-318-317-318zM963 375c119 0 217 97 217 217s-98 217-217 217c-120 0-218-97-218-217s98-217 218-217zM403 549h-403v87h402l-103 102h122l135-146-136-147h-121z">
            <text:p/>
          </draw:path>
          <draw:path draw:style-name="gr13" draw:text-style-name="P1" draw:layer="layout" svg:width="1.917cm" svg:height="1.226cm" svg:x="25.446cm" svg:y="13.55cm" svg:viewBox="0 0 1918 1227" svg:d="M1576 1132l-145 29 103 66 193-48-33-196-102-68 31 143-339-221-48 73zM1766 560h-405v87h404l-103 103h122l134-147-135-146h-121zM1616 95l-339 222 47 73 339-221-31 143 102-68 33-196-193-48-102 66zM963 274c-176 0-318 143-318 318s142 317 318 317c175 0 317-142 317-317s-142-318-317-318zM963 375c119 0 217 97 217 217s-98 217-217 217c-120 0-218-97-218-217s98-217 218-217zM403 549h-403v87h402l-103 102h122l135-146-136-147h-121z">
            <text:p/>
          </draw:path>
        </draw:g>
        <draw:frame draw:style-name="gr43" draw:text-style-name="P1" draw:layer="layout" svg:width="3.021cm" svg:height="2.788cm" svg:x="24.907cm" svg:y="10.831cm">
          <draw:text-box>
            <text:p text:style-name="P2"><text:span text:style-name="T21">LBS</text:span></text:p>
            <text:p text:style-name="P2"><text:span text:style-name="T21">(HPC Sub)</text:span></text:p>
          </draw:text-box>
        </draw:frame>
        <draw:frame draw:style-name="gr48" draw:text-style-name="P1" draw:layer="layout" svg:width="3.5cm" svg:height="1cm" svg:x="24.957cm" svg:y="15.225cm">
          <draw:text-box>
            <text:p text:style-name="P2"><text:span text:style-name="T20">10.10.10.1</text:span></text:p>
          </draw:text-box>
        </draw:frame>
        <draw:frame draw:style-name="gr43" draw:text-style-name="P1" draw:layer="layout" svg:width="5cm" svg:height="2.788cm" svg:x="41.667cm" svg:y="10.51cm">
          <draw:text-box>
            <text:p text:style-name="P2"><text:span text:style-name="T19">HPC</text:span></text:p>
            <text:p text:style-name="P2"><text:span text:style-name="T19">(Main-Live</text:span><text:span text:style-name="T21">-HCM</text:span><text:span text:style-name="T19">)</text:span></text:p>
          </draw:text-box>
        </draw:frame>
        <draw:frame draw:style-name="gr49" draw:text-style-name="P1" draw:layer="layout" svg:width="3.5cm" svg:height="1.969cm" svg:x="41.667cm" svg:y="14.466cm">
          <draw:text-box>
            <text:p text:style-name="P2"><text:span text:style-name="T20">10.10.9.2</text:span></text:p>
            <text:p text:style-name="P2"><text:span text:style-name="T20">10.10.9.3</text:span></text:p>
            <text:p text:style-name="P2"><text:span text:style-name="T20">10.10.9.4</text:span></text:p>
          </draw:text-box>
        </draw:frame>
        <draw:g>
          <draw:polygon draw:style-name="gr5" draw:text-style-name="P5" draw:layer="layout" svg:width="2.5cm" svg:height="1.991cm" svg:x="49.417cm" svg:y="12.98cm" svg:viewBox="0 0 2501 1992" draw:points="1875,0 624,0 0,369 0,1992 2501,1992 2501,369">
            <text:p/>
          </draw:polygon>
          <draw:path draw:style-name="gr7" draw:text-style-name="P1" draw:layer="layout" svg:width="2.5cm" svg:height="1.991cm" svg:x="49.417cm" svg:y="12.98cm" svg:viewBox="0 0 2501 1992" svg:d="M0 369h2501M1875 0h-1251l-624 369v1623h2501v-1623z">
            <text:p/>
          </draw:path>
        </draw:g>
        <draw:g>
          <draw:path draw:style-name="gr20" draw:text-style-name="P8" draw:layer="layout" svg:width="1.917cm" svg:height="1.226cm" svg:x="49.696cm" svg:y="13.55cm" svg:viewBox="0 0 1918 1227" svg:d="M1576 1132l-145 29 103 66 193-48-33-196-102-68 31 143-339-221-48 73zM1766 560h-405v87h404l-103 103h122l134-147-135-146h-121zM1616 95l-339 222 47 73 339-221-31 143 102-68 33-196-193-48-102 66zM963 274c-176 0-318 143-318 318s142 317 318 317c175 0 317-142 317-317s-142-318-317-318zM963 375c119 0 217 97 217 217s-98 217-217 217c-120 0-218-97-218-217s98-217 218-217zM403 549h-403v87h402l-103 102h122l135-146-136-147h-121z">
            <text:p/>
          </draw:path>
          <draw:path draw:style-name="gr13" draw:text-style-name="P1" draw:layer="layout" svg:width="1.917cm" svg:height="1.226cm" svg:x="49.696cm" svg:y="13.55cm" svg:viewBox="0 0 1918 1227" svg:d="M1576 1132l-145 29 103 66 193-48-33-196-102-68 31 143-339-221-48 73zM1766 560h-405v87h404l-103 103h122l134-147-135-146h-121zM1616 95l-339 222 47 73 339-221-31 143 102-68 33-196-193-48-102 66zM963 274c-176 0-318 143-318 318s142 317 318 317c175 0 317-142 317-317s-142-318-317-318zM963 375c119 0 217 97 217 217s-98 217-217 217c-120 0-218-97-218-217s98-217 218-217zM403 549h-403v87h402l-103 102h122l135-146-136-147h-121z">
            <text:p/>
          </draw:path>
        </draw:g>
        <draw:frame draw:style-name="gr43" draw:text-style-name="P1" draw:layer="layout" svg:width="6.13cm" svg:height="2.788cm" svg:x="47.602cm" svg:y="10.831cm">
          <draw:text-box>
            <text:p text:style-name="P2"><text:span text:style-name="T21">LBS</text:span></text:p>
            <text:p text:style-name="P2"><text:span text:style-name="T21">(HPC Main-Live-HCM)</text:span></text:p>
          </draw:text-box>
        </draw:frame>
        <draw:frame draw:style-name="gr48" draw:text-style-name="P1" draw:layer="layout" svg:width="3.5cm" svg:height="1cm" svg:x="48.917cm" svg:y="15.225cm">
          <draw:text-box>
            <text:p text:style-name="P2"><text:span text:style-name="T20">10.10.9.1</text:span></text:p>
          </draw:text-box>
        </draw:frame>
        <draw:frame draw:style-name="gr50" draw:text-style-name="P1" draw:layer="layout" svg:width="3.5cm" svg:height="3.754cm" svg:x="56.167cm" svg:y="13.573cm">
          <draw:text-box>
            <text:p text:style-name="P2"><text:span text:style-name="T20">113.164.15.181</text:span></text:p>
            <text:p text:style-name="P2"><text:span text:style-name="T20">113.164.15.182</text:span></text:p>
            <text:p text:style-name="P2"><text:span text:style-name="T20">113.164.15.183</text:span></text:p>
          </draw:text-box>
        </draw:frame>
        <draw:g>
          <draw:polygon draw:style-name="gr5" draw:text-style-name="P5" draw:layer="layout" svg:width="2.5cm" svg:height="1.991cm" svg:x="64.917cm" svg:y="12.98cm" svg:viewBox="0 0 2501 1992" draw:points="1875,0 624,0 0,369 0,1992 2501,1992 2501,369">
            <text:p/>
          </draw:polygon>
          <draw:path draw:style-name="gr7" draw:text-style-name="P1" draw:layer="layout" svg:width="2.5cm" svg:height="1.991cm" svg:x="64.917cm" svg:y="12.98cm" svg:viewBox="0 0 2501 1992" svg:d="M0 369h2501M1875 0h-1251l-624 369v1623h2501v-1623z">
            <text:p/>
          </draw:path>
        </draw:g>
        <draw:g>
          <draw:path draw:style-name="gr20" draw:text-style-name="P8" draw:layer="layout" svg:width="1.917cm" svg:height="1.226cm" svg:x="65.196cm" svg:y="13.55cm" svg:viewBox="0 0 1918 1227" svg:d="M1576 1132l-145 29 103 66 193-48-33-196-102-68 31 143-339-221-48 73zM1766 560h-405v87h404l-103 103h122l134-147-135-146h-121zM1616 95l-339 222 47 73 339-221-31 143 102-68 33-196-193-48-102 66zM963 274c-176 0-318 143-318 318s142 317 318 317c175 0 317-142 317-317s-142-318-317-318zM963 375c119 0 217 97 217 217s-98 217-217 217c-120 0-218-97-218-217s98-217 218-217zM403 549h-403v87h402l-103 102h122l135-146-136-147h-121z">
            <text:p/>
          </draw:path>
          <draw:path draw:style-name="gr13" draw:text-style-name="P1" draw:layer="layout" svg:width="1.917cm" svg:height="1.226cm" svg:x="65.196cm" svg:y="13.55cm" svg:viewBox="0 0 1918 1227" svg:d="M1576 1132l-145 29 103 66 193-48-33-196-102-68 31 143-339-221-48 73zM1766 560h-405v87h404l-103 103h122l134-147-135-146h-121zM1616 95l-339 222 47 73 339-221-31 143 102-68 33-196-193-48-102 66zM963 274c-176 0-318 143-318 318s142 317 318 317c175 0 317-142 317-317s-142-318-317-318zM963 375c119 0 217 97 217 217s-98 217-217 217c-120 0-218-97-218-217s98-217 218-217zM403 549h-403v87h402l-103 102h122l135-146-136-147h-121z">
            <text:p/>
          </draw:path>
        </draw:g>
        <draw:frame draw:style-name="gr43" draw:text-style-name="P1" draw:layer="layout" svg:width="2.846cm" svg:height="2.788cm" svg:x="64.744cm" svg:y="10.831cm">
          <draw:text-box>
            <text:p text:style-name="P2"><text:span text:style-name="T21">LBS</text:span></text:p>
            <text:p text:style-name="P2"><text:span text:style-name="T21">(LiveGW)</text:span></text:p>
          </draw:text-box>
        </draw:frame>
        <draw:frame draw:style-name="gr47" draw:text-style-name="P1" draw:layer="layout" svg:width="3.5cm" svg:height="1.374cm" svg:x="64.417cm" svg:y="15.038cm">
          <draw:text-box>
            <text:p text:style-name="P2"><text:span text:style-name="T20">113.164.15.180</text:span></text:p>
          </draw:text-box>
        </draw:frame>
        <draw:frame draw:style-name="gr51" draw:text-style-name="P1" draw:layer="layout" svg:width="5.162cm" svg:height="2.418cm" svg:x="71.836cm" svg:y="9.14cm">
          <draw:text-box>
            <text:p text:style-name="P2"><text:span text:style-name="T22">Customer Stream </text:span></text:p>
            <text:p text:style-name="P2"><text:span text:style-name="T22">Source</text:span></text:p>
          </draw:text-box>
        </draw:frame>
        <draw:frame draw:style-name="gr8" draw:layer="layout" svg:width="1.334cm" svg:height="1.818cm" svg:x="73.167cm" svg:y="12.21cm">
          <draw:image xlink:href="Pictures/20000008000002C4000003C5CFA3EA6EA8230774.wmf" xlink:type="simple" xlink:show="embed" xlink:actuate="onLoad">
            <text:p/>
          </draw:image>
        </draw:frame>
        <draw:line draw:style-name="gr39" draw:text-style-name="P1" draw:layer="layout" svg:x1="58.053cm" svg:y1="17cm" svg:x2="58.053cm" svg:y2="75.525cm">
          <text:p/>
        </draw:line>
        <draw:line draw:style-name="gr39" draw:text-style-name="P1" draw:layer="layout" svg:x1="66.105cm" svg:y1="17cm" svg:x2="66.105cm" svg:y2="75.668cm">
          <text:p/>
        </draw:line>
        <draw:line draw:style-name="gr39" draw:text-style-name="P1" draw:layer="layout" svg:x1="74.667cm" svg:y1="17cm" svg:x2="74.667cm" svg:y2="75.918cm">
          <text:p/>
        </draw:line>
        <draw:frame draw:style-name="gr47" draw:text-style-name="P1" draw:layer="layout" svg:width="3.5cm" svg:height="1.374cm" svg:x="72.667cm" svg:y="14.967cm">
          <draw:text-box>
            <text:p text:style-name="P2"><text:span text:style-name="T20">123.30.142.111</text:span></text:p>
          </draw:text-box>
        </draw:frame>
        <draw:line draw:style-name="gr52" draw:text-style-name="P1" draw:layer="layout" svg:x1="66.427cm" svg:y1="18.904cm" svg:x2="74.031cm" svg:y2="18.904cm">
          <text:p/>
        </draw:line>
        <draw:frame draw:style-name="gr53" draw:text-style-name="P1" draw:layer="layout" svg:width="5.8cm" svg:height="2.951cm" svg:x="68.667cm" svg:y="16.179cm">
          <draw:text-box>
            <text:p text:style-name="P4"><text:span text:style-name="T17">1. Push Stream: </text:span><text:span text:style-name="T16">rtmp://livegw.cdnviet.com/cdn3-cp1/livestream</text:span></text:p>
          </draw:text-box>
        </draw:frame>
        <draw:g>
          <draw:g>
            <draw:polygon draw:style-name="gr21" draw:text-style-name="P9" draw:layer="layout" svg:width="6.56cm" svg:height="0.8cm" svg:x="63.107cm" svg:y="19.254cm" svg:viewBox="0 0 6561 801" draw:points="0,801 6561,801 6561,0 0,0">
              <text:p/>
            </draw:polygon>
            <draw:polygon draw:style-name="gr54" draw:text-style-name="P1" draw:layer="layout" svg:width="6.56cm" svg:height="0.8cm" svg:x="63.107cm" svg:y="19.254cm" svg:viewBox="0 0 6561 801" draw:points="0,801 6561,801 6561,0 0,0">
              <text:p/>
            </draw:polygon>
          </draw:g>
          <draw:frame draw:style-name="gr55" draw:text-style-name="P1" draw:layer="layout" svg:width="6.56cm" svg:height="1.374cm" svg:x="63.107cm" svg:y="19.254cm">
            <draw:text-box>
              <text:p text:style-name="P4"><text:span text:style-name="T23">Determines best suitable LiveGW</text:span></text:p>
            </draw:text-box>
          </draw:frame>
        </draw:g>
        <draw:line draw:style-name="gr52" draw:text-style-name="P1" draw:layer="layout" svg:x1="58.167cm" svg:y1="22.654cm" svg:x2="65.771cm" svg:y2="22.654cm">
          <text:p/>
        </draw:line>
        <draw:frame draw:style-name="gr56" draw:text-style-name="P1" draw:layer="layout" svg:width="7cm" svg:height="4.343cm" svg:x="58.667cm" svg:y="19.233cm">
          <draw:text-box>
            <text:p text:style-name="P4"><text:span text:style-name="T17">2. Forward Push Stream to 113.164.15.182: </text:span><text:span text:style-name="T16">rtmp://livegw.cdnviet.com/cdn3-cp1/livestream</text:span></text:p>
          </draw:text-box>
        </draw:frame>
        <draw:line draw:style-name="gr52" draw:text-style-name="P1" draw:layer="layout" svg:x1="51.027cm" svg:y1="27.154cm" svg:x2="57.627cm" svg:y2="27.154cm">
          <text:p/>
        </draw:line>
        <draw:frame draw:style-name="gr53" draw:text-style-name="P1" draw:layer="layout" svg:width="7cm" svg:height="2.951cm" svg:x="51.062cm" svg:y="24.429cm">
          <draw:text-box>
            <text:p text:style-name="P4"><text:span text:style-name="T17">3. Re-Push Stream: </text:span><text:span text:style-name="T16">rtmp://mainhcm.cdnviet.com/cdn3-cp1/livestream</text:span></text:p>
          </draw:text-box>
        </draw:frame>
        <draw:g>
          <draw:g>
            <draw:polygon draw:style-name="gr21" draw:text-style-name="P9" draw:layer="layout" svg:width="5.8cm" svg:height="1.326cm" svg:x="55.107cm" svg:y="23.241cm" svg:viewBox="0 0 5801 1327" draw:points="0,1327 5801,1327 5801,0 0,0">
              <text:p/>
            </draw:polygon>
            <draw:polygon draw:style-name="gr54" draw:text-style-name="P1" draw:layer="layout" svg:width="5.8cm" svg:height="1.326cm" svg:x="55.107cm" svg:y="23.241cm" svg:viewBox="0 0 5801 1327" draw:points="0,1327 5801,1327 5801,0 0,0">
              <text:p/>
            </draw:polygon>
          </draw:g>
          <draw:frame draw:style-name="gr57" draw:text-style-name="P1" draw:layer="layout" svg:width="5.8cm" svg:height="1.969cm" svg:x="55.107cm" svg:y="23.241cm">
            <draw:text-box>
              <text:p text:style-name="P4"><text:span text:style-name="T23">Re-Pushpublish stream to MainCache in All Regional Site</text:span></text:p>
            </draw:text-box>
          </draw:frame>
        </draw:g>
        <draw:g>
          <draw:g>
            <draw:polygon draw:style-name="gr21" draw:text-style-name="P9" draw:layer="layout" svg:width="7cm" svg:height="0.8cm" svg:x="47.387cm" svg:y="27.854cm" svg:viewBox="0 0 7001 801" draw:points="0,801 7001,801 7001,0 0,0">
              <text:p/>
            </draw:polygon>
            <draw:polygon draw:style-name="gr54" draw:text-style-name="P1" draw:layer="layout" svg:width="7cm" svg:height="0.8cm" svg:x="47.387cm" svg:y="27.854cm" svg:viewBox="0 0 7001 801" draw:points="0,801 7001,801 7001,0 0,0">
              <text:p/>
            </draw:polygon>
          </draw:g>
          <draw:frame draw:style-name="gr55" draw:text-style-name="P1" draw:layer="layout" svg:width="7cm" svg:height="1.374cm" svg:x="47.387cm" svg:y="27.854cm">
            <draw:text-box>
              <text:p text:style-name="P4"><text:span text:style-name="T23">Determines best suitable MainCache</text:span></text:p>
            </draw:text-box>
          </draw:frame>
        </draw:g>
        <draw:line draw:style-name="gr52" draw:text-style-name="P1" draw:layer="layout" svg:x1="43.562cm" svg:y1="31.904cm" svg:x2="50.304cm" svg:y2="31.904cm">
          <text:p/>
        </draw:line>
        <draw:frame draw:style-name="gr40" draw:text-style-name="P1" draw:layer="layout" svg:width="7cm" svg:height="3.647cm" svg:x="44.062cm" svg:y="28.831cm">
          <draw:text-box>
            <text:p text:style-name="P4"><text:span text:style-name="T17">4. Forward Re-Push Stream to 10.10.9.2: </text:span><text:span text:style-name="T16">rtmp://mainhcm.cdnviet.com/cdn3-cp1/livestream</text:span></text:p>
          </draw:text-box>
        </draw:frame>
        <draw:line draw:style-name="gr39" draw:text-style-name="P1" draw:layer="layout" svg:x1="34.503cm" svg:y1="15.975cm" svg:x2="34.503cm" svg:y2="75.529cm">
          <text:p/>
        </draw:line>
        <draw:frame draw:style-name="gr48" draw:text-style-name="P1" draw:layer="layout" svg:width="3.5cm" svg:height="1cm" svg:x="32.467cm" svg:y="15.154cm">
          <draw:text-box>
            <text:p text:style-name="P2"><text:span text:style-name="T20">10.10.10.3</text:span></text:p>
          </draw:text-box>
        </draw:frame>
        <draw:line draw:style-name="gr39" draw:text-style-name="P1" draw:layer="layout" svg:x1="36.553cm" svg:y1="15.975cm" svg:x2="36.553cm" svg:y2="75.529cm">
          <text:p/>
        </draw:line>
        <draw:frame draw:style-name="gr48" draw:text-style-name="P1" draw:layer="layout" svg:width="3.5cm" svg:height="1cm" svg:x="34.517cm" svg:y="15.154cm">
          <draw:text-box>
            <text:p text:style-name="P2"><text:span text:style-name="T20">10.10.10.4</text:span></text:p>
          </draw:text-box>
        </draw:frame>
        <draw:g>
          <draw:g>
            <draw:polygon draw:style-name="gr21" draw:text-style-name="P9" draw:layer="layout" svg:width="5.8cm" svg:height="1.826cm" svg:x="40.367cm" svg:y="32.328cm" svg:viewBox="0 0 5801 1827" draw:points="0,1827 5801,1827 5801,0 0,0">
              <text:p/>
            </draw:polygon>
            <draw:polygon draw:style-name="gr54" draw:text-style-name="P1" draw:layer="layout" svg:width="5.8cm" svg:height="1.826cm" svg:x="40.367cm" svg:y="32.328cm" svg:viewBox="0 0 5801 1827" draw:points="0,1827 5801,1827 5801,0 0,0">
              <text:p/>
            </draw:polygon>
          </draw:g>
          <draw:frame draw:style-name="gr58" draw:text-style-name="P1" draw:layer="layout" svg:width="5.8cm" svg:height="2.564cm" svg:x="40.367cm" svg:y="32.328cm">
            <draw:text-box>
              <text:p text:style-name="P4"><text:span text:style-name="T23">Re-Pushpublish stream to SubCache in same Regional Site of MainCache</text:span></text:p>
            </draw:text-box>
          </draw:frame>
        </draw:g>
        <draw:line draw:style-name="gr52" draw:text-style-name="P1" draw:layer="layout" svg:x1="36.786cm" svg:y1="37.104cm" svg:x2="43.209cm" svg:y2="37.104cm">
          <text:p/>
        </draw:line>
        <draw:frame draw:style-name="gr53" draw:text-style-name="P1" draw:layer="layout" svg:width="7cm" svg:height="2.951cm" svg:x="36.667cm" svg:y="34.179cm">
          <draw:text-box>
            <text:p text:style-name="P4"><text:span text:style-name="T17">5. Re-Push Stream: </text:span><text:span text:style-name="T16">rtmp://hcmsubcache[n].cdnviet.com/cdn3-cp1/livestream</text:span></text:p>
          </draw:text-box>
        </draw:frame>
        <draw:line draw:style-name="gr52" draw:text-style-name="P1" draw:layer="layout" svg:x1="34.657cm" svg:y1="37.789cm" svg:x2="43.209cm" svg:y2="37.789cm">
          <text:p/>
        </draw:line>
        <draw:line draw:style-name="gr52" draw:text-style-name="P1" draw:layer="layout" svg:x1="32.706cm" svg:y1="38.404cm" svg:x2="43.21cm" svg:y2="38.404cm">
          <text:p/>
        </draw:line>
        <draw:g>
          <draw:g>
            <draw:polygon draw:style-name="gr21" draw:text-style-name="P9" draw:layer="layout" svg:width="7cm" svg:height="0.8cm" svg:x="23.667cm" svg:y="44.254cm" svg:viewBox="0 0 7001 801" draw:points="0,801 7001,801 7001,0 0,0">
              <text:p/>
            </draw:polygon>
            <draw:polygon draw:style-name="gr54" draw:text-style-name="P1" draw:layer="layout" svg:width="7cm" svg:height="0.8cm" svg:x="23.667cm" svg:y="44.254cm" svg:viewBox="0 0 7001 801" draw:points="0,801 7001,801 7001,0 0,0">
              <text:p/>
            </draw:polygon>
          </draw:g>
          <draw:frame draw:style-name="gr55" draw:text-style-name="P1" draw:layer="layout" svg:width="7cm" svg:height="1.374cm" svg:x="23.667cm" svg:y="44.254cm">
            <draw:text-box>
              <text:p text:style-name="P4"><text:span text:style-name="T23">Determines best suitable SubCache</text:span></text:p>
            </draw:text-box>
          </draw:frame>
        </draw:g>
        <draw:line draw:style-name="gr41" draw:text-style-name="P1" draw:layer="layout" svg:x1="19.667cm" svg:y1="43.654cm" svg:x2="26.048cm" svg:y2="43.654cm">
          <text:p/>
        </draw:line>
        <draw:frame draw:style-name="gr40" draw:text-style-name="P1" draw:layer="layout" svg:width="5.8cm" svg:height="3.647cm" svg:x="19.736cm" svg:y="40.556cm">
          <draw:text-box>
            <text:p text:style-name="P4"><text:span text:style-name="T17">7. Get stream from subcache: </text:span><text:span text:style-name="T16">rtmp://subcache1.cdnviet.com/cdn3.cp1/livestream</text:span></text:p>
          </draw:text-box>
        </draw:frame>
        <draw:line draw:style-name="gr41" draw:text-style-name="P1" draw:layer="layout" svg:x1="26.519cm" svg:y1="48.403cm" svg:x2="34.197cm" svg:y2="48.403cm">
          <text:p/>
        </draw:line>
        <draw:frame draw:style-name="gr56" draw:text-style-name="P1" draw:layer="layout" svg:width="5.8cm" svg:height="4.343cm" svg:x="26.367cm" svg:y="44.483cm">
          <draw:text-box>
            <text:p text:style-name="P4"><text:span text:style-name="T17">8. Forward Get stream to 10.10.10.3: </text:span><text:span text:style-name="T16">rtmp://subcache1.cdnviet.com/cdn3.cp1/livestream</text:span></text:p>
          </draw:text-box>
        </draw:frame>
        <draw:line draw:style-name="gr52" draw:text-style-name="P1" draw:layer="layout" svg:x1="19.519cm" svg:y1="51.368cm" svg:x2="34.167cm" svg:y2="51.368cm">
          <text:p/>
        </draw:line>
        <draw:frame draw:style-name="gr59" draw:text-style-name="P1" draw:layer="layout" svg:width="9.5cm" svg:height="1.559cm" svg:x="21.667cm" svg:y="50.124cm">
          <draw:text-box>
            <text:p text:style-name="P4"><text:span text:style-name="T17">9. Respone stream: </text:span><text:span text:style-name="T16">livestream (streamdata)</text:span></text:p>
          </draw:text-box>
        </draw:frame>
        <draw:line draw:style-name="gr52" draw:text-style-name="P1" draw:layer="layout" svg:x1="12.843cm" svg:y1="52.62cm" svg:x2="18.917cm" svg:y2="52.62cm">
          <text:p/>
        </draw:line>
        <draw:frame draw:style-name="gr53" draw:text-style-name="P1" draw:layer="layout" svg:width="5.233cm" svg:height="2.951cm" svg:x="12.934cm" svg:y="50.393cm">
          <draw:text-box>
            <text:p text:style-name="P4"><text:span text:style-name="T17">10. Respone stream: </text:span><text:span text:style-name="T16">livestream (streamdata)</text:span></text:p>
          </draw:text-box>
        </draw:frame>
        <draw:line draw:style-name="gr41" draw:text-style-name="P1" draw:layer="layout" svg:x1="12.667cm" svg:y1="56.026cm" svg:x2="19.048cm" svg:y2="56.026cm">
          <text:p/>
        </draw:line>
        <draw:frame draw:style-name="gr40" draw:text-style-name="P1" draw:layer="layout" svg:width="5.8cm" svg:height="3.647cm" svg:x="12.867cm" svg:y="52.831cm">
          <draw:text-box>
            <text:p text:style-name="P4"><text:span text:style-name="T17">11. Get streamURL (Second Request): </text:span><text:span text:style-name="T16">rtmp://cdn3.cp1.cdnviet.com/live/livestream</text:span></text:p>
          </draw:text-box>
        </draw:frame>
        <draw:g>
          <draw:g>
            <draw:polygon draw:style-name="gr21" draw:text-style-name="P9" draw:layer="layout" svg:width="6.256cm" svg:height="0.894cm" svg:x="15.912cm" svg:y="56.403cm" svg:viewBox="0 0 6257 895" draw:points="0,895 6257,895 6257,0 0,0">
              <text:p/>
            </draw:polygon>
            <draw:polygon draw:style-name="gr54" draw:text-style-name="P1" draw:layer="layout" svg:width="6.256cm" svg:height="0.894cm" svg:x="15.912cm" svg:y="56.403cm" svg:viewBox="0 0 6257 895" draw:points="0,895 6257,895 6257,0 0,0">
              <text:p/>
            </draw:polygon>
          </draw:g>
          <draw:frame draw:style-name="gr55" draw:text-style-name="P1" draw:layer="layout" svg:width="6.256cm" svg:height="1.374cm" svg:x="15.912cm" svg:y="56.403cm">
            <draw:text-box>
              <text:p text:style-name="P4"><text:span text:style-name="T23">First Request’s still connected</text:span></text:p>
            </draw:text-box>
          </draw:frame>
        </draw:g>
        <draw:line draw:style-name="gr52" draw:text-style-name="P1" draw:layer="layout" svg:x1="12.667cm" svg:y1="58.906cm" svg:x2="18.741cm" svg:y2="58.906cm">
          <text:p/>
        </draw:line>
        <draw:frame draw:style-name="gr53" draw:text-style-name="P1" draw:layer="layout" svg:width="5.233cm" svg:height="2.951cm" svg:x="12.934cm" svg:y="56.679cm">
          <draw:text-box>
            <text:p text:style-name="P4"><text:span text:style-name="T17">12. Respone stream: </text:span><text:span text:style-name="T16">livestream (streamdata)</text:span></text:p>
          </draw:text-box>
        </draw:frame>
        <draw:line draw:style-name="gr52" draw:text-style-name="P1" draw:layer="layout" svg:x1="12.667cm" svg:y1="66.78cm" svg:x2="18.741cm" svg:y2="66.78cm">
          <text:p/>
        </draw:line>
        <draw:frame draw:style-name="gr60" draw:text-style-name="P1" draw:layer="layout" svg:width="5.233cm" svg:height="2.255cm" svg:x="13.051cm" svg:y="64.901cm">
          <draw:text-box>
            <text:p text:style-name="P4"><text:span text:style-name="T17">14. Respone playlist: </text:span><text:span text:style-name="T16">playlist.m3u8</text:span></text:p>
          </draw:text-box>
        </draw:frame>
        <draw:line draw:style-name="gr41" draw:text-style-name="P1" draw:layer="layout" svg:x1="12.786cm" svg:y1="62.92cm" svg:x2="19.167cm" svg:y2="62.92cm">
          <text:p/>
        </draw:line>
        <draw:frame draw:style-name="gr56" draw:text-style-name="P1" draw:layer="layout" svg:width="5.8cm" svg:height="4.343cm" svg:x="12.867cm" svg:y="59.42cm">
          <draw:text-box>
            <text:p text:style-name="P4"><text:span text:style-name="T17">13. Get streamplaylist (HLS): </text:span><text:span text:style-name="T16">http://cdn3.cp1.cdnviet.com/hls/livestream/playlist.m3u8</text:span></text:p>
          </draw:text-box>
        </draw:frame>
        <draw:g>
          <draw:g>
            <draw:polygon draw:style-name="gr21" draw:text-style-name="P9" draw:layer="layout" svg:width="6.256cm" svg:height="1.786cm" svg:x="17.04cm" svg:y="63.199cm" svg:viewBox="0 0 6257 1787" draw:points="0,1787 6257,1787 6257,0 0,0">
              <text:p/>
            </draw:polygon>
            <draw:polygon draw:style-name="gr54" draw:text-style-name="P1" draw:layer="layout" svg:width="6.256cm" svg:height="1.786cm" svg:x="17.04cm" svg:y="63.199cm" svg:viewBox="0 0 6257 1787" draw:points="0,1787 6257,1787 6257,0 0,0">
              <text:p/>
            </draw:polygon>
          </draw:g>
          <draw:frame draw:style-name="gr58" draw:text-style-name="P1" draw:layer="layout" svg:width="6.256cm" svg:height="2.564cm" svg:x="17.04cm" svg:y="63.199cm">
            <draw:text-box>
              <text:p text:style-name="P4"><text:span text:style-name="T23">At least one request’s still connected. Otherwise, repeat process from step 7 to 9</text:span></text:p>
            </draw:text-box>
          </draw:frame>
        </draw:g>
        <draw:line draw:style-name="gr41" draw:text-style-name="P1" draw:layer="layout" svg:x1="12.502cm" svg:y1="69.876cm" svg:x2="18.883cm" svg:y2="69.876cm">
          <text:p/>
        </draw:line>
        <draw:frame draw:style-name="gr40" draw:text-style-name="P1" draw:layer="layout" svg:width="5.8cm" svg:height="3.647cm" svg:x="13.167cm" svg:y="66.724cm">
          <draw:text-box>
            <text:p text:style-name="P4"><text:span text:style-name="T17">15. Get streamChunkfile: </text:span><text:span text:style-name="T16">http://cdn3.cp1.cdnviet.com/hls/livestream/stream1.ts</text:span></text:p>
          </draw:text-box>
        </draw:frame>
        <draw:line draw:style-name="gr52" draw:text-style-name="P1" draw:layer="layout" svg:x1="12.593cm" svg:y1="71.906cm" svg:x2="18.667cm" svg:y2="71.906cm">
          <text:p/>
        </draw:line>
        <draw:frame draw:style-name="gr60" draw:text-style-name="P1" draw:layer="layout" svg:width="5.233cm" svg:height="2.255cm" svg:x="12.976cm" svg:y="70.027cm">
          <draw:text-box>
            <text:p text:style-name="P4"><text:span text:style-name="T17">16. Respone chunklist: </text:span><text:span text:style-name="T16">stream1.ts</text:span></text:p>
          </draw:text-box>
        </draw:frame>
        <draw:g>
          <draw:g>
            <draw:polygon draw:style-name="gr21" draw:text-style-name="P9" draw:layer="layout" svg:width="6.256cm" svg:height="1.786cm" svg:x="10.412cm" svg:y="72.869cm" svg:viewBox="0 0 6257 1787" draw:points="0,1787 6257,1787 6257,0 0,0">
              <text:p/>
            </draw:polygon>
            <draw:polygon draw:style-name="gr54" draw:text-style-name="P1" draw:layer="layout" svg:width="6.256cm" svg:height="1.786cm" svg:x="10.412cm" svg:y="72.869cm" svg:viewBox="0 0 6257 1787" draw:points="0,1787 6257,1787 6257,0 0,0">
              <text:p/>
            </draw:polygon>
          </draw:g>
          <draw:frame draw:style-name="gr57" draw:text-style-name="P1" draw:layer="layout" svg:width="6.256cm" svg:height="1.969cm" svg:x="10.412cm" svg:y="72.869cm">
            <draw:text-box>
              <text:p text:style-name="P4"><text:span text:style-name="T23">Repeat process from step 13 to 16 to play HLS Live Stream</text:span></text:p>
            </draw:text-box>
          </draw:frame>
        </draw:g>
        <draw:polygon draw:style-name="gr30" draw:text-style-name="P1" draw:layer="layout" svg:width="68.694cm" svg:height="70.884cm" svg:x="9.474cm" svg:y="6.27cm" svg:viewBox="0 0 68695 70885" draw:points="0,70885 68695,70885 68695,0 0,0">
          <text:p/>
        </draw:polygon>
        <draw:polyline draw:style-name="gr44" draw:text-style-name="P1" draw:layer="layout" svg:width="3.193cm" svg:height="0.667cm" svg:x="32.128cm" svg:y="13.659cm" svg:viewBox="0 0 3194 668" draw:points="3194,668 3194,0 0,0">
          <text:p/>
        </draw:polyline>
        <draw:polyline draw:style-name="gr44" draw:text-style-name="P1" draw:layer="layout" svg:width="0.318cm" svg:height="0.081cm" svg:x="34.394cm" svg:y="13.92cm" svg:viewBox="0 0 319 82" draw:points="319,82 319,0 0,0">
          <text:p/>
        </draw:polyline>
        <draw:polyline draw:style-name="gr44" draw:text-style-name="P1" draw:layer="layout" svg:width="0.12cm" svg:height="0.222cm" svg:x="32.008cm" svg:y="14.103cm" svg:viewBox="0 0 121 223" draw:points="121,223 121,0 0,0">
          <text:p/>
        </draw:polyline>
        <draw:polygon draw:style-name="gr44" draw:text-style-name="P1" draw:layer="layout" svg:width="0.041cm" svg:height="0.048cm" svg:x="32.047cm" svg:y="14.27cm" svg:viewBox="0 0 42 49" draw:points="0,36 20,49 42,36 42,11 20,0 0,11">
          <text:p/>
        </draw:polygon>
        <draw:polygon draw:style-name="gr44" draw:text-style-name="P1" draw:layer="layout" svg:width="0.041cm" svg:height="0.048cm" svg:x="32.047cm" svg:y="14.111cm" svg:viewBox="0 0 42 49" draw:points="0,36 20,49 42,36 42,11 20,0 0,11">
          <text:p/>
        </draw:polygon>
        <draw:polyline draw:style-name="gr44" draw:text-style-name="P1" draw:layer="layout" svg:width="0.12cm" svg:height="0.222cm" svg:x="35.32cm" svg:y="14.103cm" svg:viewBox="0 0 121 223" draw:points="121,223 121,0 0,0">
          <text:p/>
        </draw:polyline>
        <draw:polygon draw:style-name="gr44" draw:text-style-name="P1" draw:layer="layout" svg:width="0.041cm" svg:height="0.048cm" svg:x="35.36cm" svg:y="14.27cm" svg:viewBox="0 0 42 49" draw:points="0,36 20,49 42,36 42,11 20,0 0,11">
          <text:p/>
        </draw:polygon>
        <draw:polygon draw:style-name="gr44" draw:text-style-name="P1" draw:layer="layout" svg:width="0.041cm" svg:height="0.048cm" svg:x="35.36cm" svg:y="14.111cm" svg:viewBox="0 0 42 49" draw:points="0,36 20,49 42,36 42,11 20,0 0,11">
          <text:p/>
        </draw:polygon>
        <draw:polyline draw:style-name="gr44" draw:text-style-name="P1" draw:layer="layout" svg:width="0.12cm" svg:height="0.222cm" svg:x="32.008cm" svg:y="13.659cm" svg:viewBox="0 0 121 223" draw:points="121,223 121,0 0,0">
          <text:p/>
        </draw:polyline>
        <draw:polygon draw:style-name="gr44" draw:text-style-name="P1" draw:layer="layout" svg:width="0.041cm" svg:height="0.047cm" svg:x="32.047cm" svg:y="13.825cm" svg:viewBox="0 0 42 48" draw:points="0,36 20,48 42,36 42,11 20,0 0,11">
          <text:p/>
        </draw:polygon>
        <draw:polygon draw:style-name="gr44" draw:text-style-name="P1" draw:layer="layout" svg:width="0.041cm" svg:height="0.047cm" svg:x="32.047cm" svg:y="13.666cm" svg:viewBox="0 0 42 48" draw:points="0,36 20,48 42,36 42,11 20,0 0,11">
          <text:p/>
        </draw:polygon>
        <draw:polyline draw:style-name="gr44" draw:text-style-name="P1" draw:layer="layout" svg:width="0.12cm" svg:height="0.222cm" svg:x="35.32cm" svg:y="13.659cm" svg:viewBox="0 0 121 223" draw:points="121,223 121,0 0,0">
          <text:p/>
        </draw:polyline>
        <draw:polygon draw:style-name="gr44" draw:text-style-name="P1" draw:layer="layout" svg:width="0.041cm" svg:height="0.047cm" svg:x="35.36cm" svg:y="13.825cm" svg:viewBox="0 0 42 48" draw:points="0,36 20,48 42,36 42,11 20,0 0,11">
          <text:p/>
        </draw:polygon>
        <draw:polygon draw:style-name="gr44" draw:text-style-name="P1" draw:layer="layout" svg:width="0.041cm" svg:height="0.047cm" svg:x="35.36cm" svg:y="13.666cm" svg:viewBox="0 0 42 48" draw:points="0,36 20,48 42,36 42,11 20,0 0,11">
          <text:p/>
        </draw:polygon>
        <draw:path draw:style-name="gr44" draw:text-style-name="P1" draw:layer="layout" svg:width="2.943cm" svg:height="0.592cm" svg:x="32.253cm" svg:y="13.659cm" svg:viewBox="0 0 2944 593" svg:d="M1535 518h1409v-382h-1409zM1722 454h1159v-253h-1159zM1785 405h1034v-173h-1034zM0 593h2944M0 151v-151M2944 151v-151M1535 518l187-64M1535 136l187 65M2944 518l-63-64M2944 136l-63 65M2208 232v-31M2561 232v-31">
          <text:p/>
        </draw:path>
        <draw:path draw:style-name="gr44" draw:text-style-name="P1" draw:layer="layout" svg:width="1.471cm" svg:height="0.38cm" svg:x="32.253cm" svg:y="13.795cm" svg:viewBox="0 0 1472 381" svg:d="M1472 381v-80h-1472l16 8h1440l16 72v-80h-1472M0 230h1472v-80h-1472zM0 230l16-72h1440l16 72v-80h-1472zM0 79h1472v-79h-1472zM0 79l16-72h1440l16 72v-79h-1472z">
          <text:p/>
        </draw:path>
        <draw:path draw:style-name="gr45" draw:text-style-name="P1" draw:layer="layout" svg:width="0.451cm" svg:height="0.048cm" svg:x="34.099cm" svg:y="14.03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32.253cm" svg:y="11.695cm" svg:viewBox="0 0 2944 981" svg:d="M0 981h2944v-80h-2944zM0 981l16-72h2912l16 72v-80h-2944zM0 832h2944v-80h-2944zM0 832l16-73h2912l16 73v-80h-2944zM0 680h2944v-80h-2944zM0 680l16-72h2912l16 72v-80h-2944zM0 530h2944v-80h-2944zM0 530l16-71h2912l16 71v-80h-2944zM0 380h2944v-80h-2944zM0 380l16-72h2912l16 72v-80h-2944zM0 230h2944v-81h-2944zM0 230l16-73h2912l16 73v-81h-2944zM0 79h2944v-79h-2944zM0 79l16-72h2912l16 72v-79h-2944z">
          <text:p/>
        </draw:path>
        <draw:polyline draw:style-name="gr44" draw:text-style-name="P1" draw:layer="layout" svg:width="3.193cm" svg:height="0.667cm" svg:x="32.12cm" svg:y="12.909cm" svg:viewBox="0 0 3194 668" draw:points="3194,668 3194,0 0,0">
          <text:p/>
        </draw:polyline>
        <draw:polyline draw:style-name="gr44" draw:text-style-name="P1" draw:layer="layout" svg:width="0.318cm" svg:height="0.081cm" svg:x="34.386cm" svg:y="13.17cm" svg:viewBox="0 0 319 82" draw:points="319,82 319,0 0,0">
          <text:p/>
        </draw:polyline>
        <draw:polyline draw:style-name="gr44" draw:text-style-name="P1" draw:layer="layout" svg:width="0.12cm" svg:height="0.222cm" svg:x="32cm" svg:y="13.353cm" svg:viewBox="0 0 121 223" draw:points="121,223 121,0 0,0">
          <text:p/>
        </draw:polyline>
        <draw:polygon draw:style-name="gr44" draw:text-style-name="P1" draw:layer="layout" svg:width="0.041cm" svg:height="0.048cm" svg:x="32.04cm" svg:y="13.52cm" svg:viewBox="0 0 42 49" draw:points="0,36 20,49 42,36 42,11 20,0 0,11">
          <text:p/>
        </draw:polygon>
        <draw:polygon draw:style-name="gr44" draw:text-style-name="P1" draw:layer="layout" svg:width="0.041cm" svg:height="0.048cm" svg:x="32.04cm" svg:y="13.361cm" svg:viewBox="0 0 42 49" draw:points="0,36 20,49 42,36 42,11 20,0 0,11">
          <text:p/>
        </draw:polygon>
        <draw:polyline draw:style-name="gr44" draw:text-style-name="P1" draw:layer="layout" svg:width="0.12cm" svg:height="0.222cm" svg:x="35.313cm" svg:y="13.353cm" svg:viewBox="0 0 121 223" draw:points="121,223 121,0 0,0">
          <text:p/>
        </draw:polyline>
        <draw:polygon draw:style-name="gr44" draw:text-style-name="P1" draw:layer="layout" svg:width="0.041cm" svg:height="0.048cm" svg:x="35.352cm" svg:y="13.52cm" svg:viewBox="0 0 42 49" draw:points="0,36 20,49 42,36 42,11 20,0 0,11">
          <text:p/>
        </draw:polygon>
        <draw:polygon draw:style-name="gr44" draw:text-style-name="P1" draw:layer="layout" svg:width="0.041cm" svg:height="0.048cm" svg:x="35.352cm" svg:y="13.361cm" svg:viewBox="0 0 42 49" draw:points="0,36 20,49 42,36 42,11 20,0 0,11">
          <text:p/>
        </draw:polygon>
        <draw:polyline draw:style-name="gr44" draw:text-style-name="P1" draw:layer="layout" svg:width="0.12cm" svg:height="0.222cm" svg:x="32cm" svg:y="12.909cm" svg:viewBox="0 0 121 223" draw:points="121,223 121,0 0,0">
          <text:p/>
        </draw:polyline>
        <draw:polygon draw:style-name="gr44" draw:text-style-name="P1" draw:layer="layout" svg:width="0.041cm" svg:height="0.047cm" svg:x="32.04cm" svg:y="13.075cm" svg:viewBox="0 0 42 48" draw:points="0,36 20,48 42,36 42,11 20,0 0,11">
          <text:p/>
        </draw:polygon>
        <draw:polygon draw:style-name="gr44" draw:text-style-name="P1" draw:layer="layout" svg:width="0.041cm" svg:height="0.047cm" svg:x="32.04cm" svg:y="12.916cm" svg:viewBox="0 0 42 48" draw:points="0,36 20,48 42,36 42,11 20,0 0,11">
          <text:p/>
        </draw:polygon>
        <draw:polyline draw:style-name="gr44" draw:text-style-name="P1" draw:layer="layout" svg:width="0.12cm" svg:height="0.222cm" svg:x="35.313cm" svg:y="12.909cm" svg:viewBox="0 0 121 223" draw:points="121,223 121,0 0,0">
          <text:p/>
        </draw:polyline>
        <draw:polygon draw:style-name="gr44" draw:text-style-name="P1" draw:layer="layout" svg:width="0.041cm" svg:height="0.047cm" svg:x="35.352cm" svg:y="13.075cm" svg:viewBox="0 0 42 48" draw:points="0,36 20,48 42,36 42,11 20,0 0,11">
          <text:p/>
        </draw:polygon>
        <draw:polygon draw:style-name="gr44" draw:text-style-name="P1" draw:layer="layout" svg:width="0.041cm" svg:height="0.047cm" svg:x="35.352cm" svg:y="12.916cm" svg:viewBox="0 0 42 48" draw:points="0,36 20,48 42,36 42,11 20,0 0,11">
          <text:p/>
        </draw:polygon>
        <draw:path draw:style-name="gr44" draw:text-style-name="P1" draw:layer="layout" svg:width="2.943cm" svg:height="0.592cm" svg:x="32.245cm" svg:y="12.909cm" svg:viewBox="0 0 2944 593" svg:d="M1535 518h1409v-382h-1409zM1722 454h1159v-253h-1159zM1785 405h1034v-173h-1034zM0 593h2944M0 151v-151M2944 151v-151M1535 518l187-64M1535 136l187 65M2944 518l-63-64M2944 136l-63 65M2208 232v-31M2561 232v-31">
          <text:p/>
        </draw:path>
        <draw:path draw:style-name="gr44" draw:text-style-name="P1" draw:layer="layout" svg:width="1.471cm" svg:height="0.38cm" svg:x="32.245cm" svg:y="13.045cm" svg:viewBox="0 0 1472 381" svg:d="M1472 381v-80h-1472l16 8h1440l16 72v-80h-1472M0 230h1472v-80h-1472zM0 230l16-72h1440l16 72v-80h-1472zM0 79h1472v-79h-1472zM0 79l16-72h1440l16 72v-79h-1472z">
          <text:p/>
        </draw:path>
        <draw:path draw:style-name="gr45" draw:text-style-name="P1" draw:layer="layout" svg:width="0.451cm" svg:height="0.048cm" svg:x="34.092cm" svg:y="13.28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32.245cm" svg:y="10.945cm" svg:viewBox="0 0 2944 981" svg:d="M0 981h2944v-80h-2944zM0 981l16-72h2912l16 72v-80h-2944zM0 832h2944v-80h-2944zM0 832l16-73h2912l16 73v-80h-2944zM0 680h2944v-80h-2944zM0 680l16-72h2912l16 72v-80h-2944zM0 530h2944v-80h-2944zM0 530l16-71h2912l16 71v-80h-2944zM0 380h2944v-80h-2944zM0 380l16-72h2912l16 72v-80h-2944zM0 229h2944v-80h-2944zM0 229l16-72h2912l16 72v-80h-2944zM0 79h2944v-79h-2944zM0 79l16-72h2912l16 72v-79h-2944z">
          <text:p/>
        </draw:path>
        <draw:frame draw:style-name="gr8" draw:layer="layout" svg:width="1.811cm" svg:height="1.419cm" svg:x="31.254cm" svg:y="12.357cm">
          <draw:image xlink:href="Pictures/2000000900000A3F00000807DB2B39A115CA67EF.wmf" xlink:type="simple" xlink:show="embed" xlink:actuate="onLoad">
            <text:p/>
          </draw:image>
        </draw:frame>
        <draw:polyline draw:style-name="gr44" draw:text-style-name="P1" draw:layer="layout" svg:width="3.193cm" svg:height="0.667cm" svg:x="41.414cm" svg:y="13.659cm" svg:viewBox="0 0 3194 668" draw:points="3194,668 3194,0 0,0">
          <text:p/>
        </draw:polyline>
        <draw:polyline draw:style-name="gr44" draw:text-style-name="P1" draw:layer="layout" svg:width="0.318cm" svg:height="0.081cm" svg:x="43.68cm" svg:y="13.92cm" svg:viewBox="0 0 319 82" draw:points="319,82 319,0 0,0">
          <text:p/>
        </draw:polyline>
        <draw:polyline draw:style-name="gr44" draw:text-style-name="P1" draw:layer="layout" svg:width="0.12cm" svg:height="0.222cm" svg:x="41.294cm" svg:y="14.103cm" svg:viewBox="0 0 121 223" draw:points="121,223 121,0 0,0">
          <text:p/>
        </draw:polyline>
        <draw:polygon draw:style-name="gr44" draw:text-style-name="P1" draw:layer="layout" svg:width="0.041cm" svg:height="0.048cm" svg:x="41.334cm" svg:y="14.27cm" svg:viewBox="0 0 42 49" draw:points="0,36 20,49 42,36 42,11 20,0 0,11">
          <text:p/>
        </draw:polygon>
        <draw:polygon draw:style-name="gr44" draw:text-style-name="P1" draw:layer="layout" svg:width="0.041cm" svg:height="0.048cm" svg:x="41.334cm" svg:y="14.111cm" svg:viewBox="0 0 42 49" draw:points="0,36 20,49 42,36 42,11 20,0 0,11">
          <text:p/>
        </draw:polygon>
        <draw:polyline draw:style-name="gr44" draw:text-style-name="P1" draw:layer="layout" svg:width="0.12cm" svg:height="0.222cm" svg:x="44.607cm" svg:y="14.103cm" svg:viewBox="0 0 121 223" draw:points="121,223 121,0 0,0">
          <text:p/>
        </draw:polyline>
        <draw:polygon draw:style-name="gr44" draw:text-style-name="P1" draw:layer="layout" svg:width="0.041cm" svg:height="0.048cm" svg:x="44.647cm" svg:y="14.27cm" svg:viewBox="0 0 42 49" draw:points="0,36 20,49 42,36 42,11 20,0 0,11">
          <text:p/>
        </draw:polygon>
        <draw:polygon draw:style-name="gr44" draw:text-style-name="P1" draw:layer="layout" svg:width="0.041cm" svg:height="0.048cm" svg:x="44.647cm" svg:y="14.111cm" svg:viewBox="0 0 42 49" draw:points="0,36 20,49 42,36 42,11 20,0 0,11">
          <text:p/>
        </draw:polygon>
        <draw:polyline draw:style-name="gr44" draw:text-style-name="P1" draw:layer="layout" svg:width="0.12cm" svg:height="0.222cm" svg:x="41.294cm" svg:y="13.659cm" svg:viewBox="0 0 121 223" draw:points="121,223 121,0 0,0">
          <text:p/>
        </draw:polyline>
        <draw:polygon draw:style-name="gr44" draw:text-style-name="P1" draw:layer="layout" svg:width="0.041cm" svg:height="0.047cm" svg:x="41.334cm" svg:y="13.825cm" svg:viewBox="0 0 42 48" draw:points="0,36 20,48 42,36 42,11 20,0 0,11">
          <text:p/>
        </draw:polygon>
        <draw:polygon draw:style-name="gr44" draw:text-style-name="P1" draw:layer="layout" svg:width="0.041cm" svg:height="0.047cm" svg:x="41.334cm" svg:y="13.666cm" svg:viewBox="0 0 42 48" draw:points="0,36 20,48 42,36 42,11 20,0 0,11">
          <text:p/>
        </draw:polygon>
        <draw:polyline draw:style-name="gr44" draw:text-style-name="P1" draw:layer="layout" svg:width="0.12cm" svg:height="0.222cm" svg:x="44.607cm" svg:y="13.659cm" svg:viewBox="0 0 121 223" draw:points="121,223 121,0 0,0">
          <text:p/>
        </draw:polyline>
        <draw:polygon draw:style-name="gr44" draw:text-style-name="P1" draw:layer="layout" svg:width="0.041cm" svg:height="0.047cm" svg:x="44.647cm" svg:y="13.825cm" svg:viewBox="0 0 42 48" draw:points="0,36 20,48 42,36 42,11 20,0 0,11">
          <text:p/>
        </draw:polygon>
        <draw:polygon draw:style-name="gr44" draw:text-style-name="P1" draw:layer="layout" svg:width="0.041cm" svg:height="0.047cm" svg:x="44.647cm" svg:y="13.666cm" svg:viewBox="0 0 42 48" draw:points="0,36 20,48 42,36 42,11 20,0 0,11">
          <text:p/>
        </draw:polygon>
        <draw:path draw:style-name="gr44" draw:text-style-name="P1" draw:layer="layout" svg:width="2.943cm" svg:height="0.592cm" svg:x="41.539cm" svg:y="13.659cm" svg:viewBox="0 0 2944 593" svg:d="M1535 518h1409v-382h-1409zM1722 454h1160v-253h-1160zM1784 405h1035v-173h-1035zM0 593h2944M0 151v-151M2944 151v-151M1535 518l187-64M1535 136l187 65M2944 518l-62-64M2944 136l-62 65M2209 232v-31M2562 232v-31">
          <text:p/>
        </draw:path>
        <draw:path draw:style-name="gr44" draw:text-style-name="P1" draw:layer="layout" svg:width="1.471cm" svg:height="0.38cm" svg:x="41.539cm" svg:y="13.795cm" svg:viewBox="0 0 1472 381" svg:d="M1472 381v-80h-1472l15 8h1441l16 72v-80h-1472M0 230h1472v-80h-1472zM0 230l15-72h1441l16 72v-80h-1472zM0 79h1472v-79h-1472zM0 79l15-72h1441l16 72v-79h-1472z">
          <text:p/>
        </draw:path>
        <draw:path draw:style-name="gr45" draw:text-style-name="P1" draw:layer="layout" svg:width="0.451cm" svg:height="0.048cm" svg:x="43.386cm" svg:y="14.03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41.539cm" svg:y="11.695cm" svg:viewBox="0 0 2944 981" svg:d="M0 981h2944v-80h-2944zM0 981l15-72h2913l16 72v-80h-2944zM0 832h2944v-80h-2944zM0 832l15-73h2913l16 73v-80h-2944zM0 680h2944v-80h-2944zM0 680l15-72h2913l16 72v-80h-2944zM0 530h2944v-80h-2944zM0 530l15-71h2913l16 71v-80h-2944zM0 380h2944v-80h-2944zM0 380l15-72h2913l16 72v-80h-2944zM0 230h2944v-81h-2944zM0 230l15-73h2913l16 73v-81h-2944zM0 79h2944v-79h-2944zM0 79l15-72h2913l16 72v-79h-2944z">
          <text:p/>
        </draw:path>
        <draw:polyline draw:style-name="gr44" draw:text-style-name="P1" draw:layer="layout" svg:width="3.193cm" svg:height="0.667cm" svg:x="41.407cm" svg:y="12.909cm" svg:viewBox="0 0 3194 668" draw:points="3194,668 3194,0 0,0">
          <text:p/>
        </draw:polyline>
        <draw:polyline draw:style-name="gr44" draw:text-style-name="P1" draw:layer="layout" svg:width="0.318cm" svg:height="0.081cm" svg:x="43.673cm" svg:y="13.17cm" svg:viewBox="0 0 319 82" draw:points="319,82 319,0 0,0">
          <text:p/>
        </draw:polyline>
        <draw:polyline draw:style-name="gr44" draw:text-style-name="P1" draw:layer="layout" svg:width="0.12cm" svg:height="0.222cm" svg:x="41.287cm" svg:y="13.353cm" svg:viewBox="0 0 121 223" draw:points="121,223 121,0 0,0">
          <text:p/>
        </draw:polyline>
        <draw:polygon draw:style-name="gr44" draw:text-style-name="P1" draw:layer="layout" svg:width="0.041cm" svg:height="0.048cm" svg:x="41.326cm" svg:y="13.52cm" svg:viewBox="0 0 42 49" draw:points="0,36 20,49 42,36 42,11 20,0 0,11">
          <text:p/>
        </draw:polygon>
        <draw:polygon draw:style-name="gr44" draw:text-style-name="P1" draw:layer="layout" svg:width="0.041cm" svg:height="0.048cm" svg:x="41.326cm" svg:y="13.361cm" svg:viewBox="0 0 42 49" draw:points="0,36 20,49 42,36 42,11 20,0 0,11">
          <text:p/>
        </draw:polygon>
        <draw:polyline draw:style-name="gr44" draw:text-style-name="P1" draw:layer="layout" svg:width="0.12cm" svg:height="0.222cm" svg:x="44.6cm" svg:y="13.353cm" svg:viewBox="0 0 121 223" draw:points="121,223 121,0 0,0">
          <text:p/>
        </draw:polyline>
        <draw:polygon draw:style-name="gr44" draw:text-style-name="P1" draw:layer="layout" svg:width="0.041cm" svg:height="0.048cm" svg:x="44.639cm" svg:y="13.52cm" svg:viewBox="0 0 42 49" draw:points="0,36 20,49 42,36 42,11 20,0 0,11">
          <text:p/>
        </draw:polygon>
        <draw:polygon draw:style-name="gr44" draw:text-style-name="P1" draw:layer="layout" svg:width="0.041cm" svg:height="0.048cm" svg:x="44.639cm" svg:y="13.361cm" svg:viewBox="0 0 42 49" draw:points="0,36 20,49 42,36 42,11 20,0 0,11">
          <text:p/>
        </draw:polygon>
        <draw:polyline draw:style-name="gr44" draw:text-style-name="P1" draw:layer="layout" svg:width="0.12cm" svg:height="0.222cm" svg:x="41.287cm" svg:y="12.909cm" svg:viewBox="0 0 121 223" draw:points="121,223 121,0 0,0">
          <text:p/>
        </draw:polyline>
        <draw:polygon draw:style-name="gr44" draw:text-style-name="P1" draw:layer="layout" svg:width="0.041cm" svg:height="0.047cm" svg:x="41.326cm" svg:y="13.075cm" svg:viewBox="0 0 42 48" draw:points="0,36 20,48 42,36 42,11 20,0 0,11">
          <text:p/>
        </draw:polygon>
        <draw:polygon draw:style-name="gr44" draw:text-style-name="P1" draw:layer="layout" svg:width="0.041cm" svg:height="0.047cm" svg:x="41.326cm" svg:y="12.916cm" svg:viewBox="0 0 42 48" draw:points="0,36 20,48 42,36 42,11 20,0 0,11">
          <text:p/>
        </draw:polygon>
        <draw:polyline draw:style-name="gr44" draw:text-style-name="P1" draw:layer="layout" svg:width="0.12cm" svg:height="0.222cm" svg:x="44.6cm" svg:y="12.909cm" svg:viewBox="0 0 121 223" draw:points="121,223 121,0 0,0">
          <text:p/>
        </draw:polyline>
        <draw:polygon draw:style-name="gr44" draw:text-style-name="P1" draw:layer="layout" svg:width="0.041cm" svg:height="0.047cm" svg:x="44.639cm" svg:y="13.075cm" svg:viewBox="0 0 42 48" draw:points="0,36 20,48 42,36 42,11 20,0 0,11">
          <text:p/>
        </draw:polygon>
        <draw:polygon draw:style-name="gr44" draw:text-style-name="P1" draw:layer="layout" svg:width="0.041cm" svg:height="0.047cm" svg:x="44.639cm" svg:y="12.916cm" svg:viewBox="0 0 42 48" draw:points="0,36 20,48 42,36 42,11 20,0 0,11">
          <text:p/>
        </draw:polygon>
        <draw:path draw:style-name="gr44" draw:text-style-name="P1" draw:layer="layout" svg:width="2.943cm" svg:height="0.592cm" svg:x="41.532cm" svg:y="12.909cm" svg:viewBox="0 0 2944 593" svg:d="M1535 518h1409v-382h-1409zM1722 454h1160v-253h-1160zM1784 405h1035v-173h-1035zM0 593h2944M0 151v-151M2944 151v-151M1535 518l187-64M1535 136l187 65M2944 518l-62-64M2944 136l-62 65M2209 232v-31M2562 232v-31">
          <text:p/>
        </draw:path>
        <draw:path draw:style-name="gr44" draw:text-style-name="P1" draw:layer="layout" svg:width="1.471cm" svg:height="0.38cm" svg:x="41.532cm" svg:y="13.045cm" svg:viewBox="0 0 1472 381" svg:d="M1472 381v-80h-1472l15 8h1441l16 72v-80h-1472M0 230h1472v-80h-1472zM0 230l15-72h1441l16 72v-80h-1472zM0 79h1472v-79h-1472zM0 79l15-72h1441l16 72v-79h-1472z">
          <text:p/>
        </draw:path>
        <draw:path draw:style-name="gr45" draw:text-style-name="P1" draw:layer="layout" svg:width="0.451cm" svg:height="0.048cm" svg:x="43.378cm" svg:y="13.28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41.532cm" svg:y="10.945cm" svg:viewBox="0 0 2944 981" svg:d="M0 981h2944v-80h-2944zM0 981l15-72h2913l16 72v-80h-2944zM0 832h2944v-80h-2944zM0 832l15-73h2913l16 73v-80h-2944zM0 680h2944v-80h-2944zM0 680l15-72h2913l16 72v-80h-2944zM0 530h2944v-80h-2944zM0 530l15-71h2913l16 71v-80h-2944zM0 380h2944v-80h-2944zM0 380l15-72h2913l16 72v-80h-2944zM0 229h2944v-80h-2944zM0 229l15-72h2913l16 72v-80h-2944zM0 79h2944v-79h-2944zM0 79l15-72h2913l16 72v-79h-2944z">
          <text:p/>
        </draw:path>
        <draw:frame draw:style-name="gr8" draw:layer="layout" svg:width="1.811cm" svg:height="1.419cm" svg:x="40.541cm" svg:y="12.357cm">
          <draw:image xlink:href="Pictures/2000000900000A3F00000807DB2B39A115CA67EF.wmf" xlink:type="simple" xlink:show="embed" xlink:actuate="onLoad">
            <text:p/>
          </draw:image>
        </draw:frame>
        <draw:polyline draw:style-name="gr44" draw:text-style-name="P1" draw:layer="layout" svg:width="3.193cm" svg:height="0.667cm" svg:x="56.315cm" svg:y="13.659cm" svg:viewBox="0 0 3194 668" draw:points="3194,668 3194,0 0,0">
          <text:p/>
        </draw:polyline>
        <draw:polyline draw:style-name="gr44" draw:text-style-name="P1" draw:layer="layout" svg:width="0.318cm" svg:height="0.081cm" svg:x="58.581cm" svg:y="13.92cm" svg:viewBox="0 0 319 82" draw:points="319,82 319,0 0,0">
          <text:p/>
        </draw:polyline>
        <draw:polyline draw:style-name="gr44" draw:text-style-name="P1" draw:layer="layout" svg:width="0.12cm" svg:height="0.222cm" svg:x="56.194cm" svg:y="14.103cm" svg:viewBox="0 0 121 223" draw:points="121,223 121,0 0,0">
          <text:p/>
        </draw:polyline>
        <draw:polygon draw:style-name="gr44" draw:text-style-name="P1" draw:layer="layout" svg:width="0.041cm" svg:height="0.048cm" svg:x="56.234cm" svg:y="14.27cm" svg:viewBox="0 0 42 49" draw:points="0,36 20,49 42,36 42,11 20,0 0,11">
          <text:p/>
        </draw:polygon>
        <draw:polygon draw:style-name="gr44" draw:text-style-name="P1" draw:layer="layout" svg:width="0.041cm" svg:height="0.048cm" svg:x="56.234cm" svg:y="14.111cm" svg:viewBox="0 0 42 49" draw:points="0,36 20,49 42,36 42,11 20,0 0,11">
          <text:p/>
        </draw:polygon>
        <draw:polyline draw:style-name="gr44" draw:text-style-name="P1" draw:layer="layout" svg:width="0.12cm" svg:height="0.222cm" svg:x="59.508cm" svg:y="14.103cm" svg:viewBox="0 0 121 223" draw:points="121,223 121,0 0,0">
          <text:p/>
        </draw:polyline>
        <draw:polygon draw:style-name="gr44" draw:text-style-name="P1" draw:layer="layout" svg:width="0.041cm" svg:height="0.048cm" svg:x="59.547cm" svg:y="14.27cm" svg:viewBox="0 0 42 49" draw:points="0,36 20,49 42,36 42,11 20,0 0,11">
          <text:p/>
        </draw:polygon>
        <draw:polygon draw:style-name="gr44" draw:text-style-name="P1" draw:layer="layout" svg:width="0.041cm" svg:height="0.048cm" svg:x="59.547cm" svg:y="14.111cm" svg:viewBox="0 0 42 49" draw:points="0,36 20,49 42,36 42,11 20,0 0,11">
          <text:p/>
        </draw:polygon>
        <draw:polyline draw:style-name="gr44" draw:text-style-name="P1" draw:layer="layout" svg:width="0.12cm" svg:height="0.222cm" svg:x="56.194cm" svg:y="13.659cm" svg:viewBox="0 0 121 223" draw:points="121,223 121,0 0,0">
          <text:p/>
        </draw:polyline>
        <draw:polygon draw:style-name="gr44" draw:text-style-name="P1" draw:layer="layout" svg:width="0.041cm" svg:height="0.048cm" svg:x="56.234cm" svg:y="13.825cm" svg:viewBox="0 0 42 49" draw:points="0,36 20,49 42,36 42,11 20,0 0,11">
          <text:p/>
        </draw:polygon>
        <draw:polygon draw:style-name="gr44" draw:text-style-name="P1" draw:layer="layout" svg:width="0.041cm" svg:height="0.048cm" svg:x="56.234cm" svg:y="13.666cm" svg:viewBox="0 0 42 49" draw:points="0,36 20,49 42,36 42,11 20,0 0,11">
          <text:p/>
        </draw:polygon>
        <draw:polyline draw:style-name="gr44" draw:text-style-name="P1" draw:layer="layout" svg:width="0.12cm" svg:height="0.222cm" svg:x="59.508cm" svg:y="13.659cm" svg:viewBox="0 0 121 223" draw:points="121,223 121,0 0,0">
          <text:p/>
        </draw:polyline>
        <draw:polygon draw:style-name="gr44" draw:text-style-name="P1" draw:layer="layout" svg:width="0.041cm" svg:height="0.048cm" svg:x="59.547cm" svg:y="13.825cm" svg:viewBox="0 0 42 49" draw:points="0,36 20,49 42,36 42,11 20,0 0,11">
          <text:p/>
        </draw:polygon>
        <draw:polygon draw:style-name="gr44" draw:text-style-name="P1" draw:layer="layout" svg:width="0.041cm" svg:height="0.048cm" svg:x="59.547cm" svg:y="13.666cm" svg:viewBox="0 0 42 49" draw:points="0,36 20,49 42,36 42,11 20,0 0,11">
          <text:p/>
        </draw:polygon>
        <draw:path draw:style-name="gr44" draw:text-style-name="P1" draw:layer="layout" svg:width="2.943cm" svg:height="0.592cm" svg:x="56.44cm" svg:y="13.659cm" svg:viewBox="0 0 2944 593" svg:d="M1535 518h1409v-382h-1409zM1722 454h1160v-253h-1160zM1784 405h1035v-173h-1035zM0 593h2944M0 150v-150M2944 150v-150M1535 518l187-64M1535 136l187 65M2944 518l-62-64M2944 136l-62 65M2209 232v-31M2562 232v-31">
          <text:p/>
        </draw:path>
        <draw:path draw:style-name="gr44" draw:text-style-name="P1" draw:layer="layout" svg:width="1.471cm" svg:height="0.38cm" svg:x="56.44cm" svg:y="13.795cm" svg:viewBox="0 0 1472 381" svg:d="M1472 381v-80h-1472l15 8h1441l16 72v-80h-1472M0 230h1472v-80h-1472zM0 230l15-72h1441l16 72v-80h-1472zM0 79h1472v-79h-1472zM0 79l15-72h1441l16 72v-79h-1472z">
          <text:p/>
        </draw:path>
        <draw:path draw:style-name="gr45" draw:text-style-name="P1" draw:layer="layout" svg:width="0.451cm" svg:height="0.048cm" svg:x="58.286cm" svg:y="14.03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56.44cm" svg:y="11.695cm" svg:viewBox="0 0 2944 981" svg:d="M0 981h2944v-80h-2944zM0 981l15-72h2913l16 72v-80h-2944zM0 832h2944v-81h-2944zM0 832l15-73h2913l16 73v-81h-2944zM0 680h2944v-80h-2944zM0 680l15-72h2913l16 72v-80h-2944zM0 530h2944v-80h-2944zM0 530l15-71h2913l16 71v-80h-2944zM0 380h2944v-80h-2944zM0 380l15-72h2913l16 72v-80h-2944zM0 229h2944v-80h-2944zM0 229l15-72h2913l16 72v-80h-2944zM0 79h2944v-79h-2944zM0 79l15-72h2913l16 72v-79h-2944z">
          <text:p/>
        </draw:path>
        <draw:polyline draw:style-name="gr44" draw:text-style-name="P1" draw:layer="layout" svg:width="3.193cm" svg:height="0.667cm" svg:x="56.307cm" svg:y="12.909cm" svg:viewBox="0 0 3194 668" draw:points="3194,668 3194,0 0,0">
          <text:p/>
        </draw:polyline>
        <draw:polyline draw:style-name="gr44" draw:text-style-name="P1" draw:layer="layout" svg:width="0.318cm" svg:height="0.081cm" svg:x="58.573cm" svg:y="13.17cm" svg:viewBox="0 0 319 82" draw:points="319,82 319,0 0,0">
          <text:p/>
        </draw:polyline>
        <draw:polyline draw:style-name="gr44" draw:text-style-name="P1" draw:layer="layout" svg:width="0.12cm" svg:height="0.222cm" svg:x="56.187cm" svg:y="13.353cm" svg:viewBox="0 0 121 223" draw:points="121,223 121,0 0,0">
          <text:p/>
        </draw:polyline>
        <draw:polygon draw:style-name="gr44" draw:text-style-name="P1" draw:layer="layout" svg:width="0.041cm" svg:height="0.048cm" svg:x="56.226cm" svg:y="13.52cm" svg:viewBox="0 0 42 49" draw:points="0,36 20,49 42,36 42,11 20,0 0,11">
          <text:p/>
        </draw:polygon>
        <draw:polygon draw:style-name="gr44" draw:text-style-name="P1" draw:layer="layout" svg:width="0.041cm" svg:height="0.048cm" svg:x="56.226cm" svg:y="13.361cm" svg:viewBox="0 0 42 49" draw:points="0,36 20,49 42,36 42,11 20,0 0,11">
          <text:p/>
        </draw:polygon>
        <draw:polyline draw:style-name="gr44" draw:text-style-name="P1" draw:layer="layout" svg:width="0.12cm" svg:height="0.222cm" svg:x="59.5cm" svg:y="13.353cm" svg:viewBox="0 0 121 223" draw:points="121,223 121,0 0,0">
          <text:p/>
        </draw:polyline>
        <draw:polygon draw:style-name="gr44" draw:text-style-name="P1" draw:layer="layout" svg:width="0.041cm" svg:height="0.048cm" svg:x="59.54cm" svg:y="13.52cm" svg:viewBox="0 0 42 49" draw:points="0,36 20,49 42,36 42,11 20,0 0,11">
          <text:p/>
        </draw:polygon>
        <draw:polygon draw:style-name="gr44" draw:text-style-name="P1" draw:layer="layout" svg:width="0.041cm" svg:height="0.048cm" svg:x="59.54cm" svg:y="13.361cm" svg:viewBox="0 0 42 49" draw:points="0,36 20,49 42,36 42,11 20,0 0,11">
          <text:p/>
        </draw:polygon>
        <draw:polyline draw:style-name="gr44" draw:text-style-name="P1" draw:layer="layout" svg:width="0.12cm" svg:height="0.222cm" svg:x="56.187cm" svg:y="12.909cm" svg:viewBox="0 0 121 223" draw:points="121,223 121,0 0,0">
          <text:p/>
        </draw:polyline>
        <draw:polygon draw:style-name="gr44" draw:text-style-name="P1" draw:layer="layout" svg:width="0.041cm" svg:height="0.048cm" svg:x="56.226cm" svg:y="13.075cm" svg:viewBox="0 0 42 49" draw:points="0,36 20,49 42,36 42,11 20,0 0,11">
          <text:p/>
        </draw:polygon>
        <draw:polygon draw:style-name="gr44" draw:text-style-name="P1" draw:layer="layout" svg:width="0.041cm" svg:height="0.047cm" svg:x="56.226cm" svg:y="12.916cm" svg:viewBox="0 0 42 48" draw:points="0,36 20,48 42,36 42,11 20,0 0,11">
          <text:p/>
        </draw:polygon>
        <draw:polyline draw:style-name="gr44" draw:text-style-name="P1" draw:layer="layout" svg:width="0.12cm" svg:height="0.222cm" svg:x="59.5cm" svg:y="12.909cm" svg:viewBox="0 0 121 223" draw:points="121,223 121,0 0,0">
          <text:p/>
        </draw:polyline>
        <draw:polygon draw:style-name="gr44" draw:text-style-name="P1" draw:layer="layout" svg:width="0.041cm" svg:height="0.048cm" svg:x="59.54cm" svg:y="13.075cm" svg:viewBox="0 0 42 49" draw:points="0,36 20,49 42,36 42,11 20,0 0,11">
          <text:p/>
        </draw:polygon>
        <draw:polygon draw:style-name="gr44" draw:text-style-name="P1" draw:layer="layout" svg:width="0.041cm" svg:height="0.047cm" svg:x="59.54cm" svg:y="12.916cm" svg:viewBox="0 0 42 48" draw:points="0,36 20,48 42,36 42,11 20,0 0,11">
          <text:p/>
        </draw:polygon>
        <draw:path draw:style-name="gr44" draw:text-style-name="P1" draw:layer="layout" svg:width="2.943cm" svg:height="0.592cm" svg:x="56.432cm" svg:y="12.909cm" svg:viewBox="0 0 2944 593" svg:d="M1535 518h1409v-382h-1409zM1722 454h1160v-253h-1160zM1784 405h1035v-173h-1035zM0 593h2944M0 150v-150M2944 150v-150M1535 518l187-64M1535 136l187 65M2944 518l-62-64M2944 136l-62 65M2209 232v-31M2562 232v-31">
          <text:p/>
        </draw:path>
        <draw:path draw:style-name="gr44" draw:text-style-name="P1" draw:layer="layout" svg:width="1.471cm" svg:height="0.38cm" svg:x="56.432cm" svg:y="13.045cm" svg:viewBox="0 0 1472 381" svg:d="M1472 381v-80h-1472l15 8h1441l16 72v-80h-1472M0 230h1472v-80h-1472zM0 230l15-72h1441l16 72v-80h-1472zM0 79h1472v-79h-1472zM0 79l15-72h1441l16 72v-79h-1472z">
          <text:p/>
        </draw:path>
        <draw:path draw:style-name="gr45" draw:text-style-name="P1" draw:layer="layout" svg:width="0.451cm" svg:height="0.048cm" svg:x="58.279cm" svg:y="13.289cm" svg:viewBox="0 0 452 49" svg:d="M0 24c0-4 1-8 3-12s5-7 9-9c3-2 7-3 11-3s8 1 12 3c3 2 6 5 8 9s3 8 3 12-1 8-3 12-5 7-8 9c-4 2-8 3-12 3s-8-1-11-3c-4-2-7-5-9-9s-3-8-3-12zM71 24c0-4 1-8 3-12s5-7 9-9c3-2 7-3 11-3 1 0 1 0 1 0 4 0 7 1 11 3 3 2 6 5 8 9s3 8 3 12-1 8-3 12-5 7-8 9c-4 2-8 3-12 3s-8-1-11-3c-4-2-7-5-9-9s-3-8-3-12zM166 49h48v-49h-48c-4 0-8 1-11 3-4 3-7 5-9 9s-3 8-3 13c0 4 1 8 3 12s5 6 9 9c3 2 7 3 11 3zM214 49h48c4 0 8-1 11-3 4-3 7-5 9-9s3-8 3-13c0-4-1-8-3-12s-5-6-9-9c-3-2-7-3-11-3h-48zM334 49h48v-49h-48c-5 0-8 1-12 3-4 3-6 5-9 9-2 4-3 8-3 13 0 4 1 8 3 12 3 4 5 6 9 9 4 2 7 3 12 3zM382 49h47c4 0 8-1 12-3 3-3 6-5 8-9 3-4 3-8 3-13 0-4 0-8-3-12-2-4-5-6-8-9-4-2-8-3-12-3h-47z">
          <text:p/>
        </draw:path>
        <draw:path draw:style-name="gr44" draw:text-style-name="P1" draw:layer="layout" svg:width="2.943cm" svg:height="0.98cm" svg:x="56.432cm" svg:y="10.945cm" svg:viewBox="0 0 2944 981" svg:d="M0 981h2944v-80h-2944zM0 981l15-72h2913l16 72v-80h-2944zM0 831h2944v-80h-2944zM0 831l15-72h2913l16 72v-80h-2944zM0 680h2944v-80h-2944zM0 680l15-72h2913l16 72v-80h-2944zM0 530h2944v-80h-2944zM0 530l15-71h2913l16 71v-80h-2944zM0 380h2944v-80h-2944zM0 380l15-72h2913l16 72v-80h-2944zM0 229h2944v-80h-2944zM0 229l15-72h2913l16 72v-80h-2944zM0 79h2944v-79h-2944zM0 79l15-72h2913l16 72v-79h-2944z">
          <text:p/>
        </draw:path>
        <draw:frame draw:style-name="gr3" draw:text-style-name="P1" draw:layer="layout" svg:width="2.395cm" svg:height="1.904cm" svg:x="56.752cm" svg:y="11.173cm">
          <draw:text-box>
            <text:p text:style-name="P2"><text:span text:style-name="T19">LiveGW</text:span></text:p>
          </draw:text-box>
        </draw:frame>
        <draw:frame draw:style-name="gr8" draw:layer="layout" svg:width="1.726cm" svg:height="1.723cm" svg:x="55.777cm" svg:y="12.154cm">
          <draw:image xlink:href="Pictures/200000080000067900000676A52F8B6195BFDD53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1.85cm" fo:page-height="80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09T09:32:27.412287245</dc:date>
    <dc:description/>
    <dc:language>en-US</dc:language>
    <dc:subject/>
    <dc:title/>
    <meta:creation-date>2015-09-11T03:17:16Z</meta:creation-date>
    <meta:initial-creator>Luan Vo</meta:initial-creator>
    <meta:keyword/>
    <meta:generator>LibreOffice/5.1.4.2$Linux_X86_64 LibreOffice_project/10m0$Build-2</meta:generator>
    <meta:editing-duration>PT1M57S</meta:editing-duration>
    <meta:editing-cycles>2</meta:editing-cycles>
    <meta:document-statistic meta:object-count="1218"/>
    <meta:user-defined meta:name="category"/>
    <meta:user-defined meta:name="company"/>
    <meta:template xlink:type="simple" xlink:actuate="onRequest" xlink:title="DTLNME_M.VSTX" xlink:href=""/>
  </office:meta>
</office:document-meta>
</file>